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8000003EB1E2D970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GlyphLessFont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7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5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1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1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7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9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5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3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7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9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1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2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1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2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5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17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4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3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2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9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3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4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2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5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2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6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2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1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3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2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7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8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4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7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8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4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9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1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2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4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9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4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9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66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54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8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0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7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1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1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2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73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8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9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0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7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37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6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5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7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83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8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9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07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0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9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8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6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38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79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0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15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1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3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7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75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94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6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7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5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8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32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14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76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9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42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6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8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6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5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1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09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1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6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5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2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43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7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7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7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8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5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42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6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75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74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98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0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24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8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59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53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18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9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16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38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21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62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61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61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52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65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4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53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47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95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7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4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6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14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14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93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72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2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83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69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94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54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72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67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18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93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34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03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52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14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19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55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5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71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43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43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47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54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06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6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58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47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7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33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09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35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7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61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5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05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54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69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73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1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59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05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11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6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07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05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99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17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34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7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6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4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7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7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48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98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56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7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16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51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83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48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3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12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85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3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03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61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18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09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25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78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74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3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02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26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11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02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61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6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32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97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8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97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58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35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94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54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88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72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54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31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08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07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49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14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24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23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09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41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08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54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6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71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57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16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61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31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7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13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32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26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45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14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58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3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76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44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85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12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66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17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16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71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17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2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94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85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61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37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95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52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34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4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32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72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46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47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44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4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81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22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79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93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35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79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06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3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1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6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87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1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04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36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91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17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95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09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07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1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19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79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27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05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84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1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57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42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68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84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08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84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73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15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91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41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95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4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71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53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53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5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39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32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416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95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21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87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29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76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38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57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9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009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749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2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04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45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73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98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97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79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12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06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07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17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52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95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57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82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93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87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29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89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965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089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76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97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96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86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93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84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81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41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05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66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87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16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69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36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07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68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459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963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94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96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3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41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43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64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05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51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51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55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98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424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37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85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85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87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54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68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661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55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19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47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39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59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18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53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8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01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75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67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57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89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19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45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757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74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12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28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72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77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05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58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9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34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88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635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38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91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56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7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14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07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92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543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87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02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33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85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41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57cm" fo:padding-top="0cm" fo:padding-bottom="0cm" fo:padding-left="0cm" fo:padding-right="0cm" loext:decorative="false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43cm" fo:padding-top="0cm" fo:padding-bottom="0cm" fo:padding-left="0cm" fo:padding-right="0cm" loext:decorative="false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2cm" fo:padding-top="0cm" fo:padding-bottom="0cm" fo:padding-left="0cm" fo:padding-right="0cm" loext:decorative="false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11cm" fo:padding-top="0cm" fo:padding-bottom="0cm" fo:padding-left="0cm" fo:padding-right="0cm" loext:decorative="false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03cm" fo:padding-top="0cm" fo:padding-bottom="0cm" fo:padding-left="0cm" fo:padding-right="0cm" loext:decorative="false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76cm" fo:padding-top="0cm" fo:padding-bottom="0cm" fo:padding-left="0cm" fo:padding-right="0cm" loext:decorative="false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59cm" fo:padding-top="0cm" fo:padding-bottom="0cm" fo:padding-left="0cm" fo:padding-right="0cm" loext:decorative="false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78cm" fo:padding-top="0cm" fo:padding-bottom="0cm" fo:padding-left="0cm" fo:padding-right="0cm" loext:decorative="false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22cm" fo:padding-top="0cm" fo:padding-bottom="0cm" fo:padding-left="0cm" fo:padding-right="0cm" loext:decorative="false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62cm" fo:padding-top="0cm" fo:padding-bottom="0cm" fo:padding-left="0cm" fo:padding-right="0cm" loext:decorative="false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01cm" fo:padding-top="0cm" fo:padding-bottom="0cm" fo:padding-left="0cm" fo:padding-right="0cm" loext:decorative="false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41cm" fo:padding-top="0cm" fo:padding-bottom="0cm" fo:padding-left="0cm" fo:padding-right="0cm" loext:decorative="false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46cm" fo:padding-top="0cm" fo:padding-bottom="0cm" fo:padding-left="0cm" fo:padding-right="0cm" loext:decorative="false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523cm" fo:padding-top="0cm" fo:padding-bottom="0cm" fo:padding-left="0cm" fo:padding-right="0cm" loext:decorative="false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06cm" fo:padding-top="0cm" fo:padding-bottom="0cm" fo:padding-left="0cm" fo:padding-right="0cm" loext:decorative="fals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8cm" fo:padding-top="0cm" fo:padding-bottom="0cm" fo:padding-left="0cm" fo:padding-right="0cm" loext:decorative="false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517cm" fo:padding-top="0cm" fo:padding-bottom="0cm" fo:padding-left="0cm" fo:padding-right="0cm" loext:decorative="fals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402cm" fo:padding-top="0cm" fo:padding-bottom="0cm" fo:padding-left="0cm" fo:padding-right="0cm" loext:decorative="false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05cm" fo:padding-top="0cm" fo:padding-bottom="0cm" fo:padding-left="0cm" fo:padding-right="0cm" loext:decorative="fals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56cm" fo:padding-top="0cm" fo:padding-bottom="0cm" fo:padding-left="0cm" fo:padding-right="0cm" loext:decorative="false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382cm" fo:padding-top="0cm" fo:padding-bottom="0cm" fo:padding-left="0cm" fo:padding-right="0cm" loext:decorative="false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186cm" fo:padding-top="0cm" fo:padding-bottom="0cm" fo:padding-left="0cm" fo:padding-right="0cm" loext:decorative="false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05cm" fo:padding-top="0cm" fo:padding-bottom="0cm" fo:padding-left="0cm" fo:padding-right="0cm" loext:decorative="false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88cm" fo:padding-top="0cm" fo:padding-bottom="0cm" fo:padding-left="0cm" fo:padding-right="0cm" loext:decorative="fals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71cm" fo:padding-top="0cm" fo:padding-bottom="0cm" fo:padding-left="0cm" fo:padding-right="0cm" loext:decorative="false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237cm" fo:padding-top="0cm" fo:padding-bottom="0cm" fo:padding-left="0cm" fo:padding-right="0cm" loext:decorative="false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13cm" fo:padding-top="0cm" fo:padding-bottom="0cm" fo:padding-left="0cm" fo:padding-right="0cm" loext:decorative="false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3cm" fo:padding-top="0cm" fo:padding-bottom="0cm" fo:padding-left="0cm" fo:padding-right="0cm" loext:decorative="false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09cm" fo:padding-top="0cm" fo:padding-bottom="0cm" fo:padding-left="0cm" fo:padding-right="0cm" loext:decorative="false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647cm" fo:padding-top="0cm" fo:padding-bottom="0cm" fo:padding-left="0cm" fo:padding-right="0cm" loext:decorative="false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22cm" fo:padding-top="0cm" fo:padding-bottom="0cm" fo:padding-left="0cm" fo:padding-right="0cm" loext:decorative="false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27cm" fo:padding-top="0cm" fo:padding-bottom="0cm" fo:padding-left="0cm" fo:padding-right="0cm" loext:decorative="false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98cm" fo:padding-top="0cm" fo:padding-bottom="0cm" fo:padding-left="0cm" fo:padding-right="0cm" loext:decorative="false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24cm" fo:padding-top="0cm" fo:padding-bottom="0cm" fo:padding-left="0cm" fo:padding-right="0cm" loext:decorative="false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96cm" fo:padding-top="0cm" fo:padding-bottom="0cm" fo:padding-left="0cm" fo:padding-right="0cm" loext:decorative="false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84cm" fo:padding-top="0cm" fo:padding-bottom="0cm" fo:padding-left="0cm" fo:padding-right="0cm" loext:decorative="false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19cm" fo:padding-top="0cm" fo:padding-bottom="0cm" fo:padding-left="0cm" fo:padding-right="0cm" loext:decorative="false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19cm" fo:padding-top="0cm" fo:padding-bottom="0cm" fo:padding-left="0cm" fo:padding-right="0cm" loext:decorative="false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192cm" fo:padding-top="0cm" fo:padding-bottom="0cm" fo:padding-left="0cm" fo:padding-right="0cm" loext:decorative="false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14cm" fo:padding-top="0cm" fo:padding-bottom="0cm" fo:padding-left="0cm" fo:padding-right="0cm" loext:decorative="false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77cm" fo:padding-top="0cm" fo:padding-bottom="0cm" fo:padding-left="0cm" fo:padding-right="0cm" loext:decorative="false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2cm" fo:padding-top="0cm" fo:padding-bottom="0cm" fo:padding-left="0cm" fo:padding-right="0cm" loext:decorative="false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526cm" fo:padding-top="0cm" fo:padding-bottom="0cm" fo:padding-left="0cm" fo:padding-right="0cm" loext:decorative="false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02cm" fo:padding-top="0cm" fo:padding-bottom="0cm" fo:padding-left="0cm" fo:padding-right="0cm" loext:decorative="false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853cm" fo:padding-top="0cm" fo:padding-bottom="0cm" fo:padding-left="0cm" fo:padding-right="0cm" loext:decorative="false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99cm" fo:padding-top="0cm" fo:padding-bottom="0cm" fo:padding-left="0cm" fo:padding-right="0cm" loext:decorative="false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4cm" fo:padding-top="0cm" fo:padding-bottom="0cm" fo:padding-left="0cm" fo:padding-right="0cm" loext:decorative="false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52cm" fo:padding-top="0cm" fo:padding-bottom="0cm" fo:padding-left="0cm" fo:padding-right="0cm" loext:decorative="false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765cm" fo:padding-top="0cm" fo:padding-bottom="0cm" fo:padding-left="0cm" fo:padding-right="0cm" loext:decorative="false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45cm" fo:padding-top="0cm" fo:padding-bottom="0cm" fo:padding-left="0cm" fo:padding-right="0cm" loext:decorative="false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48cm" fo:padding-top="0cm" fo:padding-bottom="0cm" fo:padding-left="0cm" fo:padding-right="0cm" loext:decorative="false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14cm" fo:padding-top="0cm" fo:padding-bottom="0cm" fo:padding-left="0cm" fo:padding-right="0cm" loext:decorative="false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cm" fo:padding-top="0cm" fo:padding-bottom="0cm" fo:padding-left="0cm" fo:padding-right="0cm" loext:decorative="false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03cm" fo:padding-top="0cm" fo:padding-bottom="0cm" fo:padding-left="0cm" fo:padding-right="0cm" loext:decorative="false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04cm" fo:padding-top="0cm" fo:padding-bottom="0cm" fo:padding-left="0cm" fo:padding-right="0cm" loext:decorative="false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55cm" fo:padding-top="0cm" fo:padding-bottom="0cm" fo:padding-left="0cm" fo:padding-right="0cm" loext:decorative="false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91cm" fo:padding-top="0cm" fo:padding-bottom="0cm" fo:padding-left="0cm" fo:padding-right="0cm" loext:decorative="false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92cm" fo:padding-top="0cm" fo:padding-bottom="0cm" fo:padding-left="0cm" fo:padding-right="0cm" loext:decorative="false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076cm" fo:padding-top="0cm" fo:padding-bottom="0cm" fo:padding-left="0cm" fo:padding-right="0cm" loext:decorative="false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025cm" fo:padding-top="0cm" fo:padding-bottom="0cm" fo:padding-left="0cm" fo:padding-right="0cm" loext:decorative="false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51cm" fo:padding-top="0cm" fo:padding-bottom="0cm" fo:padding-left="0cm" fo:padding-right="0cm" loext:decorative="false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61cm" fo:padding-top="0cm" fo:padding-bottom="0cm" fo:padding-left="0cm" fo:padding-right="0cm" loext:decorative="false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05cm" fo:padding-top="0cm" fo:padding-bottom="0cm" fo:padding-left="0cm" fo:padding-right="0cm" loext:decorative="false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98cm" fo:padding-top="0cm" fo:padding-bottom="0cm" fo:padding-left="0cm" fo:padding-right="0cm" loext:decorative="false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99cm" fo:padding-top="0cm" fo:padding-bottom="0cm" fo:padding-left="0cm" fo:padding-right="0cm" loext:decorative="false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15cm" fo:padding-top="0cm" fo:padding-bottom="0cm" fo:padding-left="0cm" fo:padding-right="0cm" loext:decorative="false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56cm" fo:padding-top="0cm" fo:padding-bottom="0cm" fo:padding-left="0cm" fo:padding-right="0cm" loext:decorative="false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81cm" fo:padding-top="0cm" fo:padding-bottom="0cm" fo:padding-left="0cm" fo:padding-right="0cm" loext:decorative="false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4cm" fo:padding-top="0cm" fo:padding-bottom="0cm" fo:padding-left="0cm" fo:padding-right="0cm" loext:decorative="false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25cm" fo:padding-top="0cm" fo:padding-bottom="0cm" fo:padding-left="0cm" fo:padding-right="0cm" loext:decorative="false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69cm" fo:padding-top="0cm" fo:padding-bottom="0cm" fo:padding-left="0cm" fo:padding-right="0cm" loext:decorative="false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23cm" fo:padding-top="0cm" fo:padding-bottom="0cm" fo:padding-left="0cm" fo:padding-right="0cm" loext:decorative="false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47cm" fo:padding-top="0cm" fo:padding-bottom="0cm" fo:padding-left="0cm" fo:padding-right="0cm" loext:decorative="false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9cm" fo:padding-top="0cm" fo:padding-bottom="0cm" fo:padding-left="0cm" fo:padding-right="0cm" loext:decorative="false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78cm" fo:padding-top="0cm" fo:padding-bottom="0cm" fo:padding-left="0cm" fo:padding-right="0cm" loext:decorative="false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93cm" fo:padding-top="0cm" fo:padding-bottom="0cm" fo:padding-left="0cm" fo:padding-right="0cm" loext:decorative="false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32cm" fo:padding-top="0cm" fo:padding-bottom="0cm" fo:padding-left="0cm" fo:padding-right="0cm" loext:decorative="false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42cm" fo:padding-top="0cm" fo:padding-bottom="0cm" fo:padding-left="0cm" fo:padding-right="0cm" loext:decorative="false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53cm" fo:padding-top="0cm" fo:padding-bottom="0cm" fo:padding-left="0cm" fo:padding-right="0cm" loext:decorative="false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72cm" fo:padding-top="0cm" fo:padding-bottom="0cm" fo:padding-left="0cm" fo:padding-right="0cm" loext:decorative="false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72cm" fo:padding-top="0cm" fo:padding-bottom="0cm" fo:padding-left="0cm" fo:padding-right="0cm" loext:decorative="false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12cm" fo:padding-top="0cm" fo:padding-bottom="0cm" fo:padding-left="0cm" fo:padding-right="0cm" loext:decorative="false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4cm" fo:padding-top="0cm" fo:padding-bottom="0cm" fo:padding-left="0cm" fo:padding-right="0cm" loext:decorative="false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59cm" fo:padding-top="0cm" fo:padding-bottom="0cm" fo:padding-left="0cm" fo:padding-right="0cm" loext:decorative="false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82cm" fo:padding-top="0cm" fo:padding-bottom="0cm" fo:padding-left="0cm" fo:padding-right="0cm" loext:decorative="false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84cm" fo:padding-top="0cm" fo:padding-bottom="0cm" fo:padding-left="0cm" fo:padding-right="0cm" loext:decorative="false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67cm" fo:padding-top="0cm" fo:padding-bottom="0cm" fo:padding-left="0cm" fo:padding-right="0cm" loext:decorative="false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61cm" fo:padding-top="0cm" fo:padding-bottom="0cm" fo:padding-left="0cm" fo:padding-right="0cm" loext:decorative="false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86cm" fo:padding-top="0cm" fo:padding-bottom="0cm" fo:padding-left="0cm" fo:padding-right="0cm" loext:decorative="false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9cm" fo:padding-top="0cm" fo:padding-bottom="0cm" fo:padding-left="0cm" fo:padding-right="0cm" loext:decorative="false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65cm" fo:padding-top="0cm" fo:padding-bottom="0cm" fo:padding-left="0cm" fo:padding-right="0cm" loext:decorative="false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45cm" fo:padding-top="0cm" fo:padding-bottom="0cm" fo:padding-left="0cm" fo:padding-right="0cm" loext:decorative="false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91cm" fo:padding-top="0cm" fo:padding-bottom="0cm" fo:padding-left="0cm" fo:padding-right="0cm" loext:decorative="false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58cm" fo:padding-top="0cm" fo:padding-bottom="0cm" fo:padding-left="0cm" fo:padding-right="0cm" loext:decorative="false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88cm" fo:padding-top="0cm" fo:padding-bottom="0cm" fo:padding-left="0cm" fo:padding-right="0cm" loext:decorative="false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383cm" fo:padding-top="0cm" fo:padding-bottom="0cm" fo:padding-left="0cm" fo:padding-right="0cm" loext:decorative="false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6cm" fo:padding-top="0cm" fo:padding-bottom="0cm" fo:padding-left="0cm" fo:padding-right="0cm" loext:decorative="false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39cm" fo:padding-top="0cm" fo:padding-bottom="0cm" fo:padding-left="0cm" fo:padding-right="0cm" loext:decorative="false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75cm" fo:padding-top="0cm" fo:padding-bottom="0cm" fo:padding-left="0cm" fo:padding-right="0cm" loext:decorative="false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12cm" fo:padding-top="0cm" fo:padding-bottom="0cm" fo:padding-left="0cm" fo:padding-right="0cm" loext:decorative="false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45cm" fo:padding-top="0cm" fo:padding-bottom="0cm" fo:padding-left="0cm" fo:padding-right="0cm" loext:decorative="false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91cm" fo:padding-top="0cm" fo:padding-bottom="0cm" fo:padding-left="0cm" fo:padding-right="0cm" loext:decorative="false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168cm" fo:padding-top="0cm" fo:padding-bottom="0cm" fo:padding-left="0cm" fo:padding-right="0cm" loext:decorative="false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93cm" fo:padding-top="0cm" fo:padding-bottom="0cm" fo:padding-left="0cm" fo:padding-right="0cm" loext:decorative="false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7cm" fo:padding-top="0cm" fo:padding-bottom="0cm" fo:padding-left="0cm" fo:padding-right="0cm" loext:decorative="false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7cm" fo:padding-top="0cm" fo:padding-bottom="0cm" fo:padding-left="0cm" fo:padding-right="0cm" loext:decorative="false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47cm" fo:padding-top="0cm" fo:padding-bottom="0cm" fo:padding-left="0cm" fo:padding-right="0cm" loext:decorative="false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52cm" fo:padding-top="0cm" fo:padding-bottom="0cm" fo:padding-left="0cm" fo:padding-right="0cm" loext:decorative="false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38cm" fo:padding-top="0cm" fo:padding-bottom="0cm" fo:padding-left="0cm" fo:padding-right="0cm" loext:decorative="false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01cm" fo:padding-top="0cm" fo:padding-bottom="0cm" fo:padding-left="0cm" fo:padding-right="0cm" loext:decorative="false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57cm" fo:padding-top="0cm" fo:padding-bottom="0cm" fo:padding-left="0cm" fo:padding-right="0cm" loext:decorative="false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56cm" fo:padding-top="0cm" fo:padding-bottom="0cm" fo:padding-left="0cm" fo:padding-right="0cm" loext:decorative="false"/>
      <style:paragraph-properties style:writing-mode="lr-tb"/>
    </style:style>
    <style:style style:name="gr5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2.365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color="#000000" loext:opacity="100%" style:font-name="GlyphLessFont" fo:font-size="11pt" fo:font-weight="normal" style:font-name-asian="GlyphLessFont" style:font-size-asian="11pt" style:font-weight-asian="normal" style:font-name-complex="GlyphLessFont" style:font-size-complex="11pt" style:font-weight-complex="normal" style:text-scale="54%"/>
    </style:style>
    <style:style style:name="T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0%"/>
    </style:style>
    <style:style style:name="T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9%"/>
    </style:style>
    <style:style style:name="T4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6%"/>
    </style:style>
    <style:style style:name="T5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33%"/>
    </style:style>
    <style:style style:name="T6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4%"/>
    </style:style>
    <style:style style:name="T7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7%"/>
    </style:style>
    <style:style style:name="T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3%"/>
    </style:style>
    <style:style style:name="T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7%"/>
    </style:style>
    <style:style style:name="T1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5%"/>
    </style:style>
    <style:style style:name="T1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2%"/>
    </style:style>
    <style:style style:name="T1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1%"/>
    </style:style>
    <style:style style:name="T1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8%"/>
    </style:style>
    <style:style style:name="T14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4%"/>
    </style:style>
    <style:style style:name="T15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37%"/>
    </style:style>
    <style:style style:name="T16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0%"/>
    </style:style>
    <style:style style:name="T17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3%"/>
    </style:style>
    <style:style style:name="T1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6%"/>
    </style:style>
    <style:style style:name="T1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213%"/>
    </style:style>
    <style:style style:name="T2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0%"/>
    </style:style>
    <style:style style:name="T2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77%"/>
    </style:style>
    <style:style style:name="T2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2%"/>
    </style:style>
    <style:style style:name="T2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2%"/>
    </style:style>
    <style:style style:name="T2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5%"/>
    </style:style>
    <style:style style:name="T2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6%"/>
    </style:style>
    <style:style style:name="T2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4%"/>
    </style:style>
    <style:style style:name="T2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0%"/>
    </style:style>
    <style:style style:name="T2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9%"/>
    </style:style>
    <style:style style:name="T2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1%"/>
    </style:style>
    <style:style style:name="T3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6%"/>
    </style:style>
    <style:style style:name="T3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1%"/>
    </style:style>
    <style:style style:name="T3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0%"/>
    </style:style>
    <style:style style:name="T3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4%"/>
    </style:style>
    <style:style style:name="T3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9%"/>
    </style:style>
    <style:style style:name="T3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7%"/>
    </style:style>
    <style:style style:name="T3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4%"/>
    </style:style>
    <style:style style:name="T3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3%"/>
    </style:style>
    <style:style style:name="T3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5%"/>
    </style:style>
    <style:style style:name="T3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1%"/>
    </style:style>
    <style:style style:name="T4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27%"/>
    </style:style>
    <style:style style:name="T4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7%"/>
    </style:style>
    <style:style style:name="T4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81%"/>
    </style:style>
    <style:style style:name="T4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4%"/>
    </style:style>
    <style:style style:name="T4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7%"/>
    </style:style>
    <style:style style:name="T4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1%"/>
    </style:style>
    <style:style style:name="T4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9%"/>
    </style:style>
    <style:style style:name="T4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58%"/>
    </style:style>
    <style:style style:name="T48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2%"/>
    </style:style>
    <style:style style:name="T4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8%"/>
    </style:style>
    <style:style style:name="T50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18%"/>
    </style:style>
    <style:style style:name="T5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5%"/>
    </style:style>
    <style:style style:name="T5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8%"/>
    </style:style>
    <style:style style:name="T5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2%"/>
    </style:style>
    <style:style style:name="T54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0%"/>
    </style:style>
    <style:style style:name="T55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6%"/>
    </style:style>
    <style:style style:name="T56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43%"/>
    </style:style>
    <style:style style:name="T57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7%"/>
    </style:style>
    <style:style style:name="T58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9%"/>
    </style:style>
    <style:style style:name="T59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1%"/>
    </style:style>
    <style:style style:name="T60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3%"/>
    </style:style>
    <style:style style:name="T61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54%"/>
    </style:style>
    <style:style style:name="T62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8%"/>
    </style:style>
    <style:style style:name="T63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2%"/>
    </style:style>
    <style:style style:name="T64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64%"/>
    </style:style>
    <style:style style:name="T65" style:family="text">
      <style:text-properties fo:color="#000000" loext:opacity="100%" style:font-name="GlyphLessFont" fo:font-size="10pt" fo:font-weight="normal" style:font-name-asian="GlyphLessFont" style:font-size-asian="10pt" style:font-weight-asian="normal" style:font-name-complex="GlyphLessFont" style:font-size-complex="10pt" style:font-weight-complex="normal" style:text-scale="49%"/>
    </style:style>
    <style:style style:name="T6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7%"/>
    </style:style>
    <style:style style:name="T6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2%"/>
    </style:style>
    <style:style style:name="T6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1%"/>
    </style:style>
    <style:style style:name="T6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7%"/>
    </style:style>
    <style:style style:name="T7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0%"/>
    </style:style>
    <style:style style:name="T7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4%"/>
    </style:style>
    <style:style style:name="T7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8%"/>
    </style:style>
    <style:style style:name="T7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5%"/>
    </style:style>
    <style:style style:name="T7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6%"/>
    </style:style>
    <style:style style:name="T7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65%"/>
    </style:style>
    <style:style style:name="T7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6%"/>
    </style:style>
    <style:style style:name="T7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1%"/>
    </style:style>
    <style:style style:name="T7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0%"/>
    </style:style>
    <style:style style:name="T7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9%"/>
    </style:style>
    <style:style style:name="T8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9%"/>
    </style:style>
    <style:style style:name="T8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8%"/>
    </style:style>
    <style:style style:name="T8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7%"/>
    </style:style>
    <style:style style:name="T8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0%"/>
    </style:style>
    <style:style style:name="T8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6%"/>
    </style:style>
    <style:style style:name="T8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2%"/>
    </style:style>
    <style:style style:name="T8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8%"/>
    </style:style>
    <style:style style:name="T8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4%"/>
    </style:style>
    <style:style style:name="T8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4%"/>
    </style:style>
    <style:style style:name="T89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1%"/>
    </style:style>
    <style:style style:name="T90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3%"/>
    </style:style>
    <style:style style:name="T91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43%"/>
    </style:style>
    <style:style style:name="T92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9%"/>
    </style:style>
    <style:style style:name="T93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55%"/>
    </style:style>
    <style:style style:name="T94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60%"/>
    </style:style>
    <style:style style:name="T95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0%"/>
    </style:style>
    <style:style style:name="T96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25%"/>
    </style:style>
    <style:style style:name="T97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122%"/>
    </style:style>
    <style:style style:name="T98" style:family="text">
      <style:text-properties fo:color="#000000" loext:opacity="100%" style:font-name="GlyphLessFont" fo:font-size="13pt" fo:font-weight="normal" style:font-name-asian="GlyphLessFont" style:font-size-asian="13pt" style:font-weight-asian="normal" style:font-name-complex="GlyphLessFont" style:font-size-complex="13pt" style:font-weight-complex="normal" style:text-scale="38%"/>
    </style:style>
    <style:style style:name="T99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%"/>
    </style:style>
    <style:style style:name="T100" style:family="text">
      <style:text-properties fo:color="#000000" loext:opacity="100%" style:font-name="GlyphLessFont" fo:font-size="11pt" fo:font-weight="normal" style:font-name-asian="GlyphLessFont" style:font-size-asian="11pt" style:font-weight-asian="normal" style:font-name-complex="GlyphLessFont" style:font-size-complex="11pt" style:font-weight-complex="normal" style:text-scale="71%"/>
    </style:style>
    <style:style style:name="T101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63%"/>
    </style:style>
    <style:style style:name="T102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74%"/>
    </style:style>
    <style:style style:name="T103" style:family="text">
      <style:text-properties fo:color="#000000" loext:opacity="100%" style:font-name="GlyphLessFont" fo:font-size="12pt" fo:font-weight="normal" style:font-name-asian="GlyphLessFont" style:font-size-asian="12pt" style:font-weight-asian="normal" style:font-name-complex="GlyphLessFont" style:font-size-complex="12pt" style:font-weight-complex="normal" style:text-scale="30%"/>
    </style:style>
    <style:style style:name="T10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77cm" svg:height="0.53cm" svg:x="2.965cm" svg:y="9.595cm">
          <draw:text-box>
            <text:p text:style-name="P1"><text:span text:style-name="T1">479. </text:span></text:p>
          </draw:text-box>
        </draw:frame>
        <draw:frame draw:style-name="gr2" draw:text-style-name="P3" draw:layer="layout" svg:width="1.025cm" svg:height="0.48cm" svg:x="3.565cm" svg:y="2.617cm">
          <draw:text-box>
            <text:p text:style-name="P1"><text:span text:style-name="T2">Thermal </text:span></text:p>
          </draw:text-box>
        </draw:frame>
        <draw:frame draw:style-name="gr3" draw:text-style-name="P3" draw:layer="layout" svg:width="0.855cm" svg:height="0.48cm" svg:x="4.65cm" svg:y="2.617cm">
          <draw:text-box>
            <text:p text:style-name="P1"><text:span text:style-name="T3">Energy </text:span></text:p>
          </draw:text-box>
        </draw:frame>
        <draw:frame draw:style-name="gr4" draw:text-style-name="P3" draw:layer="layout" svg:width="1.98cm" svg:height="0.48cm" svg:x="5.6cm" svg:y="2.617cm">
          <draw:text-box>
            <text:p text:style-name="P1"><text:span text:style-name="T4">Storage-2 <text:s/>(TES-2) </text:span></text:p>
          </draw:text-box>
        </draw:frame>
        <draw:frame draw:style-name="gr5" draw:text-style-name="P3" draw:layer="layout" svg:width="0.116cm" svg:height="0.48cm" svg:x="7.886cm" svg:y="2.617cm">
          <draw:text-box>
            <text:p text:style-name="P1"><text:span text:style-name="T5">is </text:span></text:p>
          </draw:text-box>
        </draw:frame>
        <draw:frame draw:style-name="gr6" draw:text-style-name="P3" draw:layer="layout" svg:width="0.154cm" svg:height="0.48cm" svg:x="8.138cm" svg:y="2.617cm">
          <draw:text-box>
            <text:p text:style-name="P1"><text:span text:style-name="T6">a </text:span></text:p>
          </draw:text-box>
        </draw:frame>
        <draw:frame draw:style-name="gr7" draw:text-style-name="P3" draw:layer="layout" svg:width="0.45cm" svg:height="0.48cm" svg:x="8.37cm" svg:y="2.617cm">
          <draw:text-box>
            <text:p text:style-name="P1"><text:span text:style-name="T7">flight </text:span></text:p>
          </draw:text-box>
        </draw:frame>
        <draw:frame draw:style-name="gr8" draw:text-style-name="P3" draw:layer="layout" svg:width="1.373cm" svg:height="0.48cm" svg:x="9.029cm" svg:y="2.617cm">
          <draw:text-box>
            <text:p text:style-name="P1"><text:span text:style-name="T3">experiment </text:span></text:p>
          </draw:text-box>
        </draw:frame>
        <draw:frame draw:style-name="gr9" draw:text-style-name="P3" draw:layer="layout" svg:width="0.405cm" svg:height="0.48cm" svg:x="10.424cm" svg:y="2.617cm">
          <draw:text-box>
            <text:p text:style-name="P1"><text:span text:style-name="T8">that </text:span></text:p>
          </draw:text-box>
        </draw:frame>
        <draw:frame draw:style-name="gr10" draw:text-style-name="P3" draw:layer="layout" svg:width="0.442cm" svg:height="0.48cm" svg:x="10.947cm" svg:y="2.617cm">
          <draw:text-box>
            <text:p text:style-name="P1"><text:span text:style-name="T9">flew </text:span></text:p>
          </draw:text-box>
        </draw:frame>
        <draw:frame draw:style-name="gr11" draw:text-style-name="P3" draw:layer="layout" svg:width="0.291cm" svg:height="0.48cm" svg:x="11.529cm" svg:y="2.617cm">
          <draw:text-box>
            <text:p text:style-name="P1"><text:span text:style-name="T10">on </text:span></text:p>
          </draw:text-box>
        </draw:frame>
        <draw:frame draw:style-name="gr12" draw:text-style-name="P3" draw:layer="layout" svg:width="0.33cm" svg:height="0.48cm" svg:x="11.897cm" svg:y="2.617cm">
          <draw:text-box>
            <text:p text:style-name="P1"><text:span text:style-name="T11">the </text:span></text:p>
          </draw:text-box>
        </draw:frame>
        <draw:frame draw:style-name="gr13" draw:text-style-name="P3" draw:layer="layout" svg:width="0.759cm" svg:height="0.48cm" svg:x="12.362cm" svg:y="2.617cm">
          <draw:text-box>
            <text:p text:style-name="P1"><text:span text:style-name="T12">Space </text:span></text:p>
          </draw:text-box>
        </draw:frame>
        <draw:frame draw:style-name="gr14" draw:text-style-name="P3" draw:layer="layout" svg:width="0.731cm" svg:height="0.48cm" svg:x="13.214cm" svg:y="2.617cm">
          <draw:text-box>
            <text:p text:style-name="P1"><text:span text:style-name="T13">Shuttle </text:span></text:p>
          </draw:text-box>
        </draw:frame>
        <draw:frame draw:style-name="gr15" draw:text-style-name="P3" draw:layer="layout" svg:width="1.375cm" svg:height="0.48cm" svg:x="14.125cm" svg:y="2.617cm">
          <draw:text-box>
            <text:p text:style-name="P1"><text:span text:style-name="T14">Endeavour </text:span></text:p>
          </draw:text-box>
        </draw:frame>
        <draw:frame draw:style-name="gr16" draw:text-style-name="P3" draw:layer="layout" svg:width="0.991cm" svg:height="0.48cm" svg:x="15.501cm" svg:y="2.617cm">
          <draw:text-box>
            <text:p text:style-name="P1"><text:span text:style-name="T4">(STS-72), </text:span></text:p>
          </draw:text-box>
        </draw:frame>
        <draw:frame draw:style-name="gr17" draw:text-style-name="P3" draw:layer="layout" svg:width="0.146cm" svg:height="0.48cm" svg:x="16.76cm" svg:y="2.617cm">
          <draw:text-box>
            <text:p text:style-name="P1"><text:span text:style-name="T15">in </text:span></text:p>
          </draw:text-box>
        </draw:frame>
        <draw:frame draw:style-name="gr18" draw:text-style-name="P3" draw:layer="layout" svg:width="0.922cm" svg:height="0.48cm" svg:x="17.051cm" svg:y="2.617cm">
          <draw:text-box>
            <text:p text:style-name="P1"><text:span text:style-name="T3">January </text:span></text:p>
          </draw:text-box>
        </draw:frame>
        <draw:frame draw:style-name="gr19" draw:text-style-name="P3" draw:layer="layout" svg:width="0.598cm" svg:height="0.48cm" svg:x="18.097cm" svg:y="2.617cm">
          <draw:text-box>
            <text:p text:style-name="P1"><text:span text:style-name="T16">1996. </text:span></text:p>
          </draw:text-box>
        </draw:frame>
        <draw:frame draw:style-name="gr20" draw:text-style-name="P3" draw:layer="layout" svg:width="0.717cm" svg:height="0.48cm" svg:x="18.814cm" svg:y="2.617cm">
          <draw:text-box>
            <text:p text:style-name="P1"><text:span text:style-name="T17">TES-2 </text:span></text:p>
          </draw:text-box>
        </draw:frame>
        <draw:frame draw:style-name="gr21" draw:text-style-name="P3" draw:layer="layout" svg:width="0.9cm" svg:height="0.48cm" svg:x="19.667cm" svg:y="2.617cm">
          <draw:text-box>
            <text:p text:style-name="P1"><text:span text:style-name="T18">originally </text:span></text:p>
          </draw:text-box>
        </draw:frame>
        <draw:frame draw:style-name="gr22" draw:text-style-name="P3" draw:layer="layout" svg:width="1.65cm" svg:height="0.48cm" svg:x="20.81cm" svg:y="2.617cm">
          <draw:text-box>
            <text:p text:style-name="P1"><text:span text:style-name="T19">flew </text:span></text:p>
          </draw:text-box>
        </draw:frame>
        <draw:frame draw:style-name="gr23" draw:text-style-name="P3" draw:layer="layout" svg:width="0.427cm" svg:height="0.48cm" svg:x="21.41cm" svg:y="2.617cm">
          <draw:text-box>
            <text:p text:style-name="P1"><text:span text:style-name="T8">with </text:span></text:p>
          </draw:text-box>
        </draw:frame>
        <draw:frame draw:style-name="gr19" draw:text-style-name="P3" draw:layer="layout" svg:width="0.598cm" svg:height="0.48cm" svg:x="21.992cm" svg:y="2.617cm">
          <draw:text-box>
            <text:p text:style-name="P1"><text:span text:style-name="T16">TES-1 </text:span></text:p>
          </draw:text-box>
        </draw:frame>
        <draw:frame draw:style-name="gr24" draw:text-style-name="P3" draw:layer="layout" svg:width="0.255cm" svg:height="0.48cm" svg:x="22.767cm" svg:y="2.617cm">
          <draw:text-box>
            <text:p text:style-name="P1"><text:span text:style-name="T10">as </text:span></text:p>
          </draw:text-box>
        </draw:frame>
        <draw:frame draw:style-name="gr25" draw:text-style-name="P3" draw:layer="layout" svg:width="0.414cm" svg:height="0.48cm" svg:x="23.135cm" svg:y="2.617cm">
          <draw:text-box>
            <text:p text:style-name="P1"><text:span text:style-name="T8">part </text:span></text:p>
          </draw:text-box>
        </draw:frame>
        <draw:frame draw:style-name="gr26" draw:text-style-name="P3" draw:layer="layout" svg:width="0.171cm" svg:height="0.48cm" svg:x="23.677cm" svg:y="2.617cm">
          <draw:text-box>
            <text:p text:style-name="P1"><text:span text:style-name="T20">of </text:span></text:p>
          </draw:text-box>
        </draw:frame>
        <draw:frame draw:style-name="gr27" draw:text-style-name="P3" draw:layer="layout" svg:width="0.353cm" svg:height="0.48cm" svg:x="23.968cm" svg:y="2.617cm">
          <draw:text-box>
            <text:p text:style-name="P1"><text:span text:style-name="T10">the </text:span></text:p>
          </draw:text-box>
        </draw:frame>
        <draw:frame draw:style-name="gr28" draw:text-style-name="P3" draw:layer="layout" svg:width="0.844cm" svg:height="0.48cm" svg:x="24.433cm" svg:y="2.617cm">
          <draw:text-box>
            <text:p text:style-name="P1"><text:span text:style-name="T21">OAST- </text:span></text:p>
          </draw:text-box>
        </draw:frame>
        <draw:frame draw:style-name="gr29" draw:text-style-name="P4" draw:layer="layout" svg:width="0.135cm" svg:height="0.577cm" svg:x="3.585cm" svg:y="2.929cm">
          <draw:text-box>
            <text:p text:style-name="P1"><text:span text:style-name="T22">2 </text:span></text:p>
          </draw:text-box>
        </draw:frame>
        <draw:frame draw:style-name="gr30" draw:text-style-name="P4" draw:layer="layout" svg:width="1.126cm" svg:height="0.577cm" svg:x="3.817cm" svg:y="2.929cm">
          <draw:text-box>
            <text:p text:style-name="P1"><text:span text:style-name="T23">Hitchhiker </text:span></text:p>
          </draw:text-box>
        </draw:frame>
        <draw:frame draw:style-name="gr31" draw:text-style-name="P4" draw:layer="layout" svg:width="0.93cm" svg:height="0.577cm" svg:x="5.096cm" svg:y="2.929cm">
          <draw:text-box>
            <text:p text:style-name="P1"><text:span text:style-name="T24">payload </text:span></text:p>
          </draw:text-box>
        </draw:frame>
        <draw:frame draw:style-name="gr32" draw:text-style-name="P4" draw:layer="layout" svg:width="0.291cm" svg:height="0.577cm" svg:x="6.103cm" svg:y="2.929cm">
          <draw:text-box>
            <text:p text:style-name="P1"><text:span text:style-name="T25">on </text:span></text:p>
          </draw:text-box>
        </draw:frame>
        <draw:frame draw:style-name="gr33" draw:text-style-name="P4" draw:layer="layout" svg:width="0.338cm" svg:height="0.577cm" svg:x="6.491cm" svg:y="2.929cm">
          <draw:text-box>
            <text:p text:style-name="P1"><text:span text:style-name="T26">the </text:span></text:p>
          </draw:text-box>
        </draw:frame>
        <draw:frame draw:style-name="gr34" draw:text-style-name="P4" draw:layer="layout" svg:width="0.771cm" svg:height="0.577cm" svg:x="6.956cm" svg:y="2.929cm">
          <draw:text-box>
            <text:p text:style-name="P1"><text:span text:style-name="T27">Space </text:span></text:p>
          </draw:text-box>
        </draw:frame>
        <draw:frame draw:style-name="gr35" draw:text-style-name="P4" draw:layer="layout" svg:width="0.746cm" svg:height="0.577cm" svg:x="7.789cm" svg:y="2.929cm">
          <draw:text-box>
            <text:p text:style-name="P1"><text:span text:style-name="T28">Shuttle </text:span></text:p>
          </draw:text-box>
        </draw:frame>
        <draw:frame draw:style-name="gr36" draw:text-style-name="P4" draw:layer="layout" svg:width="1.227cm" svg:height="0.577cm" svg:x="8.7cm" svg:y="2.929cm">
          <draw:text-box>
            <text:p text:style-name="P1"><text:span text:style-name="T29">Columbia </text:span></text:p>
          </draw:text-box>
        </draw:frame>
        <draw:frame draw:style-name="gr37" draw:text-style-name="P4" draw:layer="layout" svg:width="0.946cm" svg:height="0.577cm" svg:x="9.94cm" svg:y="2.929cm">
          <draw:text-box>
            <text:p text:style-name="P1"><text:span text:style-name="T30">(STS-62) </text:span></text:p>
          </draw:text-box>
        </draw:frame>
        <draw:frame draw:style-name="gr38" draw:text-style-name="P4" draw:layer="layout" svg:width="0.151cm" svg:height="0.577cm" svg:x="11.102cm" svg:y="2.929cm">
          <draw:text-box>
            <text:p text:style-name="P1"><text:span text:style-name="T31">in </text:span></text:p>
          </draw:text-box>
        </draw:frame>
        <draw:frame draw:style-name="gr39" draw:text-style-name="P4" draw:layer="layout" svg:width="0.502cm" svg:height="0.577cm" svg:x="11.393cm" svg:y="2.929cm">
          <draw:text-box>
            <text:p text:style-name="P1"><text:span text:style-name="T25">early </text:span></text:p>
          </draw:text-box>
        </draw:frame>
        <draw:frame draw:style-name="gr40" draw:text-style-name="P4" draw:layer="layout" svg:width="0.622cm" svg:height="0.577cm" svg:x="12.052cm" svg:y="2.929cm">
          <draw:text-box>
            <text:p text:style-name="P1"><text:span text:style-name="T23">1994. </text:span></text:p>
          </draw:text-box>
        </draw:frame>
        <draw:frame draw:style-name="gr41" draw:text-style-name="P4" draw:layer="layout" svg:width="0.467cm" svg:height="0.577cm" svg:x="12.788cm" svg:y="2.929cm">
          <draw:text-box>
            <text:p text:style-name="P1"><text:span text:style-name="T24">The </text:span></text:p>
          </draw:text-box>
        </draw:frame>
        <draw:frame draw:style-name="gr42" draw:text-style-name="P4" draw:layer="layout" svg:width="0.428cm" svg:height="0.577cm" svg:x="13.331cm" svg:y="2.929cm">
          <draw:text-box>
            <text:p text:style-name="P1"><text:span text:style-name="T32">two </text:span></text:p>
          </draw:text-box>
        </draw:frame>
        <draw:frame draw:style-name="gr43" draw:text-style-name="P4" draw:layer="layout" svg:width="1.526cm" svg:height="0.577cm" svg:x="13.834cm" svg:y="2.929cm">
          <draw:text-box>
            <text:p text:style-name="P1"><text:span text:style-name="T30">experiments, </text:span></text:p>
          </draw:text-box>
        </draw:frame>
        <draw:frame draw:style-name="gr44" draw:text-style-name="P4" draw:layer="layout" svg:width="0.717cm" svg:height="0.577cm" svg:x="15.462cm" svg:y="2.929cm">
          <draw:text-box>
            <text:p text:style-name="P1"><text:span text:style-name="T27">TES-1 </text:span></text:p>
          </draw:text-box>
        </draw:frame>
        <draw:frame draw:style-name="gr45" draw:text-style-name="P4" draw:layer="layout" svg:width="0.437cm" svg:height="0.577cm" svg:x="16.314cm" svg:y="2.929cm">
          <draw:text-box>
            <text:p text:style-name="P1"><text:span text:style-name="T32">and </text:span></text:p>
          </draw:text-box>
        </draw:frame>
        <draw:frame draw:style-name="gr46" draw:text-style-name="P4" draw:layer="layout" svg:width="0.729cm" svg:height="0.577cm" svg:x="16.818cm" svg:y="2.929cm">
          <draw:text-box>
            <text:p text:style-name="P1"><text:span text:style-name="T29">TES-2 </text:span></text:p>
          </draw:text-box>
        </draw:frame>
        <draw:frame draw:style-name="gr47" draw:text-style-name="P4" draw:layer="layout" svg:width="0.604cm" svg:height="0.577cm" svg:x="17.671cm" svg:y="2.929cm">
          <draw:text-box>
            <text:p text:style-name="P1"><text:span text:style-name="T24">were </text:span></text:p>
          </draw:text-box>
        </draw:frame>
        <draw:frame draw:style-name="gr48" draw:text-style-name="P4" draw:layer="layout" svg:width="0.826cm" svg:height="0.577cm" svg:x="18.349cm" svg:y="2.929cm">
          <draw:text-box>
            <text:p text:style-name="P1"><text:span text:style-name="T25">identical </text:span></text:p>
          </draw:text-box>
        </draw:frame>
        <draw:frame draw:style-name="gr49" draw:text-style-name="P4" draw:layer="layout" svg:width="0.773cm" svg:height="0.577cm" svg:x="19.415cm" svg:y="2.929cm">
          <draw:text-box>
            <text:p text:style-name="P1"><text:span text:style-name="T33">except </text:span></text:p>
          </draw:text-box>
        </draw:frame>
        <draw:frame draw:style-name="gr50" draw:text-style-name="P4" draw:layer="layout" svg:width="0.27cm" svg:height="0.577cm" svg:x="20.267cm" svg:y="2.929cm">
          <draw:text-box>
            <text:p text:style-name="P1"><text:span text:style-name="T34">for </text:span></text:p>
          </draw:text-box>
        </draw:frame>
        <draw:frame draw:style-name="gr33" draw:text-style-name="P4" draw:layer="layout" svg:width="0.338cm" svg:height="0.577cm" svg:x="20.674cm" svg:y="2.929cm">
          <draw:text-box>
            <text:p text:style-name="P1"><text:span text:style-name="T26">the </text:span></text:p>
          </draw:text-box>
        </draw:frame>
        <draw:frame draw:style-name="gr51" draw:text-style-name="P4" draw:layer="layout" svg:width="0.785cm" svg:height="0.577cm" svg:x="21.12cm" svg:y="2.929cm">
          <draw:text-box>
            <text:p text:style-name="P1"><text:span text:style-name="T35">fluoride </text:span></text:p>
          </draw:text-box>
        </draw:frame>
        <draw:frame draw:style-name="gr52" draw:text-style-name="P4" draw:layer="layout" svg:width="0.449cm" svg:height="0.577cm" svg:x="22.088cm" svg:y="2.929cm">
          <draw:text-box>
            <text:p text:style-name="P1"><text:span text:style-name="T26">salts </text:span></text:p>
          </draw:text-box>
        </draw:frame>
        <draw:frame draw:style-name="gr53" draw:text-style-name="P4" draw:layer="layout" svg:width="0.178cm" svg:height="0.577cm" svg:x="22.728cm" svg:y="2.929cm">
          <draw:text-box>
            <text:p text:style-name="P1"><text:span text:style-name="T36">to </text:span></text:p>
          </draw:text-box>
        </draw:frame>
        <draw:frame draw:style-name="gr54" draw:text-style-name="P4" draw:layer="layout" svg:width="0.282cm" svg:height="0.577cm" svg:x="23.038cm" svg:y="2.929cm">
          <draw:text-box>
            <text:p text:style-name="P1"><text:span text:style-name="T25">be </text:span></text:p>
          </draw:text-box>
        </draw:frame>
        <draw:frame draw:style-name="gr55" draw:text-style-name="P4" draw:layer="layout" svg:width="1.547cm" svg:height="0.577cm" svg:x="23.406cm" svg:y="2.929cm">
          <draw:text-box>
            <text:p text:style-name="P1"><text:span text:style-name="T37">characterized. </text:span></text:p>
          </draw:text-box>
        </draw:frame>
        <draw:frame draw:style-name="gr56" draw:text-style-name="P4" draw:layer="layout" svg:width="0.66cm" svg:height="0.577cm" svg:x="3.565cm" svg:y="3.317cm">
          <draw:text-box>
            <text:p text:style-name="P1"><text:span text:style-name="T23">‘TES-1 </text:span></text:p>
          </draw:text-box>
        </draw:frame>
        <draw:frame draw:style-name="gr57" draw:text-style-name="P4" draw:layer="layout" svg:width="1.02cm" svg:height="0.577cm" svg:x="4.418cm" svg:y="3.317cm">
          <draw:text-box>
            <text:p text:style-name="P1"><text:span text:style-name="T33">provided </text:span></text:p>
          </draw:text-box>
        </draw:frame>
        <draw:frame draw:style-name="gr58" draw:text-style-name="P4" draw:layer="layout" svg:width="0.491cm" svg:height="0.577cm" svg:x="5.541cm" svg:y="3.317cm">
          <draw:text-box>
            <text:p text:style-name="P1"><text:span text:style-name="T28">data </text:span></text:p>
          </draw:text-box>
        </draw:frame>
        <draw:frame draw:style-name="gr32" draw:text-style-name="P4" draw:layer="layout" svg:width="0.291cm" svg:height="0.577cm" svg:x="6.142cm" svg:y="3.317cm">
          <draw:text-box>
            <text:p text:style-name="P1"><text:span text:style-name="T25">on </text:span></text:p>
          </draw:text-box>
        </draw:frame>
        <draw:frame draw:style-name="gr59" draw:text-style-name="P4" draw:layer="layout" svg:width="0.681cm" svg:height="0.577cm" svg:x="6.53cm" svg:y="3.317cm">
          <draw:text-box>
            <text:p text:style-name="P1"><text:span text:style-name="T38">lithium </text:span></text:p>
          </draw:text-box>
        </draw:frame>
        <draw:frame draw:style-name="gr51" draw:text-style-name="P4" draw:layer="layout" svg:width="0.785cm" svg:height="0.577cm" svg:x="7.363cm" svg:y="3.317cm">
          <draw:text-box>
            <text:p text:style-name="P1"><text:span text:style-name="T35">fluoride </text:span></text:p>
          </draw:text-box>
        </draw:frame>
        <draw:frame draw:style-name="gr60" draw:text-style-name="P4" draw:layer="layout" svg:width="0.424cm" svg:height="0.577cm" svg:x="8.351cm" svg:y="3.317cm">
          <draw:text-box>
            <text:p text:style-name="P1"><text:span text:style-name="T39">(LiF), </text:span></text:p>
          </draw:text-box>
        </draw:frame>
        <draw:frame draw:style-name="gr44" draw:text-style-name="P4" draw:layer="layout" svg:width="0.717cm" svg:height="0.577cm" svg:x="9.049cm" svg:y="3.317cm">
          <draw:text-box>
            <text:p text:style-name="P1"><text:span text:style-name="T27">TES-2 </text:span></text:p>
          </draw:text-box>
        </draw:frame>
        <draw:frame draw:style-name="gr57" draw:text-style-name="P4" draw:layer="layout" svg:width="1.02cm" svg:height="0.577cm" svg:x="9.901cm" svg:y="3.317cm">
          <draw:text-box>
            <text:p text:style-name="P1"><text:span text:style-name="T33">provided </text:span></text:p>
          </draw:text-box>
        </draw:frame>
        <draw:frame draw:style-name="gr58" draw:text-style-name="P4" draw:layer="layout" svg:width="0.491cm" svg:height="0.577cm" svg:x="11.005cm" svg:y="3.317cm">
          <draw:text-box>
            <text:p text:style-name="P1"><text:span text:style-name="T28">data </text:span></text:p>
          </draw:text-box>
        </draw:frame>
        <draw:frame draw:style-name="gr32" draw:text-style-name="P4" draw:layer="layout" svg:width="0.291cm" svg:height="0.577cm" svg:x="11.606cm" svg:y="3.317cm">
          <draw:text-box>
            <text:p text:style-name="P1"><text:span text:style-name="T25">on </text:span></text:p>
          </draw:text-box>
        </draw:frame>
        <draw:frame draw:style-name="gr61" draw:text-style-name="P4" draw:layer="layout" svg:width="0.115cm" svg:height="0.577cm" svg:x="11.994cm" svg:y="3.317cm">
          <draw:text-box>
            <text:p text:style-name="P1"><text:span text:style-name="T40">a </text:span></text:p>
          </draw:text-box>
        </draw:frame>
        <draw:frame draw:style-name="gr51" draw:text-style-name="P4" draw:layer="layout" svg:width="0.785cm" svg:height="0.577cm" svg:x="12.207cm" svg:y="3.317cm">
          <draw:text-box>
            <text:p text:style-name="P1"><text:span text:style-name="T35">fluoride </text:span></text:p>
          </draw:text-box>
        </draw:frame>
        <draw:frame draw:style-name="gr62" draw:text-style-name="P4" draw:layer="layout" svg:width="0.821cm" svg:height="0.577cm" svg:x="13.176cm" svg:y="3.317cm">
          <draw:text-box>
            <text:p text:style-name="P1"><text:span text:style-name="T28">eutectic </text:span></text:p>
          </draw:text-box>
        </draw:frame>
        <draw:frame draw:style-name="gr63" draw:text-style-name="P4" draw:layer="layout" svg:width="1.143cm" svg:height="0.577cm" svg:x="14.183cm" svg:y="3.317cm">
          <draw:text-box>
            <text:p text:style-name="P1"><text:span text:style-name="T37">(LiF/CaF2). </text:span></text:p>
          </draw:text-box>
        </draw:frame>
        <draw:frame draw:style-name="gr64" draw:text-style-name="P4" draw:layer="layout" svg:width="0.599cm" svg:height="0.577cm" svg:x="15.636cm" svg:y="3.317cm">
          <draw:text-box>
            <text:p text:style-name="P1"><text:span text:style-name="T41">Each </text:span></text:p>
          </draw:text-box>
        </draw:frame>
        <draw:frame draw:style-name="gr65" draw:text-style-name="P4" draw:layer="layout" svg:width="1.95cm" svg:height="0.577cm" svg:x="16.334cm" svg:y="3.317cm">
          <draw:text-box>
            <text:p text:style-name="P1"><text:span text:style-name="T42">experiment </text:span></text:p>
          </draw:text-box>
        </draw:frame>
        <draw:frame draw:style-name="gr66" draw:text-style-name="P4" draw:layer="layout" svg:width="0.444cm" svg:height="0.577cm" svg:x="17.787cm" svg:y="3.317cm">
          <draw:text-box>
            <text:p text:style-name="P1"><text:span text:style-name="T32">was </text:span></text:p>
          </draw:text-box>
        </draw:frame>
        <draw:frame draw:style-name="gr61" draw:text-style-name="P4" draw:layer="layout" svg:width="0.115cm" svg:height="0.577cm" svg:x="18.349cm" svg:y="3.317cm">
          <draw:text-box>
            <text:p text:style-name="P1"><text:span text:style-name="T40">a </text:span></text:p>
          </draw:text-box>
        </draw:frame>
        <draw:frame draw:style-name="gr67" draw:text-style-name="P4" draw:layer="layout" svg:width="1.08cm" svg:height="0.577cm" svg:x="18.523cm" svg:y="3.317cm">
          <draw:text-box>
            <text:p text:style-name="P1"><text:span text:style-name="T27">complex </text:span></text:p>
          </draw:text-box>
        </draw:frame>
        <draw:frame draw:style-name="gr68" draw:text-style-name="P4" draw:layer="layout" svg:width="1.699cm" svg:height="0.577cm" svg:x="19.608cm" svg:y="3.317cm">
          <draw:text-box>
            <text:p text:style-name="P1"><text:span text:style-name="T43">autonomous </text:span></text:p>
          </draw:text-box>
        </draw:frame>
        <draw:frame draw:style-name="gr31" draw:text-style-name="P4" draw:layer="layout" svg:width="0.93cm" svg:height="0.577cm" svg:x="21.197cm" svg:y="3.317cm">
          <draw:text-box>
            <text:p text:style-name="P1"><text:span text:style-name="T24">payload </text:span></text:p>
          </draw:text-box>
        </draw:frame>
        <draw:frame draw:style-name="gr69" draw:text-style-name="P4" draw:layer="layout" svg:width="0.166cm" svg:height="0.577cm" svg:x="22.205cm" svg:y="3.317cm">
          <draw:text-box>
            <text:p text:style-name="P1"><text:span text:style-name="T36">in </text:span></text:p>
          </draw:text-box>
        </draw:frame>
        <draw:frame draw:style-name="gr70" draw:text-style-name="P4" draw:layer="layout" svg:width="0.154cm" svg:height="0.577cm" svg:x="22.495cm" svg:y="3.317cm">
          <draw:text-box>
            <text:p text:style-name="P1"><text:span text:style-name="T44">a </text:span></text:p>
          </draw:text-box>
        </draw:frame>
        <draw:frame draw:style-name="gr71" draw:text-style-name="P4" draw:layer="layout" svg:width="2.12cm" svg:height="0.577cm" svg:x="22.728cm" svg:y="3.317cm">
          <draw:text-box>
            <text:p text:style-name="P1"><text:span text:style-name="T27">Get-Away-Special </text:span></text:p>
          </draw:text-box>
        </draw:frame>
        <draw:frame draw:style-name="gr31" draw:text-style-name="P4" draw:layer="layout" svg:width="0.93cm" svg:height="0.577cm" svg:x="3.584cm" svg:y="3.705cm">
          <draw:text-box>
            <text:p text:style-name="P1"><text:span text:style-name="T24">payload </text:span></text:p>
          </draw:text-box>
        </draw:frame>
        <draw:frame draw:style-name="gr72" draw:text-style-name="P4" draw:layer="layout" svg:width="0.85cm" svg:height="0.577cm" svg:x="4.611cm" svg:y="3.705cm">
          <draw:text-box>
            <text:p text:style-name="P1"><text:span text:style-name="T35">canister. </text:span></text:p>
          </draw:text-box>
        </draw:frame>
        <draw:frame draw:style-name="gr46" draw:text-style-name="P4" draw:layer="layout" svg:width="0.729cm" svg:height="0.577cm" svg:x="5.677cm" svg:y="3.705cm">
          <draw:text-box>
            <text:p text:style-name="P1"><text:span text:style-name="T29">TES-1 </text:span></text:p>
          </draw:text-box>
        </draw:frame>
        <draw:frame draw:style-name="gr73" draw:text-style-name="P4" draw:layer="layout" svg:width="1.083cm" svg:height="0.577cm" svg:x="6.53cm" svg:y="3.705cm">
          <draw:text-box>
            <text:p text:style-name="P1"><text:span text:style-name="T30">operated </text:span></text:p>
          </draw:text-box>
        </draw:frame>
        <draw:frame draw:style-name="gr74" draw:text-style-name="P4" draw:layer="layout" svg:width="1.009cm" svg:height="0.577cm" svg:x="7.673cm" svg:y="3.705cm">
          <draw:text-box>
            <text:p text:style-name="P1"><text:span text:style-name="T32">flawlessly </text:span></text:p>
          </draw:text-box>
        </draw:frame>
        <draw:frame draw:style-name="gr50" draw:text-style-name="P4" draw:layer="layout" svg:width="0.27cm" svg:height="0.577cm" svg:x="8.893cm" svg:y="3.705cm">
          <draw:text-box>
            <text:p text:style-name="P1"><text:span text:style-name="T34">for </text:span></text:p>
          </draw:text-box>
        </draw:frame>
        <draw:frame draw:style-name="gr75" draw:text-style-name="P4" draw:layer="layout" svg:width="0.275cm" svg:height="0.577cm" svg:x="9.3cm" svg:y="3.705cm">
          <draw:text-box>
            <text:p text:style-name="P1"><text:span text:style-name="T25">22 </text:span></text:p>
          </draw:text-box>
        </draw:frame>
        <draw:frame draw:style-name="gr76" draw:text-style-name="P4" draw:layer="layout" svg:width="0.213cm" svg:height="0.577cm" svg:x="9.688cm" svg:y="3.705cm">
          <draw:text-box>
            <text:p text:style-name="P1"><text:span text:style-name="T22">hr. </text:span></text:p>
          </draw:text-box>
        </draw:frame>
        <draw:frame draw:style-name="gr77" draw:text-style-name="P4" draw:layer="layout" svg:width="0.819cm" svg:height="0.577cm" svg:x="10.056cm" svg:y="3.705cm">
          <draw:text-box>
            <text:p text:style-name="P1"><text:span text:style-name="T37">Results </text:span></text:p>
          </draw:text-box>
        </draw:frame>
        <draw:frame draw:style-name="gr78" draw:text-style-name="P4" draw:layer="layout" svg:width="0.626cm" svg:height="0.577cm" svg:x="11.025cm" svg:y="3.705cm">
          <draw:text-box>
            <text:p text:style-name="P1"><text:span text:style-name="T41">were </text:span></text:p>
          </draw:text-box>
        </draw:frame>
        <draw:frame draw:style-name="gr79" draw:text-style-name="P4" draw:layer="layout" svg:width="0.973cm" svg:height="0.577cm" svg:x="11.703cm" svg:y="3.705cm">
          <draw:text-box>
            <text:p text:style-name="P1"><text:span text:style-name="T23">reported </text:span></text:p>
          </draw:text-box>
        </draw:frame>
        <draw:frame draw:style-name="gr38" draw:text-style-name="P4" draw:layer="layout" svg:width="0.151cm" svg:height="0.577cm" svg:x="12.788cm" svg:y="3.705cm">
          <draw:text-box>
            <text:p text:style-name="P1"><text:span text:style-name="T31">in </text:span></text:p>
          </draw:text-box>
        </draw:frame>
        <draw:frame draw:style-name="gr70" draw:text-style-name="P4" draw:layer="layout" svg:width="0.154cm" svg:height="0.577cm" svg:x="13.079cm" svg:y="3.705cm">
          <draw:text-box>
            <text:p text:style-name="P1"><text:span text:style-name="T44">a </text:span></text:p>
          </draw:text-box>
        </draw:frame>
        <draw:frame draw:style-name="gr59" draw:text-style-name="P4" draw:layer="layout" svg:width="0.681cm" svg:height="0.577cm" svg:x="13.311cm" svg:y="3.705cm">
          <draw:text-box>
            <text:p text:style-name="P1"><text:span text:style-name="T37">paper </text:span></text:p>
          </draw:text-box>
        </draw:frame>
        <draw:frame draw:style-name="gr34" draw:text-style-name="P4" draw:layer="layout" svg:width="0.771cm" svg:height="0.577cm" svg:x="14.067cm" svg:y="3.705cm">
          <draw:text-box>
            <text:p text:style-name="P1"><text:span text:style-name="T26">entitled, </text:span></text:p>
          </draw:text-box>
        </draw:frame>
        <draw:frame draw:style-name="gr80" draw:text-style-name="P4" draw:layer="layout" svg:width="0.581cm" svg:height="0.577cm" svg:x="15.094cm" svg:y="3.705cm">
          <draw:text-box>
            <text:p text:style-name="P1"><text:span text:style-name="T35">Effect </text:span></text:p>
          </draw:text-box>
        </draw:frame>
        <draw:frame draw:style-name="gr81" draw:text-style-name="P4" draw:layer="layout" svg:width="0.191cm" svg:height="0.577cm" svg:x="15.849cm" svg:y="3.705cm">
          <draw:text-box>
            <text:p text:style-name="P1"><text:span text:style-name="T44">of </text:span></text:p>
          </draw:text-box>
        </draw:frame>
        <draw:frame draw:style-name="gr82" draw:text-style-name="P4" draw:layer="layout" svg:width="1.408cm" svg:height="0.577cm" svg:x="16.159cm" svg:y="3.705cm">
          <draw:text-box>
            <text:p text:style-name="P1"><text:span text:style-name="T33">Microgravity </text:span></text:p>
          </draw:text-box>
        </draw:frame>
        <draw:frame draw:style-name="gr32" draw:text-style-name="P4" draw:layer="layout" svg:width="0.291cm" svg:height="0.577cm" svg:x="17.69cm" svg:y="3.705cm">
          <draw:text-box>
            <text:p text:style-name="P1"><text:span text:style-name="T25">on </text:span></text:p>
          </draw:text-box>
        </draw:frame>
        <draw:frame draw:style-name="gr83" draw:text-style-name="P4" draw:layer="layout" svg:width="1cm" svg:height="0.577cm" svg:x="18.078cm" svg:y="3.705cm">
          <draw:text-box>
            <text:p text:style-name="P1"><text:span text:style-name="T45">Materials </text:span></text:p>
          </draw:text-box>
        </draw:frame>
        <draw:frame draw:style-name="gr84" draw:text-style-name="P4" draw:layer="layout" svg:width="1.479cm" svg:height="0.577cm" svg:x="19.26cm" svg:y="3.705cm">
          <draw:text-box>
            <text:p text:style-name="P1"><text:span text:style-name="T46">Undergoing </text:span></text:p>
          </draw:text-box>
        </draw:frame>
        <draw:frame draw:style-name="gr85" draw:text-style-name="P4" draw:layer="layout" svg:width="0.837cm" svg:height="0.577cm" svg:x="20.732cm" svg:y="3.705cm">
          <draw:text-box>
            <text:p text:style-name="P1"><text:span text:style-name="T32">Metting </text:span></text:p>
          </draw:text-box>
        </draw:frame>
        <draw:frame draw:style-name="gr86" draw:text-style-name="P4" draw:layer="layout" svg:width="0.463cm" svg:height="0.577cm" svg:x="21.681cm" svg:y="3.705cm">
          <draw:text-box>
            <text:p text:style-name="P1"><text:span text:style-name="T37">and </text:span></text:p>
          </draw:text-box>
        </draw:frame>
        <draw:frame draw:style-name="gr87" draw:text-style-name="P4" draw:layer="layout" svg:width="1.559cm" svg:height="0.577cm" svg:x="22.205cm" svg:y="3.705cm">
          <draw:text-box>
            <text:p text:style-name="P1"><text:span text:style-name="T47">Freezing-The </text:span></text:p>
          </draw:text-box>
        </draw:frame>
        <draw:frame draw:style-name="gr88" draw:text-style-name="P4" draw:layer="layout" svg:width="0.506cm" svg:height="0.577cm" svg:x="23.89cm" svg:y="3.705cm">
          <draw:text-box>
            <text:p text:style-name="P1"><text:span text:style-name="T48">TES </text:span></text:p>
          </draw:text-box>
        </draw:frame>
        <draw:frame draw:style-name="gr89" draw:text-style-name="P4" draw:layer="layout" svg:width="1.41cm" svg:height="0.577cm" svg:x="3.584cm" svg:y="4.092cm">
          <draw:text-box>
            <text:p text:style-name="P1"><text:span text:style-name="T30">Experiment, </text:span></text:p>
          </draw:text-box>
        </draw:frame>
        <draw:frame draw:style-name="gr90" draw:text-style-name="P4" draw:layer="layout" svg:width="0.272cm" svg:height="0.577cm" svg:x="5.096cm" svg:y="4.092cm">
          <draw:text-box>
            <text:p text:style-name="P1"><text:span text:style-name="T25">by </text:span></text:p>
          </draw:text-box>
        </draw:frame>
        <draw:frame draw:style-name="gr56" draw:text-style-name="P4" draw:layer="layout" svg:width="0.66cm" svg:height="0.577cm" svg:x="5.464cm" svg:y="4.092cm">
          <draw:text-box>
            <text:p text:style-name="P1"><text:span text:style-name="T37">David </text:span></text:p>
          </draw:text-box>
        </draw:frame>
        <draw:frame draw:style-name="gr91" draw:text-style-name="P4" draw:layer="layout" svg:width="1.583cm" svg:height="0.577cm" svg:x="6.239cm" svg:y="4.092cm">
          <draw:text-box>
            <text:p text:style-name="P1"><text:span text:style-name="T49">Namkoong </text:span></text:p>
          </draw:text-box>
        </draw:frame>
        <draw:frame draw:style-name="gr92" draw:text-style-name="P4" draw:layer="layout" svg:width="0.188cm" svg:height="0.577cm" svg:x="7.615cm" svg:y="4.092cm">
          <draw:text-box>
            <text:p text:style-name="P1"><text:span text:style-name="T44">et </text:span></text:p>
          </draw:text-box>
        </draw:frame>
        <draw:frame draw:style-name="gr93" draw:text-style-name="P4" draw:layer="layout" svg:width="0.196cm" svg:height="0.577cm" svg:x="7.905cm" svg:y="4.092cm">
          <draw:text-box>
            <text:p text:style-name="P1"><text:span text:style-name="T36">al. </text:span></text:p>
          </draw:text-box>
        </draw:frame>
        <draw:frame draw:style-name="gr94" draw:text-style-name="P4" draw:layer="layout" svg:width="0.077cm" svg:height="0.577cm" svg:x="8.351cm" svg:y="4.092cm">
          <draw:text-box>
            <text:p text:style-name="P1"><text:span text:style-name="T50">A </text:span></text:p>
          </draw:text-box>
        </draw:frame>
        <draw:frame draw:style-name="gr95" draw:text-style-name="P4" draw:layer="layout" svg:width="1.002cm" svg:height="0.577cm" svg:x="8.506cm" svg:y="4.092cm">
          <draw:text-box>
            <text:p text:style-name="P1"><text:span text:style-name="T33">software </text:span></text:p>
          </draw:text-box>
        </draw:frame>
        <draw:frame draw:style-name="gr78" draw:text-style-name="P4" draw:layer="layout" svg:width="0.626cm" svg:height="0.577cm" svg:x="9.591cm" svg:y="4.092cm">
          <draw:text-box>
            <text:p text:style-name="P1"><text:span text:style-name="T38">failure </text:span></text:p>
          </draw:text-box>
        </draw:frame>
        <draw:frame draw:style-name="gr38" draw:text-style-name="P4" draw:layer="layout" svg:width="0.151cm" svg:height="0.577cm" svg:x="10.424cm" svg:y="4.092cm">
          <draw:text-box>
            <text:p text:style-name="P1"><text:span text:style-name="T31">in </text:span></text:p>
          </draw:text-box>
        </draw:frame>
        <draw:frame draw:style-name="gr46" draw:text-style-name="P4" draw:layer="layout" svg:width="0.729cm" svg:height="0.577cm" svg:x="10.695cm" svg:y="4.092cm">
          <draw:text-box>
            <text:p text:style-name="P1"><text:span text:style-name="T29">TES-2 </text:span></text:p>
          </draw:text-box>
        </draw:frame>
        <draw:frame draw:style-name="gr96" draw:text-style-name="P4" draw:layer="layout" svg:width="0.895cm" svg:height="0.577cm" svg:x="11.548cm" svg:y="4.092cm">
          <draw:text-box>
            <text:p text:style-name="P1"><text:span text:style-name="T46">caused </text:span></text:p>
          </draw:text-box>
        </draw:frame>
        <draw:frame draw:style-name="gr97" draw:text-style-name="P4" draw:layer="layout" svg:width="0.186cm" svg:height="0.577cm" svg:x="12.497cm" svg:y="4.092cm">
          <draw:text-box>
            <text:p text:style-name="P1"><text:span text:style-name="T22">its </text:span></text:p>
          </draw:text-box>
        </draw:frame>
        <draw:frame draw:style-name="gr98" draw:text-style-name="P4" draw:layer="layout" svg:width="1.262cm" svg:height="0.577cm" svg:x="12.846cm" svg:y="4.092cm">
          <draw:text-box>
            <text:p text:style-name="P1"><text:span text:style-name="T27">shutdown </text:span></text:p>
          </draw:text-box>
        </draw:frame>
        <draw:frame draw:style-name="gr99" draw:text-style-name="P4" draw:layer="layout" svg:width="0.638cm" svg:height="0.577cm" svg:x="14.086cm" svg:y="4.092cm">
          <draw:text-box>
            <text:p text:style-name="P1"><text:span text:style-name="T27">after </text:span></text:p>
          </draw:text-box>
        </draw:frame>
        <draw:frame draw:style-name="gr61" draw:text-style-name="P4" draw:layer="layout" svg:width="0.115cm" svg:height="0.577cm" svg:x="14.706cm" svg:y="4.092cm">
          <draw:text-box>
            <text:p text:style-name="P1"><text:span text:style-name="T40">4 </text:span></text:p>
          </draw:text-box>
        </draw:frame>
        <draw:frame draw:style-name="gr100" draw:text-style-name="P4" draw:layer="layout" svg:width="0.379cm" svg:height="0.577cm" svg:x="14.919cm" svg:y="4.092cm">
          <draw:text-box>
            <text:p text:style-name="P1"><text:span text:style-name="T32">sec </text:span></text:p>
          </draw:text-box>
        </draw:frame>
        <draw:frame draw:style-name="gr81" draw:text-style-name="P4" draw:layer="layout" svg:width="0.191cm" svg:height="0.577cm" svg:x="15.423cm" svg:y="4.092cm">
          <draw:text-box>
            <text:p text:style-name="P1"><text:span text:style-name="T44">of </text:span></text:p>
          </draw:text-box>
        </draw:frame>
        <draw:frame draw:style-name="gr101" draw:text-style-name="P4" draw:layer="layout" svg:width="1.109cm" svg:height="0.577cm" svg:x="15.733cm" svg:y="4.092cm">
          <draw:text-box>
            <text:p text:style-name="P1"><text:span text:style-name="T45">operation. </text:span></text:p>
          </draw:text-box>
        </draw:frame>
        <draw:frame draw:style-name="gr46" draw:text-style-name="P4" draw:layer="layout" svg:width="0.729cm" svg:height="0.577cm" svg:x="16.993cm" svg:y="4.092cm">
          <draw:text-box>
            <text:p text:style-name="P1"><text:span text:style-name="T29">TES-1 </text:span></text:p>
          </draw:text-box>
        </draw:frame>
        <draw:frame draw:style-name="gr86" draw:text-style-name="P4" draw:layer="layout" svg:width="0.463cm" svg:height="0.577cm" svg:x="17.845cm" svg:y="4.092cm">
          <draw:text-box>
            <text:p text:style-name="P1"><text:span text:style-name="T37">and </text:span></text:p>
          </draw:text-box>
        </draw:frame>
        <draw:frame draw:style-name="gr61" draw:text-style-name="P4" draw:layer="layout" svg:width="0.115cm" svg:height="0.577cm" svg:x="18.407cm" svg:y="4.092cm">
          <draw:text-box>
            <text:p text:style-name="P1"><text:span text:style-name="T40">2 </text:span></text:p>
          </draw:text-box>
        </draw:frame>
        <draw:frame draw:style-name="gr78" draw:text-style-name="P4" draw:layer="layout" svg:width="0.626cm" svg:height="0.577cm" svg:x="18.581cm" svg:y="4.092cm">
          <draw:text-box>
            <text:p text:style-name="P1"><text:span text:style-name="T41">were </text:span></text:p>
          </draw:text-box>
        </draw:frame>
        <draw:frame draw:style-name="gr33" draw:text-style-name="P4" draw:layer="layout" svg:width="0.338cm" svg:height="0.577cm" svg:x="19.26cm" svg:y="4.092cm">
          <draw:text-box>
            <text:p text:style-name="P1"><text:span text:style-name="T26">the </text:span></text:p>
          </draw:text-box>
        </draw:frame>
        <draw:frame draw:style-name="gr102" draw:text-style-name="P4" draw:layer="layout" svg:width="0.315cm" svg:height="0.577cm" svg:x="19.705cm" svg:y="4.092cm">
          <draw:text-box>
            <text:p text:style-name="P1"><text:span text:style-name="T51">first </text:span></text:p>
          </draw:text-box>
        </draw:frame>
        <draw:frame draw:style-name="gr103" draw:text-style-name="P4" draw:layer="layout" svg:width="1.514cm" svg:height="0.577cm" svg:x="20.228cm" svg:y="4.092cm">
          <draw:text-box>
            <text:p text:style-name="P1"><text:span text:style-name="T47">experiments </text:span></text:p>
          </draw:text-box>
        </draw:frame>
        <draw:frame draw:style-name="gr38" draw:text-style-name="P4" draw:layer="layout" svg:width="0.151cm" svg:height="0.577cm" svg:x="21.778cm" svg:y="4.092cm">
          <draw:text-box>
            <text:p text:style-name="P1"><text:span text:style-name="T31">in </text:span></text:p>
          </draw:text-box>
        </draw:frame>
        <draw:frame draw:style-name="gr61" draw:text-style-name="P4" draw:layer="layout" svg:width="0.115cm" svg:height="0.577cm" svg:x="22.069cm" svg:y="4.092cm">
          <draw:text-box>
            <text:p text:style-name="P1"><text:span text:style-name="T40">a </text:span></text:p>
          </draw:text-box>
        </draw:frame>
        <draw:frame draw:style-name="gr104" draw:text-style-name="P4" draw:layer="layout" svg:width="0.438cm" svg:height="0.577cm" svg:x="22.282cm" svg:y="4.092cm">
          <draw:text-box>
            <text:p text:style-name="P1"><text:span text:style-name="T25">four </text:span></text:p>
          </draw:text-box>
        </draw:frame>
        <draw:frame draw:style-name="gr105" draw:text-style-name="P4" draw:layer="layout" svg:width="1.373cm" svg:height="0.577cm" svg:x="22.844cm" svg:y="4.092cm">
          <draw:text-box>
            <text:p text:style-name="P1"><text:span text:style-name="T41">experiment </text:span></text:p>
          </draw:text-box>
        </draw:frame>
        <draw:frame draw:style-name="gr106" draw:text-style-name="P4" draw:layer="layout" svg:width="0.475cm" svg:height="0.577cm" svg:x="24.259cm" svg:y="4.092cm">
          <draw:text-box>
            <text:p text:style-name="P1"><text:span text:style-name="T26">suite </text:span></text:p>
          </draw:text-box>
        </draw:frame>
        <draw:frame draw:style-name="gr101" draw:text-style-name="P4" draw:layer="layout" svg:width="1.109cm" svg:height="0.577cm" svg:x="3.585cm" svg:y="4.48cm">
          <draw:text-box>
            <text:p text:style-name="P1"><text:span text:style-name="T41">designed </text:span></text:p>
          </draw:text-box>
        </draw:frame>
        <draw:frame draw:style-name="gr107" draw:text-style-name="P4" draw:layer="layout" svg:width="0.194cm" svg:height="0.577cm" svg:x="4.747cm" svg:y="4.48cm">
          <draw:text-box>
            <text:p text:style-name="P1"><text:span text:style-name="T44">to </text:span></text:p>
          </draw:text-box>
        </draw:frame>
        <draw:frame draw:style-name="gr108" draw:text-style-name="P4" draw:layer="layout" svg:width="0.863cm" svg:height="0.577cm" svg:x="5.057cm" svg:y="4.48cm">
          <draw:text-box>
            <text:p text:style-name="P1"><text:span text:style-name="T37">provide </text:span></text:p>
          </draw:text-box>
        </draw:frame>
        <draw:frame draw:style-name="gr58" draw:text-style-name="P4" draw:layer="layout" svg:width="0.491cm" svg:height="0.577cm" svg:x="6.026cm" svg:y="4.48cm">
          <draw:text-box>
            <text:p text:style-name="P1"><text:span text:style-name="T28">data </text:span></text:p>
          </draw:text-box>
        </draw:frame>
        <draw:frame draw:style-name="gr50" draw:text-style-name="P4" draw:layer="layout" svg:width="0.27cm" svg:height="0.577cm" svg:x="6.607cm" svg:y="4.48cm">
          <draw:text-box>
            <text:p text:style-name="P1"><text:span text:style-name="T34">for </text:span></text:p>
          </draw:text-box>
        </draw:frame>
        <draw:frame draw:style-name="gr109" draw:text-style-name="P4" draw:layer="layout" svg:width="1.773cm" svg:height="0.577cm" svg:x="7.014cm" svg:y="4.48cm">
          <draw:text-box>
            <text:p text:style-name="P1"><text:span text:style-name="T47">understanding </text:span></text:p>
          </draw:text-box>
        </draw:frame>
        <draw:frame draw:style-name="gr110" draw:text-style-name="P4" draw:layer="layout" svg:width="0.353cm" svg:height="0.577cm" svg:x="8.797cm" svg:y="4.48cm">
          <draw:text-box>
            <text:p text:style-name="P1"><text:span text:style-name="T25">the </text:span></text:p>
          </draw:text-box>
        </draw:frame>
        <draw:frame draw:style-name="gr111" draw:text-style-name="P4" draw:layer="layout" svg:width="0.481cm" svg:height="0.577cm" svg:x="9.262cm" svg:y="4.48cm">
          <draw:text-box>
            <text:p text:style-name="P1"><text:span text:style-name="T52">long </text:span></text:p>
          </draw:text-box>
        </draw:frame>
        <draw:frame draw:style-name="gr112" draw:text-style-name="P4" draw:layer="layout" svg:width="0.932cm" svg:height="0.577cm" svg:x="9.843cm" svg:y="4.48cm">
          <draw:text-box>
            <text:p text:style-name="P1"><text:span text:style-name="T45">duration </text:span></text:p>
          </draw:text-box>
        </draw:frame>
        <draw:frame draw:style-name="gr113" draw:text-style-name="P4" draw:layer="layout" svg:width="1.414cm" svg:height="0.577cm" svg:x="10.909cm" svg:y="4.48cm">
          <draw:text-box>
            <text:p text:style-name="P1"><text:span text:style-name="T33">microgravity </text:span></text:p>
          </draw:text-box>
        </draw:frame>
        <draw:frame draw:style-name="gr114" draw:text-style-name="P4" draw:layer="layout" svg:width="1.027cm" svg:height="0.577cm" svg:x="12.439cm" svg:y="4.48cm">
          <draw:text-box>
            <text:p text:style-name="P1"><text:span text:style-name="T24">behavior </text:span></text:p>
          </draw:text-box>
        </draw:frame>
        <draw:frame draw:style-name="gr115" draw:text-style-name="P4" draw:layer="layout" svg:width="0.176cm" svg:height="0.577cm" svg:x="13.563cm" svg:y="4.48cm">
          <draw:text-box>
            <text:p text:style-name="P1"><text:span text:style-name="T36">of </text:span></text:p>
          </draw:text-box>
        </draw:frame>
        <draw:frame draw:style-name="gr116" draw:text-style-name="P4" draw:layer="layout" svg:width="0.893cm" svg:height="0.577cm" svg:x="13.854cm" svg:y="4.48cm">
          <draw:text-box>
            <text:p text:style-name="P1"><text:span text:style-name="T37">thermal </text:span></text:p>
          </draw:text-box>
        </draw:frame>
        <draw:frame draw:style-name="gr117" draw:text-style-name="P4" draw:layer="layout" svg:width="0.842cm" svg:height="0.577cm" svg:x="14.842cm" svg:y="4.48cm">
          <draw:text-box>
            <text:p text:style-name="P1"><text:span text:style-name="T30">energy </text:span></text:p>
          </draw:text-box>
        </draw:frame>
        <draw:frame draw:style-name="gr118" draw:text-style-name="P4" draw:layer="layout" svg:width="0.868cm" svg:height="0.577cm" svg:x="15.753cm" svg:y="4.48cm">
          <draw:text-box>
            <text:p text:style-name="P1"><text:span text:style-name="T37">storage </text:span></text:p>
          </draw:text-box>
        </draw:frame>
        <draw:frame draw:style-name="gr52" draw:text-style-name="P4" draw:layer="layout" svg:width="0.449cm" svg:height="0.577cm" svg:x="16.721cm" svg:y="4.48cm">
          <draw:text-box>
            <text:p text:style-name="P1"><text:span text:style-name="T26">salts </text:span></text:p>
          </draw:text-box>
        </draw:frame>
        <draw:frame draw:style-name="gr119" draw:text-style-name="P4" draw:layer="layout" svg:width="0.386cm" svg:height="0.577cm" svg:x="17.361cm" svg:y="4.48cm">
          <draw:text-box>
            <text:p text:style-name="P1"><text:span text:style-name="T53">that </text:span></text:p>
          </draw:text-box>
        </draw:frame>
        <draw:frame draw:style-name="gr120" draw:text-style-name="P4" draw:layer="layout" svg:width="1.06cm" svg:height="0.577cm" svg:x="17.884cm" svg:y="4.48cm">
          <draw:text-box>
            <text:p text:style-name="P1"><text:span text:style-name="T47">undergo </text:span></text:p>
          </draw:text-box>
        </draw:frame>
        <draw:frame draw:style-name="gr121" draw:text-style-name="P4" draw:layer="layout" svg:width="1.054cm" svg:height="0.577cm" svg:x="18.969cm" svg:y="4.48cm">
          <draw:text-box>
            <text:p text:style-name="P1"><text:span text:style-name="T24">repeated </text:span></text:p>
          </draw:text-box>
        </draw:frame>
        <draw:frame draw:style-name="gr122" draw:text-style-name="P4" draw:layer="layout" svg:width="1.311cm" svg:height="0.577cm" svg:x="20.112cm" svg:y="4.48cm">
          <draw:text-box>
            <text:p text:style-name="P1"><text:span text:style-name="T32">melting <text:s/>and </text:span></text:p>
          </draw:text-box>
        </draw:frame>
        <draw:frame draw:style-name="gr123" draw:text-style-name="P4" draw:layer="layout" svg:width="0.909cm" svg:height="0.577cm" svg:x="21.565cm" svg:y="4.48cm">
          <draw:text-box>
            <text:p text:style-name="P1"><text:span text:style-name="T28">freezing. </text:span></text:p>
          </draw:text-box>
        </draw:frame>
        <draw:frame draw:style-name="gr124" draw:text-style-name="P4" draw:layer="layout" svg:width="0.611cm" svg:height="0.577cm" svg:x="22.708cm" svg:y="4.48cm">
          <draw:text-box>
            <text:p text:style-name="P1"><text:span text:style-name="T41">Such </text:span></text:p>
          </draw:text-box>
        </draw:frame>
        <draw:frame draw:style-name="gr125" draw:text-style-name="P4" draw:layer="layout" svg:width="0.511cm" svg:height="0.577cm" svg:x="23.387cm" svg:y="4.48cm">
          <draw:text-box>
            <text:p text:style-name="P1"><text:span text:style-name="T45">data </text:span></text:p>
          </draw:text-box>
        </draw:frame>
        <draw:frame draw:style-name="gr126" draw:text-style-name="P4" draw:layer="layout" svg:width="0.565cm" svg:height="0.577cm" svg:x="24.007cm" svg:y="4.48cm">
          <draw:text-box>
            <text:p text:style-name="P1"><text:span text:style-name="T37">have </text:span></text:p>
          </draw:text-box>
        </draw:frame>
        <draw:frame draw:style-name="gr127" draw:text-style-name="P4" draw:layer="layout" svg:width="0.659cm" svg:height="0.577cm" svg:x="3.585cm" svg:y="4.867cm">
          <draw:text-box>
            <text:p text:style-name="P1"><text:span text:style-name="T37">never </text:span></text:p>
          </draw:text-box>
        </draw:frame>
        <draw:frame draw:style-name="gr128" draw:text-style-name="P4" draw:layer="layout" svg:width="0.612cm" svg:height="0.577cm" svg:x="4.34cm" svg:y="4.867cm">
          <draw:text-box>
            <text:p text:style-name="P1"><text:span text:style-name="T24">been </text:span></text:p>
          </draw:text-box>
        </draw:frame>
        <draw:frame draw:style-name="gr129" draw:text-style-name="P4" draw:layer="layout" svg:width="1.021cm" svg:height="0.577cm" svg:x="5.018cm" svg:y="4.867cm">
          <draw:text-box>
            <text:p text:style-name="P1"><text:span text:style-name="T33">obtained </text:span></text:p>
          </draw:text-box>
        </draw:frame>
        <draw:frame draw:style-name="gr130" draw:text-style-name="P4" draw:layer="layout" svg:width="0.743cm" svg:height="0.577cm" svg:x="6.123cm" svg:y="4.867cm">
          <draw:text-box>
            <text:p text:style-name="P1"><text:span text:style-name="T23">before </text:span></text:p>
          </draw:text-box>
        </draw:frame>
        <draw:frame draw:style-name="gr86" draw:text-style-name="P4" draw:layer="layout" svg:width="0.463cm" svg:height="0.577cm" svg:x="6.975cm" svg:y="4.867cm">
          <draw:text-box>
            <text:p text:style-name="P1"><text:span text:style-name="T37">and </text:span></text:p>
          </draw:text-box>
        </draw:frame>
        <draw:frame draw:style-name="gr126" draw:text-style-name="P4" draw:layer="layout" svg:width="0.565cm" svg:height="0.577cm" svg:x="7.518cm" svg:y="4.867cm">
          <draw:text-box>
            <text:p text:style-name="P1"><text:span text:style-name="T37">have </text:span></text:p>
          </draw:text-box>
        </draw:frame>
        <draw:frame draw:style-name="gr131" draw:text-style-name="P4" draw:layer="layout" svg:width="0.577cm" svg:height="0.577cm" svg:x="8.157cm" svg:y="4.867cm">
          <draw:text-box>
            <text:p text:style-name="P1"><text:span text:style-name="T25">direct </text:span></text:p>
          </draw:text-box>
        </draw:frame>
        <draw:frame draw:style-name="gr132" draw:text-style-name="P4" draw:layer="layout" svg:width="1.179cm" svg:height="0.577cm" svg:x="8.893cm" svg:y="4.867cm">
          <draw:text-box>
            <text:p text:style-name="P1"><text:span text:style-name="T45">application </text:span></text:p>
          </draw:text-box>
        </draw:frame>
        <draw:frame draw:style-name="gr50" draw:text-style-name="P4" draw:layer="layout" svg:width="0.27cm" svg:height="0.577cm" svg:x="10.269cm" svg:y="4.867cm">
          <draw:text-box>
            <text:p text:style-name="P1"><text:span text:style-name="T34">for </text:span></text:p>
          </draw:text-box>
        </draw:frame>
        <draw:frame draw:style-name="gr110" draw:text-style-name="P4" draw:layer="layout" svg:width="0.353cm" svg:height="0.577cm" svg:x="10.657cm" svg:y="4.867cm">
          <draw:text-box>
            <text:p text:style-name="P1"><text:span text:style-name="T25">the </text:span></text:p>
          </draw:text-box>
        </draw:frame>
        <draw:frame draw:style-name="gr133" draw:text-style-name="P4" draw:layer="layout" svg:width="1.672cm" svg:height="0.577cm" svg:x="11.122cm" svg:y="4.867cm">
          <draw:text-box>
            <text:p text:style-name="P1"><text:span text:style-name="T29">development </text:span></text:p>
          </draw:text-box>
        </draw:frame>
        <draw:frame draw:style-name="gr81" draw:text-style-name="P4" draw:layer="layout" svg:width="0.191cm" svg:height="0.577cm" svg:x="12.749cm" svg:y="4.867cm">
          <draw:text-box>
            <text:p text:style-name="P1"><text:span text:style-name="T44">of </text:span></text:p>
          </draw:text-box>
        </draw:frame>
        <draw:frame draw:style-name="gr134" draw:text-style-name="P4" draw:layer="layout" svg:width="1.581cm" svg:height="0.577cm" svg:x="13.04cm" svg:y="4.867cm">
          <draw:text-box>
            <text:p text:style-name="P1"><text:span text:style-name="T29">space-based </text:span></text:p>
          </draw:text-box>
        </draw:frame>
        <draw:frame draw:style-name="gr135" draw:text-style-name="P4" draw:layer="layout" svg:width="0.515cm" svg:height="0.577cm" svg:x="14.667cm" svg:y="4.867cm">
          <draw:text-box>
            <text:p text:style-name="P1"><text:span text:style-name="T35">solar </text:span></text:p>
          </draw:text-box>
        </draw:frame>
        <draw:frame draw:style-name="gr136" draw:text-style-name="P4" draw:layer="layout" svg:width="1.042cm" svg:height="0.577cm" svg:x="15.346cm" svg:y="4.867cm">
          <draw:text-box>
            <text:p text:style-name="P1"><text:span text:style-name="T47">dynamic </text:span></text:p>
          </draw:text-box>
        </draw:frame>
        <draw:frame draw:style-name="gr137" draw:text-style-name="P4" draw:layer="layout" svg:width="0.464cm" svg:height="0.577cm" svg:x="16.431cm" svg:y="4.867cm">
          <draw:text-box>
            <text:p text:style-name="P1"><text:span text:style-name="T45">(SD) </text:span></text:p>
          </draw:text-box>
        </draw:frame>
        <draw:frame draw:style-name="gr138" draw:text-style-name="P4" draw:layer="layout" svg:width="0.73cm" svg:height="0.577cm" svg:x="17.109cm" svg:y="4.867cm">
          <draw:text-box>
            <text:p text:style-name="P1"><text:span text:style-name="T37">power </text:span></text:p>
          </draw:text-box>
        </draw:frame>
        <draw:frame draw:style-name="gr139" draw:text-style-name="P4" draw:layer="layout" svg:width="0.975cm" svg:height="0.577cm" svg:x="17.923cm" svg:y="4.867cm">
          <draw:text-box>
            <text:p text:style-name="P1"><text:span text:style-name="T37">systems. </text:span></text:p>
          </draw:text-box>
        </draw:frame>
        <draw:frame draw:style-name="gr140" draw:text-style-name="P4" draw:layer="layout" svg:width="0.774cm" svg:height="0.577cm" svg:x="19.008cm" svg:y="4.867cm">
          <draw:text-box>
            <text:p text:style-name="P1"><text:span text:style-name="T27">These </text:span></text:p>
          </draw:text-box>
        </draw:frame>
        <draw:frame draw:style-name="gr141" draw:text-style-name="P4" draw:layer="layout" svg:width="0.798cm" svg:height="0.577cm" svg:x="19.841cm" svg:y="4.867cm">
          <draw:text-box>
            <text:p text:style-name="P1"><text:span text:style-name="T47">power </text:span></text:p>
          </draw:text-box>
        </draw:frame>
        <draw:frame draw:style-name="gr142" draw:text-style-name="P4" draw:layer="layout" svg:width="1.001cm" svg:height="0.577cm" svg:x="20.655cm" svg:y="4.867cm">
          <draw:text-box>
            <text:p text:style-name="P1"><text:span text:style-name="T47">systems </text:span></text:p>
          </draw:text-box>
        </draw:frame>
        <draw:frame draw:style-name="gr90" draw:text-style-name="P4" draw:layer="layout" svg:width="0.272cm" svg:height="0.577cm" svg:x="21.72cm" svg:y="4.867cm">
          <draw:text-box>
            <text:p text:style-name="P1"><text:span text:style-name="T51">will </text:span></text:p>
          </draw:text-box>
        </draw:frame>
        <draw:frame draw:style-name="gr143" draw:text-style-name="P4" draw:layer="layout" svg:width="0.524cm" svg:height="0.577cm" svg:x="22.185cm" svg:y="4.867cm">
          <draw:text-box>
            <text:p text:style-name="P1"><text:span text:style-name="T25">store </text:span></text:p>
          </draw:text-box>
        </draw:frame>
        <draw:frame draw:style-name="gr117" draw:text-style-name="P4" draw:layer="layout" svg:width="0.842cm" svg:height="0.577cm" svg:x="22.864cm" svg:y="4.867cm">
          <draw:text-box>
            <text:p text:style-name="P1"><text:span text:style-name="T30">energy </text:span></text:p>
          </draw:text-box>
        </draw:frame>
        <draw:frame draw:style-name="gr38" draw:text-style-name="P4" draw:layer="layout" svg:width="0.151cm" svg:height="0.577cm" svg:x="23.774cm" svg:y="4.867cm">
          <draw:text-box>
            <text:p text:style-name="P1"><text:span text:style-name="T31">in </text:span></text:p>
          </draw:text-box>
        </draw:frame>
        <draw:frame draw:style-name="gr70" draw:text-style-name="P4" draw:layer="layout" svg:width="0.154cm" svg:height="0.577cm" svg:x="24.045cm" svg:y="4.867cm">
          <draw:text-box>
            <text:p text:style-name="P1"><text:span text:style-name="T44">a </text:span></text:p>
          </draw:text-box>
        </draw:frame>
        <draw:frame draw:style-name="gr116" draw:text-style-name="P4" draw:layer="layout" svg:width="0.893cm" svg:height="0.577cm" svg:x="24.278cm" svg:y="4.867cm">
          <draw:text-box>
            <text:p text:style-name="P1"><text:span text:style-name="T37">thermal </text:span></text:p>
          </draw:text-box>
        </draw:frame>
        <draw:frame draw:style-name="gr144" draw:text-style-name="P4" draw:layer="layout" svg:width="0.782cm" svg:height="0.577cm" svg:x="3.585cm" svg:y="5.255cm">
          <draw:text-box>
            <text:p text:style-name="P1"><text:span text:style-name="T23">energy </text:span></text:p>
          </draw:text-box>
        </draw:frame>
        <draw:frame draw:style-name="gr145" draw:text-style-name="P4" draw:layer="layout" svg:width="0.359cm" svg:height="0.577cm" svg:x="4.456cm" svg:y="5.255cm">
          <draw:text-box>
            <text:p text:style-name="P1"><text:span text:style-name="T26">salt </text:span></text:p>
          </draw:text-box>
        </draw:frame>
        <draw:frame draw:style-name="gr146" draw:text-style-name="P4" draw:layer="layout" svg:width="0.553cm" svg:height="0.577cm" svg:x="4.98cm" svg:y="5.255cm">
          <draw:text-box>
            <text:p text:style-name="P1"><text:span text:style-name="T37">such </text:span></text:p>
          </draw:text-box>
        </draw:frame>
        <draw:frame draw:style-name="gr83" draw:text-style-name="P4" draw:layer="layout" svg:width="1cm" svg:height="0.577cm" svg:x="5.619cm" svg:y="5.255cm">
          <draw:text-box>
            <text:p text:style-name="P1"><text:span text:style-name="T25">as <text:s/>lithium </text:span></text:p>
          </draw:text-box>
        </draw:frame>
        <draw:frame draw:style-name="gr51" draw:text-style-name="P4" draw:layer="layout" svg:width="0.785cm" svg:height="0.577cm" svg:x="6.84cm" svg:y="5.255cm">
          <draw:text-box>
            <text:p text:style-name="P1"><text:span text:style-name="T35">fluoride </text:span></text:p>
          </draw:text-box>
        </draw:frame>
        <draw:frame draw:style-name="gr147" draw:text-style-name="P4" draw:layer="layout" svg:width="0.218cm" svg:height="0.577cm" svg:x="7.808cm" svg:y="5.255cm">
          <draw:text-box>
            <text:p text:style-name="P1"><text:span text:style-name="T54">or </text:span></text:p>
          </draw:text-box>
        </draw:frame>
        <draw:frame draw:style-name="gr61" draw:text-style-name="P4" draw:layer="layout" svg:width="0.115cm" svg:height="0.577cm" svg:x="8.157cm" svg:y="5.255cm">
          <draw:text-box>
            <text:p text:style-name="P1"><text:span text:style-name="T40">a </text:span></text:p>
          </draw:text-box>
        </draw:frame>
        <draw:frame draw:style-name="gr62" draw:text-style-name="P4" draw:layer="layout" svg:width="0.821cm" svg:height="0.577cm" svg:x="8.351cm" svg:y="5.255cm">
          <draw:text-box>
            <text:p text:style-name="P1"><text:span text:style-name="T28">eutectic </text:span></text:p>
          </draw:text-box>
        </draw:frame>
        <draw:frame draw:style-name="gr81" draw:text-style-name="P4" draw:layer="layout" svg:width="0.191cm" svg:height="0.577cm" svg:x="9.359cm" svg:y="5.255cm">
          <draw:text-box>
            <text:p text:style-name="P1"><text:span text:style-name="T44">of </text:span></text:p>
          </draw:text-box>
        </draw:frame>
        <draw:frame draw:style-name="gr148" draw:text-style-name="P4" draw:layer="layout" svg:width="0.696cm" svg:height="0.577cm" svg:x="9.669cm" svg:y="5.255cm">
          <draw:text-box>
            <text:p text:style-name="P1"><text:span text:style-name="T25">lithium </text:span></text:p>
          </draw:text-box>
        </draw:frame>
        <draw:frame draw:style-name="gr149" draw:text-style-name="P4" draw:layer="layout" svg:width="1.74cm" svg:height="0.577cm" svg:x="10.521cm" svg:y="5.255cm">
          <draw:text-box>
            <text:p text:style-name="P1"><text:span text:style-name="T23">fluoride/calcium </text:span></text:p>
          </draw:text-box>
        </draw:frame>
        <draw:frame draw:style-name="gr150" draw:text-style-name="P4" draw:layer="layout" svg:width="0.99cm" svg:height="0.577cm" svg:x="12.478cm" svg:y="5.255cm">
          <draw:text-box>
            <text:p text:style-name="P1"><text:span text:style-name="T25">difluoride. </text:span></text:p>
          </draw:text-box>
        </draw:frame>
        <draw:frame draw:style-name="gr41" draw:text-style-name="P4" draw:layer="layout" svg:width="0.467cm" svg:height="0.577cm" svg:x="13.737cm" svg:y="5.255cm">
          <draw:text-box>
            <text:p text:style-name="P1"><text:span text:style-name="T24">The </text:span></text:p>
          </draw:text-box>
        </draw:frame>
        <draw:frame draw:style-name="gr151" draw:text-style-name="P4" draw:layer="layout" svg:width="0.7cm" svg:height="0.577cm" svg:x="14.28cm" svg:y="5.255cm">
          <draw:text-box>
            <text:p text:style-name="P1"><text:span text:style-name="T32">stored </text:span></text:p>
          </draw:text-box>
        </draw:frame>
        <draw:frame draw:style-name="gr117" draw:text-style-name="P4" draw:layer="layout" svg:width="0.842cm" svg:height="0.577cm" svg:x="15.113cm" svg:y="5.255cm">
          <draw:text-box>
            <text:p text:style-name="P1"><text:span text:style-name="T30">energy </text:span></text:p>
          </draw:text-box>
        </draw:frame>
        <draw:frame draw:style-name="gr152" draw:text-style-name="P4" draw:layer="layout" svg:width="0.116cm" svg:height="0.577cm" svg:x="16.024cm" svg:y="5.255cm">
          <draw:text-box>
            <text:p text:style-name="P1"><text:span text:style-name="T40">is </text:span></text:p>
          </draw:text-box>
        </draw:frame>
        <draw:frame draw:style-name="gr153" draw:text-style-name="P4" draw:layer="layout" svg:width="1.038cm" svg:height="0.577cm" svg:x="16.276cm" svg:y="5.255cm">
          <draw:text-box>
            <text:p text:style-name="P1"><text:span text:style-name="T23">extracted </text:span></text:p>
          </draw:text-box>
        </draw:frame>
        <draw:frame draw:style-name="gr154" draw:text-style-name="P4" draw:layer="layout" svg:width="0.721cm" svg:height="0.577cm" svg:x="17.477cm" svg:y="5.255cm">
          <draw:text-box>
            <text:p text:style-name="P1"><text:span text:style-name="T32">during </text:span></text:p>
          </draw:text-box>
        </draw:frame>
        <draw:frame draw:style-name="gr110" draw:text-style-name="P4" draw:layer="layout" svg:width="0.353cm" svg:height="0.577cm" svg:x="18.291cm" svg:y="5.255cm">
          <draw:text-box>
            <text:p text:style-name="P1"><text:span text:style-name="T25">the </text:span></text:p>
          </draw:text-box>
        </draw:frame>
        <draw:frame draw:style-name="gr155" draw:text-style-name="P4" draw:layer="layout" svg:width="0.762cm" svg:height="0.577cm" svg:x="18.756cm" svg:y="5.255cm">
          <draw:text-box>
            <text:p text:style-name="P1"><text:span text:style-name="T47">shade </text:span></text:p>
          </draw:text-box>
        </draw:frame>
        <draw:frame draw:style-name="gr156" draw:text-style-name="P4" draw:layer="layout" svg:width="0.761cm" svg:height="0.577cm" svg:x="19.57cm" svg:y="5.255cm">
          <draw:text-box>
            <text:p text:style-name="P1"><text:span text:style-name="T52">portion </text:span></text:p>
          </draw:text-box>
        </draw:frame>
        <draw:frame draw:style-name="gr81" draw:text-style-name="P4" draw:layer="layout" svg:width="0.191cm" svg:height="0.577cm" svg:x="20.461cm" svg:y="5.255cm">
          <draw:text-box>
            <text:p text:style-name="P1"><text:span text:style-name="T44">of </text:span></text:p>
          </draw:text-box>
        </draw:frame>
        <draw:frame draw:style-name="gr33" draw:text-style-name="P4" draw:layer="layout" svg:width="0.338cm" svg:height="0.577cm" svg:x="20.771cm" svg:y="5.255cm">
          <draw:text-box>
            <text:p text:style-name="P1"><text:span text:style-name="T26">the </text:span></text:p>
          </draw:text-box>
        </draw:frame>
        <draw:frame draw:style-name="gr157" draw:text-style-name="P4" draw:layer="layout" svg:width="0.461cm" svg:height="0.577cm" svg:x="21.236cm" svg:y="5.255cm">
          <draw:text-box>
            <text:p text:style-name="P1"><text:span text:style-name="T34">orbit. </text:span></text:p>
          </draw:text-box>
        </draw:frame>
        <draw:frame draw:style-name="gr158" draw:text-style-name="P4" draw:layer="layout" svg:width="0.452cm" svg:height="0.577cm" svg:x="21.895cm" svg:y="5.255cm">
          <draw:text-box>
            <text:p text:style-name="P1"><text:span text:style-name="T28">This </text:span></text:p>
          </draw:text-box>
        </draw:frame>
        <draw:frame draw:style-name="gr159" draw:text-style-name="P4" draw:layer="layout" svg:width="0.865cm" svg:height="0.577cm" svg:x="22.515cm" svg:y="5.255cm">
          <draw:text-box>
            <text:p text:style-name="P1"><text:span text:style-name="T23">enables </text:span></text:p>
          </draw:text-box>
        </draw:frame>
        <draw:frame draw:style-name="gr33" draw:text-style-name="P4" draw:layer="layout" svg:width="0.338cm" svg:height="0.577cm" svg:x="23.464cm" svg:y="5.255cm">
          <draw:text-box>
            <text:p text:style-name="P1"><text:span text:style-name="T26">the </text:span></text:p>
          </draw:text-box>
        </draw:frame>
        <draw:frame draw:style-name="gr160" draw:text-style-name="P4" draw:layer="layout" svg:width="0.504cm" svg:height="0.577cm" svg:x="23.968cm" svg:y="5.255cm">
          <draw:text-box>
            <text:p text:style-name="P1"><text:span text:style-name="T25">solar </text:span></text:p>
          </draw:text-box>
        </draw:frame>
        <draw:frame draw:style-name="gr136" draw:text-style-name="P4" draw:layer="layout" svg:width="1.042cm" svg:height="0.577cm" svg:x="3.585cm" svg:y="5.643cm">
          <draw:text-box>
            <text:p text:style-name="P1"><text:span text:style-name="T47">dynamic </text:span></text:p>
          </draw:text-box>
        </draw:frame>
        <draw:frame draw:style-name="gr141" draw:text-style-name="P4" draw:layer="layout" svg:width="0.798cm" svg:height="0.577cm" svg:x="4.67cm" svg:y="5.643cm">
          <draw:text-box>
            <text:p text:style-name="P1"><text:span text:style-name="T47">power </text:span></text:p>
          </draw:text-box>
        </draw:frame>
        <draw:frame draw:style-name="gr161" draw:text-style-name="P4" draw:layer="layout" svg:width="0.853cm" svg:height="0.577cm" svg:x="5.483cm" svg:y="5.643cm">
          <draw:text-box>
            <text:p text:style-name="P1"><text:span text:style-name="T30">system </text:span></text:p>
          </draw:text-box>
        </draw:frame>
        <draw:frame draw:style-name="gr53" draw:text-style-name="P4" draw:layer="layout" svg:width="0.178cm" svg:height="0.577cm" svg:x="6.413cm" svg:y="5.643cm">
          <draw:text-box>
            <text:p text:style-name="P1"><text:span text:style-name="T36">to </text:span></text:p>
          </draw:text-box>
        </draw:frame>
        <draw:frame draw:style-name="gr162" draw:text-style-name="P4" draw:layer="layout" svg:width="0.847cm" svg:height="0.577cm" svg:x="6.723cm" svg:y="5.643cm">
          <draw:text-box>
            <text:p text:style-name="P1"><text:span text:style-name="T23">provide </text:span></text:p>
          </draw:text-box>
        </draw:frame>
        <draw:frame draw:style-name="gr163" draw:text-style-name="P4" draw:layer="layout" svg:width="0.995cm" svg:height="0.577cm" svg:x="7.673cm" svg:y="5.643cm">
          <draw:text-box>
            <text:p text:style-name="P1"><text:span text:style-name="T33">constant </text:span></text:p>
          </draw:text-box>
        </draw:frame>
        <draw:frame draw:style-name="gr164" draw:text-style-name="P4" draw:layer="layout" svg:width="0.87cm" svg:height="0.577cm" svg:x="8.777cm" svg:y="5.643cm">
          <draw:text-box>
            <text:p text:style-name="P1"><text:span text:style-name="T25">electrical </text:span></text:p>
          </draw:text-box>
        </draw:frame>
        <draw:frame draw:style-name="gr141" draw:text-style-name="P4" draw:layer="layout" svg:width="0.798cm" svg:height="0.577cm" svg:x="9.92cm" svg:y="5.643cm">
          <draw:text-box>
            <text:p text:style-name="P1"><text:span text:style-name="T47">power </text:span></text:p>
          </draw:text-box>
        </draw:frame>
        <draw:frame draw:style-name="gr165" draw:text-style-name="P4" draw:layer="layout" svg:width="0.44cm" svg:height="0.577cm" svg:x="10.754cm" svg:y="5.643cm">
          <draw:text-box>
            <text:p text:style-name="P1"><text:span text:style-name="T26">over </text:span></text:p>
          </draw:text-box>
        </draw:frame>
        <draw:frame draw:style-name="gr102" draw:text-style-name="P4" draw:layer="layout" svg:width="0.315cm" svg:height="0.577cm" svg:x="11.335cm" svg:y="5.643cm">
          <draw:text-box>
            <text:p text:style-name="P1"><text:span text:style-name="T39">the </text:span></text:p>
          </draw:text-box>
        </draw:frame>
        <draw:frame draw:style-name="gr166" draw:text-style-name="P4" draw:layer="layout" svg:width="0.568cm" svg:height="0.577cm" svg:x="11.8cm" svg:y="5.643cm">
          <draw:text-box>
            <text:p text:style-name="P1"><text:span text:style-name="T26">entire </text:span></text:p>
          </draw:text-box>
        </draw:frame>
        <draw:frame draw:style-name="gr157" draw:text-style-name="P4" draw:layer="layout" svg:width="0.461cm" svg:height="0.577cm" svg:x="12.556cm" svg:y="5.643cm">
          <draw:text-box>
            <text:p text:style-name="P1"><text:span text:style-name="T34">orbit. </text:span></text:p>
          </draw:text-box>
        </draw:frame>
        <draw:frame draw:style-name="gr150" draw:text-style-name="P4" draw:layer="layout" svg:width="0.99cm" svg:height="0.577cm" svg:x="13.214cm" svg:y="5.643cm">
          <draw:text-box>
            <text:p text:style-name="P1"><text:span text:style-name="T28">Analytical </text:span></text:p>
          </draw:text-box>
        </draw:frame>
        <draw:frame draw:style-name="gr167" draw:text-style-name="P4" draw:layer="layout" svg:width="1.214cm" svg:height="0.577cm" svg:x="14.454cm" svg:y="5.643cm">
          <draw:text-box>
            <text:p text:style-name="P1"><text:span text:style-name="T46">computer </text:span></text:p>
          </draw:text-box>
        </draw:frame>
        <draw:frame draw:style-name="gr168" draw:text-style-name="P4" draw:layer="layout" svg:width="0.714cm" svg:height="0.577cm" svg:x="15.656cm" svg:y="5.643cm">
          <draw:text-box>
            <text:p text:style-name="P1"><text:span text:style-name="T30">codes </text:span></text:p>
          </draw:text-box>
        </draw:frame>
        <draw:frame draw:style-name="gr47" draw:text-style-name="P4" draw:layer="layout" svg:width="0.604cm" svg:height="0.577cm" svg:x="16.45cm" svg:y="5.643cm">
          <draw:text-box>
            <text:p text:style-name="P1"><text:span text:style-name="T24">were </text:span></text:p>
          </draw:text-box>
        </draw:frame>
        <draw:frame draw:style-name="gr169" draw:text-style-name="P4" draw:layer="layout" svg:width="1.293cm" svg:height="0.577cm" svg:x="17.109cm" svg:y="5.643cm">
          <draw:text-box>
            <text:p text:style-name="P1"><text:span text:style-name="T46">developed </text:span></text:p>
          </draw:text-box>
        </draw:frame>
        <draw:frame draw:style-name="gr50" draw:text-style-name="P4" draw:layer="layout" svg:width="0.27cm" svg:height="0.577cm" svg:x="18.426cm" svg:y="5.643cm">
          <draw:text-box>
            <text:p text:style-name="P1"><text:span text:style-name="T34">for </text:span></text:p>
          </draw:text-box>
        </draw:frame>
        <draw:frame draw:style-name="gr170" draw:text-style-name="P4" draw:layer="layout" svg:width="1.072cm" svg:height="0.577cm" svg:x="18.833cm" svg:y="5.643cm">
          <draw:text-box>
            <text:p text:style-name="P1"><text:span text:style-name="T32">predicting </text:span></text:p>
          </draw:text-box>
        </draw:frame>
        <draw:frame draw:style-name="gr171" draw:text-style-name="P4" draw:layer="layout" svg:width="1.62cm" svg:height="0.577cm" svg:x="20.093cm" svg:y="5.643cm">
          <draw:text-box>
            <text:p text:style-name="P1"><text:span text:style-name="T27">performance </text:span></text:p>
          </draw:text-box>
        </draw:frame>
        <draw:frame draw:style-name="gr81" draw:text-style-name="P4" draw:layer="layout" svg:width="0.191cm" svg:height="0.577cm" svg:x="21.682cm" svg:y="5.643cm">
          <draw:text-box>
            <text:p text:style-name="P1"><text:span text:style-name="T44">of </text:span></text:p>
          </draw:text-box>
        </draw:frame>
        <draw:frame draw:style-name="gr29" draw:text-style-name="P4" draw:layer="layout" svg:width="0.135cm" svg:height="0.577cm" svg:x="22.011cm" svg:y="5.643cm">
          <draw:text-box>
            <text:p text:style-name="P1"><text:span text:style-name="T22">a </text:span></text:p>
          </draw:text-box>
        </draw:frame>
        <draw:frame draw:style-name="gr134" draw:text-style-name="P4" draw:layer="layout" svg:width="1.581cm" svg:height="0.577cm" svg:x="22.205cm" svg:y="5.643cm">
          <draw:text-box>
            <text:p text:style-name="P1"><text:span text:style-name="T29">space-based </text:span></text:p>
          </draw:text-box>
        </draw:frame>
        <draw:frame draw:style-name="gr135" draw:text-style-name="P4" draw:layer="layout" svg:width="0.515cm" svg:height="0.577cm" svg:x="23.832cm" svg:y="5.643cm">
          <draw:text-box>
            <text:p text:style-name="P1"><text:span text:style-name="T35">solar </text:span></text:p>
          </draw:text-box>
        </draw:frame>
        <draw:frame draw:style-name="gr136" draw:text-style-name="P4" draw:layer="layout" svg:width="1.042cm" svg:height="0.577cm" svg:x="3.585cm" svg:y="6.03cm">
          <draw:text-box>
            <text:p text:style-name="P1"><text:span text:style-name="T47">dynamic </text:span></text:p>
          </draw:text-box>
        </draw:frame>
        <draw:frame draw:style-name="gr141" draw:text-style-name="P4" draw:layer="layout" svg:width="0.798cm" svg:height="0.577cm" svg:x="4.67cm" svg:y="6.03cm">
          <draw:text-box>
            <text:p text:style-name="P1"><text:span text:style-name="T47">power </text:span></text:p>
          </draw:text-box>
        </draw:frame>
        <draw:frame draw:style-name="gr172" draw:text-style-name="P4" draw:layer="layout" svg:width="0.883cm" svg:height="0.577cm" svg:x="5.483cm" svg:y="6.03cm">
          <draw:text-box>
            <text:p text:style-name="P1"><text:span text:style-name="T33">system. </text:span></text:p>
          </draw:text-box>
        </draw:frame>
        <draw:frame draw:style-name="gr173" draw:text-style-name="P4" draw:layer="layout" svg:width="1.569cm" svg:height="0.577cm" svg:x="6.491cm" svg:y="6.03cm">
          <draw:text-box>
            <text:p text:style-name="P1"><text:span text:style-name="T41">Experimental </text:span></text:p>
          </draw:text-box>
        </draw:frame>
        <draw:frame draw:style-name="gr174" draw:text-style-name="P4" draw:layer="layout" svg:width="1.094cm" svg:height="0.577cm" svg:x="8.138cm" svg:y="6.03cm">
          <draw:text-box>
            <text:p text:style-name="P1"><text:span text:style-name="T35">verification </text:span></text:p>
          </draw:text-box>
        </draw:frame>
        <draw:frame draw:style-name="gr115" draw:text-style-name="P4" draw:layer="layout" svg:width="0.176cm" svg:height="0.577cm" svg:x="9.514cm" svg:y="6.03cm">
          <draw:text-box>
            <text:p text:style-name="P1"><text:span text:style-name="T36">of </text:span></text:p>
          </draw:text-box>
        </draw:frame>
        <draw:frame draw:style-name="gr110" draw:text-style-name="P4" draw:layer="layout" svg:width="0.353cm" svg:height="0.577cm" svg:x="9.804cm" svg:y="6.03cm">
          <draw:text-box>
            <text:p text:style-name="P1"><text:span text:style-name="T25">the </text:span></text:p>
          </draw:text-box>
        </draw:frame>
        <draw:frame draw:style-name="gr175" draw:text-style-name="P4" draw:layer="layout" svg:width="0.954cm" svg:height="0.577cm" svg:x="10.269cm" svg:y="6.03cm">
          <draw:text-box>
            <text:p text:style-name="P1"><text:span text:style-name="T52">analytical </text:span></text:p>
          </draw:text-box>
        </draw:frame>
        <draw:frame draw:style-name="gr176" draw:text-style-name="P4" draw:layer="layout" svg:width="1.172cm" svg:height="0.577cm" svg:x="11.509cm" svg:y="6.03cm">
          <draw:text-box>
            <text:p text:style-name="P1"><text:span text:style-name="T32">predictions </text:span></text:p>
          </draw:text-box>
        </draw:frame>
        <draw:frame draw:style-name="gr47" draw:text-style-name="P4" draw:layer="layout" svg:width="0.604cm" svg:height="0.577cm" svg:x="12.904cm" svg:y="6.03cm">
          <draw:text-box>
            <text:p text:style-name="P1"><text:span text:style-name="T24">were </text:span></text:p>
          </draw:text-box>
        </draw:frame>
        <draw:frame draw:style-name="gr177" draw:text-style-name="P4" draw:layer="layout" svg:width="0.967cm" svg:height="0.577cm" svg:x="13.524cm" svg:y="6.03cm">
          <draw:text-box>
            <text:p text:style-name="P1"><text:span text:style-name="T27">needed </text:span></text:p>
          </draw:text-box>
        </draw:frame>
        <draw:frame draw:style-name="gr178" draw:text-style-name="P4" draw:layer="layout" svg:width="0.718cm" svg:height="0.577cm" svg:x="14.513cm" svg:y="6.03cm">
          <draw:text-box>
            <text:p text:style-name="P1"><text:span text:style-name="T55">prior </text:span></text:p>
          </draw:text-box>
        </draw:frame>
        <draw:frame draw:style-name="gr53" draw:text-style-name="P4" draw:layer="layout" svg:width="0.178cm" svg:height="0.577cm" svg:x="15.113cm" svg:y="6.03cm">
          <draw:text-box>
            <text:p text:style-name="P1"><text:span text:style-name="T36">to </text:span></text:p>
          </draw:text-box>
        </draw:frame>
        <draw:frame draw:style-name="gr179" draw:text-style-name="P4" draw:layer="layout" svg:width="0.593cm" svg:height="0.577cm" svg:x="15.443cm" svg:y="6.03cm">
          <draw:text-box>
            <text:p text:style-name="P1"><text:span text:style-name="T28">using </text:span></text:p>
          </draw:text-box>
        </draw:frame>
        <draw:frame draw:style-name="gr110" draw:text-style-name="P4" draw:layer="layout" svg:width="0.353cm" svg:height="0.577cm" svg:x="16.14cm" svg:y="6.03cm">
          <draw:text-box>
            <text:p text:style-name="P1"><text:span text:style-name="T25">the </text:span></text:p>
          </draw:text-box>
        </draw:frame>
        <draw:frame draw:style-name="gr175" draw:text-style-name="P4" draw:layer="layout" svg:width="0.954cm" svg:height="0.577cm" svg:x="16.605cm" svg:y="6.03cm">
          <draw:text-box>
            <text:p text:style-name="P1"><text:span text:style-name="T52">analytical </text:span></text:p>
          </draw:text-box>
        </draw:frame>
        <draw:frame draw:style-name="gr180" draw:text-style-name="P4" draw:layer="layout" svg:width="0.685cm" svg:height="0.577cm" svg:x="17.807cm" svg:y="6.03cm">
          <draw:text-box>
            <text:p text:style-name="P1"><text:span text:style-name="T35">results </text:span></text:p>
          </draw:text-box>
        </draw:frame>
        <draw:frame draw:style-name="gr50" draw:text-style-name="P4" draw:layer="layout" svg:width="0.27cm" svg:height="0.577cm" svg:x="18.678cm" svg:y="6.03cm">
          <draw:text-box>
            <text:p text:style-name="P1"><text:span text:style-name="T34">for </text:span></text:p>
          </draw:text-box>
        </draw:frame>
        <draw:frame draw:style-name="gr181" draw:text-style-name="P4" draw:layer="layout" svg:width="0.634cm" svg:height="0.577cm" svg:x="19.066cm" svg:y="6.03cm">
          <draw:text-box>
            <text:p text:style-name="P1"><text:span text:style-name="T35">future </text:span></text:p>
          </draw:text-box>
        </draw:frame>
        <draw:frame draw:style-name="gr182" draw:text-style-name="P4" draw:layer="layout" svg:width="0.703cm" svg:height="0.577cm" svg:x="19.841cm" svg:y="6.03cm">
          <draw:text-box>
            <text:p text:style-name="P1"><text:span text:style-name="T30">space </text:span></text:p>
          </draw:text-box>
        </draw:frame>
        <draw:frame draw:style-name="gr141" draw:text-style-name="P4" draw:layer="layout" svg:width="0.798cm" svg:height="0.577cm" svg:x="20.655cm" svg:y="6.03cm">
          <draw:text-box>
            <text:p text:style-name="P1"><text:span text:style-name="T47">power </text:span></text:p>
          </draw:text-box>
        </draw:frame>
        <draw:frame draw:style-name="gr183" draw:text-style-name="P4" draw:layer="layout" svg:width="0.752cm" svg:height="0.577cm" svg:x="21.469cm" svg:y="6.03cm">
          <draw:text-box>
            <text:p text:style-name="P1"><text:span text:style-name="T23">design </text:span></text:p>
          </draw:text-box>
        </draw:frame>
        <draw:frame draw:style-name="gr184" draw:text-style-name="P4" draw:layer="layout" svg:width="1.314cm" svg:height="0.577cm" svg:x="22.34cm" svg:y="6.03cm">
          <draw:text-box>
            <text:p text:style-name="P1"><text:span text:style-name="T32">applications. </text:span></text:p>
          </draw:text-box>
        </draw:frame>
        <draw:frame draw:style-name="gr41" draw:text-style-name="P4" draw:layer="layout" svg:width="0.467cm" svg:height="0.577cm" svg:x="23.91cm" svg:y="6.03cm">
          <draw:text-box>
            <text:p text:style-name="P1"><text:span text:style-name="T24">The </text:span></text:p>
          </draw:text-box>
        </draw:frame>
        <draw:frame draw:style-name="gr185" draw:text-style-name="P4" draw:layer="layout" svg:width="0.419cm" svg:height="0.577cm" svg:x="24.452cm" svg:y="6.03cm">
          <draw:text-box>
            <text:p text:style-name="P1"><text:span text:style-name="T26">four </text:span></text:p>
          </draw:text-box>
        </draw:frame>
        <draw:frame draw:style-name="gr186" draw:text-style-name="P4" draw:layer="layout" svg:width="0.455cm" svg:height="0.577cm" svg:x="3.565cm" svg:y="6.418cm">
          <draw:text-box>
            <text:p text:style-name="P1"><text:span text:style-name="T45">‘TES </text:span></text:p>
          </draw:text-box>
        </draw:frame>
        <draw:frame draw:style-name="gr187" draw:text-style-name="P4" draw:layer="layout" svg:width="0.45cm" svg:height="0.577cm" svg:x="4.166cm" svg:y="6.418cm">
          <draw:text-box>
            <text:p text:style-name="P1"><text:span text:style-name="T34">flight </text:span></text:p>
          </draw:text-box>
        </draw:frame>
        <draw:frame draw:style-name="gr103" draw:text-style-name="P4" draw:layer="layout" svg:width="1.514cm" svg:height="0.577cm" svg:x="4.825cm" svg:y="6.418cm">
          <draw:text-box>
            <text:p text:style-name="P1"><text:span text:style-name="T47">experiments </text:span></text:p>
          </draw:text-box>
        </draw:frame>
        <draw:frame draw:style-name="gr47" draw:text-style-name="P4" draw:layer="layout" svg:width="0.604cm" svg:height="0.577cm" svg:x="6.375cm" svg:y="6.418cm">
          <draw:text-box>
            <text:p text:style-name="P1"><text:span text:style-name="T24">were </text:span></text:p>
          </draw:text-box>
        </draw:frame>
        <draw:frame draw:style-name="gr107" draw:text-style-name="P4" draw:layer="layout" svg:width="0.194cm" svg:height="0.577cm" svg:x="7.034cm" svg:y="6.418cm">
          <draw:text-box>
            <text:p text:style-name="P1"><text:span text:style-name="T44">to </text:span></text:p>
          </draw:text-box>
        </draw:frame>
        <draw:frame draw:style-name="gr54" draw:text-style-name="P4" draw:layer="layout" svg:width="0.282cm" svg:height="0.577cm" svg:x="7.344cm" svg:y="6.418cm">
          <draw:text-box>
            <text:p text:style-name="P1"><text:span text:style-name="T25">be </text:span></text:p>
          </draw:text-box>
        </draw:frame>
        <draw:frame draw:style-name="gr188" draw:text-style-name="P4" draw:layer="layout" svg:width="0.571cm" svg:height="0.577cm" svg:x="7.731cm" svg:y="6.418cm">
          <draw:text-box>
            <text:p text:style-name="P1"><text:span text:style-name="T37">used </text:span></text:p>
          </draw:text-box>
        </draw:frame>
        <draw:frame draw:style-name="gr53" draw:text-style-name="P4" draw:layer="layout" svg:width="0.178cm" svg:height="0.577cm" svg:x="8.39cm" svg:y="6.418cm">
          <draw:text-box>
            <text:p text:style-name="P1"><text:span text:style-name="T36">to </text:span></text:p>
          </draw:text-box>
        </draw:frame>
        <draw:frame draw:style-name="gr148" draw:text-style-name="P4" draw:layer="layout" svg:width="0.696cm" svg:height="0.577cm" svg:x="8.68cm" svg:y="6.418cm">
          <draw:text-box>
            <text:p text:style-name="P1"><text:span text:style-name="T32">obtain </text:span></text:p>
          </draw:text-box>
        </draw:frame>
        <draw:frame draw:style-name="gr110" draw:text-style-name="P4" draw:layer="layout" svg:width="0.353cm" svg:height="0.577cm" svg:x="9.494cm" svg:y="6.418cm">
          <draw:text-box>
            <text:p text:style-name="P1"><text:span text:style-name="T25">the </text:span></text:p>
          </draw:text-box>
        </draw:frame>
        <draw:frame draw:style-name="gr177" draw:text-style-name="P4" draw:layer="layout" svg:width="0.967cm" svg:height="0.577cm" svg:x="9.959cm" svg:y="6.418cm">
          <draw:text-box>
            <text:p text:style-name="P1"><text:span text:style-name="T27">needed </text:span></text:p>
          </draw:text-box>
        </draw:frame>
        <draw:frame draw:style-name="gr189" draw:text-style-name="P4" draw:layer="layout" svg:width="1.543cm" svg:height="0.577cm" svg:x="10.928cm" svg:y="6.418cm">
          <draw:text-box>
            <text:p text:style-name="P1"><text:span text:style-name="T30">experimental </text:span></text:p>
          </draw:text-box>
        </draw:frame>
        <draw:frame draw:style-name="gr143" draw:text-style-name="P4" draw:layer="layout" svg:width="0.524cm" svg:height="0.577cm" svg:x="12.556cm" svg:y="6.418cm">
          <draw:text-box>
            <text:p text:style-name="P1"><text:span text:style-name="T35">data. </text:span></text:p>
          </draw:text-box>
        </draw:frame>
        <draw:frame draw:style-name="gr190" draw:text-style-name="P4" draw:layer="layout" svg:width="0.443cm" svg:height="0.577cm" svg:x="13.234cm" svg:y="6.418cm">
          <draw:text-box>
            <text:p text:style-name="P1"><text:span text:style-name="T52">This </text:span></text:p>
          </draw:text-box>
        </draw:frame>
        <draw:frame draw:style-name="gr59" draw:text-style-name="P4" draw:layer="layout" svg:width="0.681cm" svg:height="0.577cm" svg:x="13.834cm" svg:y="6.418cm">
          <draw:text-box>
            <text:p text:style-name="P1"><text:span text:style-name="T37">paper </text:span></text:p>
          </draw:text-box>
        </draw:frame>
        <draw:frame draw:style-name="gr90" draw:text-style-name="P4" draw:layer="layout" svg:width="0.272cm" svg:height="0.577cm" svg:x="14.59cm" svg:y="6.418cm">
          <draw:text-box>
            <text:p text:style-name="P1"><text:span text:style-name="T51">will </text:span></text:p>
          </draw:text-box>
        </draw:frame>
        <draw:frame draw:style-name="gr191" draw:text-style-name="P4" draw:layer="layout" svg:width="0.947cm" svg:height="0.577cm" svg:x="15.055cm" svg:y="6.418cm">
          <draw:text-box>
            <text:p text:style-name="P1"><text:span text:style-name="T30">address </text:span></text:p>
          </draw:text-box>
        </draw:frame>
        <draw:frame draw:style-name="gr33" draw:text-style-name="P4" draw:layer="layout" svg:width="0.338cm" svg:height="0.577cm" svg:x="16.082cm" svg:y="6.418cm">
          <draw:text-box>
            <text:p text:style-name="P1"><text:span text:style-name="T26">the </text:span></text:p>
          </draw:text-box>
        </draw:frame>
        <draw:frame draw:style-name="gr187" draw:text-style-name="P4" draw:layer="layout" svg:width="0.45cm" svg:height="0.577cm" svg:x="16.528cm" svg:y="6.418cm">
          <draw:text-box>
            <text:p text:style-name="P1"><text:span text:style-name="T34">flight </text:span></text:p>
          </draw:text-box>
        </draw:frame>
        <draw:frame draw:style-name="gr180" draw:text-style-name="P4" draw:layer="layout" svg:width="0.685cm" svg:height="0.577cm" svg:x="17.186cm" svg:y="6.418cm">
          <draw:text-box>
            <text:p text:style-name="P1"><text:span text:style-name="T35">results </text:span></text:p>
          </draw:text-box>
        </draw:frame>
        <draw:frame draw:style-name="gr192" draw:text-style-name="P4" draw:layer="layout" svg:width="0.554cm" svg:height="0.577cm" svg:x="18.058cm" svg:y="6.418cm">
          <draw:text-box>
            <text:p text:style-name="P1"><text:span text:style-name="T45">from </text:span></text:p>
          </draw:text-box>
        </draw:frame>
        <draw:frame draw:style-name="gr33" draw:text-style-name="P4" draw:layer="layout" svg:width="0.338cm" svg:height="0.577cm" svg:x="18.678cm" svg:y="6.418cm">
          <draw:text-box>
            <text:p text:style-name="P1"><text:span text:style-name="T26">the </text:span></text:p>
          </draw:text-box>
        </draw:frame>
        <draw:frame draw:style-name="gr102" draw:text-style-name="P4" draw:layer="layout" svg:width="0.315cm" svg:height="0.577cm" svg:x="19.124cm" svg:y="6.418cm">
          <draw:text-box>
            <text:p text:style-name="P1"><text:span text:style-name="T51">first </text:span></text:p>
          </draw:text-box>
        </draw:frame>
        <draw:frame draw:style-name="gr86" draw:text-style-name="P4" draw:layer="layout" svg:width="0.463cm" svg:height="0.577cm" svg:x="19.647cm" svg:y="6.418cm">
          <draw:text-box>
            <text:p text:style-name="P1"><text:span text:style-name="T37">and </text:span></text:p>
          </draw:text-box>
        </draw:frame>
        <draw:frame draw:style-name="gr193" draw:text-style-name="P4" draw:layer="layout" svg:width="0.906cm" svg:height="0.577cm" svg:x="20.17cm" svg:y="6.418cm">
          <draw:text-box>
            <text:p text:style-name="P1"><text:span text:style-name="T46">second </text:span></text:p>
          </draw:text-box>
        </draw:frame>
        <draw:frame draw:style-name="gr43" draw:text-style-name="P4" draw:layer="layout" svg:width="1.526cm" svg:height="0.577cm" svg:x="21.12cm" svg:y="6.418cm">
          <draw:text-box>
            <text:p text:style-name="P1"><text:span text:style-name="T30">experiments, </text:span></text:p>
          </draw:text-box>
        </draw:frame>
        <draw:frame draw:style-name="gr44" draw:text-style-name="P4" draw:layer="layout" svg:width="0.717cm" svg:height="0.577cm" svg:x="22.747cm" svg:y="6.418cm">
          <draw:text-box>
            <text:p text:style-name="P1"><text:span text:style-name="T27">TES-1 </text:span></text:p>
          </draw:text-box>
        </draw:frame>
        <draw:frame draw:style-name="gr45" draw:text-style-name="P4" draw:layer="layout" svg:width="0.437cm" svg:height="0.577cm" svg:x="23.6cm" svg:y="6.418cm">
          <draw:text-box>
            <text:p text:style-name="P1"><text:span text:style-name="T32">and </text:span></text:p>
          </draw:text-box>
        </draw:frame>
        <draw:frame draw:style-name="gr194" draw:text-style-name="P4" draw:layer="layout" svg:width="0.16cm" svg:height="0.577cm" svg:x="24.123cm" svg:y="6.418cm">
          <draw:text-box>
            <text:p text:style-name="P1"><text:span text:style-name="T36">2, </text:span></text:p>
          </draw:text-box>
        </draw:frame>
        <draw:frame draw:style-name="gr38" draw:text-style-name="P4" draw:layer="layout" svg:width="0.151cm" svg:height="0.577cm" svg:x="24.433cm" svg:y="6.418cm">
          <draw:text-box>
            <text:p text:style-name="P1"><text:span text:style-name="T31">in </text:span></text:p>
          </draw:text-box>
        </draw:frame>
        <draw:frame draw:style-name="gr195" draw:text-style-name="P4" draw:layer="layout" svg:width="1.458cm" svg:height="0.577cm" svg:x="3.585cm" svg:y="6.805cm">
          <draw:text-box>
            <text:p text:style-name="P1"><text:span text:style-name="T46">comparison </text:span></text:p>
          </draw:text-box>
        </draw:frame>
        <draw:frame draw:style-name="gr53" draw:text-style-name="P4" draw:layer="layout" svg:width="0.178cm" svg:height="0.577cm" svg:x="5.057cm" svg:y="6.805cm">
          <draw:text-box>
            <text:p text:style-name="P1"><text:span text:style-name="T36">to </text:span></text:p>
          </draw:text-box>
        </draw:frame>
        <draw:frame draw:style-name="gr110" draw:text-style-name="P4" draw:layer="layout" svg:width="0.353cm" svg:height="0.577cm" svg:x="5.348cm" svg:y="6.805cm">
          <draw:text-box>
            <text:p text:style-name="P1"><text:span text:style-name="T25">the </text:span></text:p>
          </draw:text-box>
        </draw:frame>
        <draw:frame draw:style-name="gr196" draw:text-style-name="P4" draw:layer="layout" svg:width="1.047cm" svg:height="0.577cm" svg:x="5.813cm" svg:y="6.805cm">
          <draw:text-box>
            <text:p text:style-name="P1"><text:span text:style-name="T23">predicted </text:span></text:p>
          </draw:text-box>
        </draw:frame>
        <draw:frame draw:style-name="gr197" draw:text-style-name="P4" draw:layer="layout" svg:width="0.67cm" svg:height="0.577cm" svg:x="7.014cm" svg:y="6.805cm">
          <draw:text-box>
            <text:p text:style-name="P1"><text:span text:style-name="T25">results </text:span></text:p>
          </draw:text-box>
        </draw:frame>
        <draw:frame draw:style-name="gr192" draw:text-style-name="P4" draw:layer="layout" svg:width="0.554cm" svg:height="0.577cm" svg:x="7.867cm" svg:y="6.805cm">
          <draw:text-box>
            <text:p text:style-name="P1"><text:span text:style-name="T45">from </text:span></text:p>
          </draw:text-box>
        </draw:frame>
        <draw:frame draw:style-name="gr33" draw:text-style-name="P4" draw:layer="layout" svg:width="0.338cm" svg:height="0.577cm" svg:x="8.487cm" svg:y="6.805cm">
          <draw:text-box>
            <text:p text:style-name="P1"><text:span text:style-name="T26">the </text:span></text:p>
          </draw:text-box>
        </draw:frame>
        <draw:frame draw:style-name="gr198" draw:text-style-name="P4" draw:layer="layout" svg:width="1.025cm" svg:height="0.577cm" svg:x="8.932cm" svg:y="6.805cm">
          <draw:text-box>
            <text:p text:style-name="P1"><text:span text:style-name="T47">Thermal </text:span></text:p>
          </draw:text-box>
        </draw:frame>
        <draw:frame draw:style-name="gr164" draw:text-style-name="P4" draw:layer="layout" svg:width="0.87cm" svg:height="0.577cm" svg:x="10.017cm" svg:y="6.805cm">
          <draw:text-box>
            <text:p text:style-name="P1"><text:span text:style-name="T47">Energy </text:span></text:p>
          </draw:text-box>
        </draw:frame>
        <draw:frame draw:style-name="gr199" draw:text-style-name="P4" draw:layer="layout" svg:width="0.933cm" svg:height="0.577cm" svg:x="10.947cm" svg:y="6.805cm">
          <draw:text-box>
            <text:p text:style-name="P1"><text:span text:style-name="T30">Storage </text:span></text:p>
          </draw:text-box>
        </draw:frame>
        <draw:frame draw:style-name="gr200" draw:text-style-name="P4" draw:layer="layout" svg:width="1.209cm" svg:height="0.577cm" svg:x="11.974cm" svg:y="6.805cm">
          <draw:text-box>
            <text:p text:style-name="P1"><text:span text:style-name="T33">Simulation </text:span></text:p>
          </draw:text-box>
        </draw:frame>
        <draw:frame draw:style-name="gr201" draw:text-style-name="P4" draw:layer="layout" svg:width="1.135cm" svg:height="0.577cm" svg:x="13.311cm" svg:y="6.805cm">
          <draw:text-box>
            <text:p text:style-name="P1"><text:span text:style-name="T48">(TESSIM) </text:span></text:p>
          </draw:text-box>
        </draw:frame>
        <draw:frame draw:style-name="gr175" draw:text-style-name="P4" draw:layer="layout" svg:width="0.954cm" svg:height="0.577cm" svg:x="14.571cm" svg:y="6.805cm">
          <draw:text-box>
            <text:p text:style-name="P1"><text:span text:style-name="T52">analytical </text:span></text:p>
          </draw:text-box>
        </draw:frame>
        <draw:frame draw:style-name="gr167" draw:text-style-name="P4" draw:layer="layout" svg:width="1.214cm" svg:height="0.577cm" svg:x="15.791cm" svg:y="6.805cm">
          <draw:text-box>
            <text:p text:style-name="P1"><text:span text:style-name="T46">computer </text:span></text:p>
          </draw:text-box>
        </draw:frame>
        <draw:frame draw:style-name="gr179" draw:text-style-name="P4" draw:layer="layout" svg:width="0.593cm" svg:height="0.577cm" svg:x="16.993cm" svg:y="6.805cm">
          <draw:text-box>
            <text:p text:style-name="P1"><text:span text:style-name="T32">code. </text:span></text:p>
          </draw:text-box>
        </draw:frame>
        <draw:frame draw:style-name="gr202" draw:text-style-name="P4" draw:layer="layout" svg:width="1.27cm" svg:height="0.577cm" svg:x="17.71cm" svg:y="6.805cm">
          <draw:text-box>
            <text:p text:style-name="P1"><text:span text:style-name="T23">An <text:s/>analysis </text:span></text:p>
          </draw:text-box>
        </draw:frame>
        <draw:frame draw:style-name="gr203" draw:text-style-name="P4" draw:layer="layout" svg:width="0.161cm" svg:height="0.577cm" svg:x="19.182cm" svg:y="6.805cm">
          <draw:text-box>
            <text:p text:style-name="P1"><text:span text:style-name="T31">of </text:span></text:p>
          </draw:text-box>
        </draw:frame>
        <draw:frame draw:style-name="gr33" draw:text-style-name="P4" draw:layer="layout" svg:width="0.338cm" svg:height="0.577cm" svg:x="19.473cm" svg:y="6.805cm">
          <draw:text-box>
            <text:p text:style-name="P1"><text:span text:style-name="T26">the </text:span></text:p>
          </draw:text-box>
        </draw:frame>
        <draw:frame draw:style-name="gr46" draw:text-style-name="P4" draw:layer="layout" svg:width="0.729cm" svg:height="0.577cm" svg:x="19.918cm" svg:y="6.805cm">
          <draw:text-box>
            <text:p text:style-name="P1"><text:span text:style-name="T29">TES-2 </text:span></text:p>
          </draw:text-box>
        </draw:frame>
        <draw:frame draw:style-name="gr58" draw:text-style-name="P4" draw:layer="layout" svg:width="0.491cm" svg:height="0.577cm" svg:x="20.771cm" svg:y="6.805cm">
          <draw:text-box>
            <text:p text:style-name="P1"><text:span text:style-name="T28">data </text:span></text:p>
          </draw:text-box>
        </draw:frame>
        <draw:frame draw:style-name="gr204" draw:text-style-name="P4" draw:layer="layout" svg:width="0.505cm" svg:height="0.577cm" svg:x="21.372cm" svg:y="6.805cm">
          <draw:text-box>
            <text:p text:style-name="P1"><text:span text:style-name="T41">was </text:span></text:p>
          </draw:text-box>
        </draw:frame>
        <draw:frame draw:style-name="gr205" draw:text-style-name="P4" draw:layer="layout" svg:width="1.305cm" svg:height="0.577cm" svg:x="21.934cm" svg:y="6.805cm">
          <draw:text-box>
            <text:p text:style-name="P1"><text:span text:style-name="T46">conducted </text:span></text:p>
          </draw:text-box>
        </draw:frame>
        <draw:frame draw:style-name="gr206" draw:text-style-name="P4" draw:layer="layout" svg:width="0.254cm" svg:height="0.577cm" svg:x="23.27cm" svg:y="6.805cm">
          <draw:text-box>
            <text:p text:style-name="P1"><text:span text:style-name="T56">by </text:span></text:p>
          </draw:text-box>
        </draw:frame>
        <draw:frame draw:style-name="gr207" draw:text-style-name="P4" draw:layer="layout" svg:width="1.169cm" svg:height="0.577cm" svg:x="23.619cm" svg:y="6.805cm">
          <draw:text-box>
            <text:p text:style-name="P1"><text:span text:style-name="T41">Cleveland </text:span></text:p>
          </draw:text-box>
        </draw:frame>
        <draw:frame draw:style-name="gr146" draw:text-style-name="P4" draw:layer="layout" svg:width="0.553cm" svg:height="0.577cm" svg:x="3.585cm" svg:y="7.193cm">
          <draw:text-box>
            <text:p text:style-name="P1"><text:span text:style-name="T28">State </text:span></text:p>
          </draw:text-box>
        </draw:frame>
        <draw:frame draw:style-name="gr208" draw:text-style-name="P4" draw:layer="layout" svg:width="1.073cm" svg:height="0.577cm" svg:x="4.302cm" svg:y="7.193cm">
          <draw:text-box>
            <text:p text:style-name="P1"><text:span text:style-name="T45">University </text:span></text:p>
          </draw:text-box>
        </draw:frame>
        <draw:frame draw:style-name="gr209" draw:text-style-name="P4" draw:layer="layout" svg:width="1.11cm" svg:height="0.577cm" svg:x="5.561cm" svg:y="7.193cm">
          <draw:text-box>
            <text:p text:style-name="P1"><text:span text:style-name="T23">Professor, </text:span></text:p>
          </draw:text-box>
        </draw:frame>
        <draw:frame draw:style-name="gr210" draw:text-style-name="P4" draw:layer="layout" svg:width="0.859cm" svg:height="0.577cm" svg:x="6.859cm" svg:y="7.193cm">
          <draw:text-box>
            <text:p text:style-name="P1"><text:span text:style-name="T24">Mounir </text:span></text:p>
          </draw:text-box>
        </draw:frame>
        <draw:frame draw:style-name="gr211" draw:text-style-name="P4" draw:layer="layout" svg:width="0.905cm" svg:height="0.577cm" svg:x="7.77cm" svg:y="7.193cm">
          <draw:text-box>
            <text:p text:style-name="P1"><text:span text:style-name="T32">Ibrahim. </text:span></text:p>
          </draw:text-box>
        </draw:frame>
        <draw:frame draw:style-name="gr170" draw:text-style-name="P4" draw:layer="layout" svg:width="1.072cm" svg:height="0.577cm" svg:x="8.797cm" svg:y="7.193cm">
          <draw:text-box>
            <text:p text:style-name="P1"><text:span text:style-name="T49">TESSIM </text:span></text:p>
          </draw:text-box>
        </draw:frame>
        <draw:frame draw:style-name="gr212" draw:text-style-name="P4" draw:layer="layout" svg:width="1.011cm" svg:height="0.577cm" svg:x="9.882cm" svg:y="7.193cm">
          <draw:text-box>
            <text:p text:style-name="P1"><text:span text:style-name="T28">validation </text:span></text:p>
          </draw:text-box>
        </draw:frame>
        <draw:frame draw:style-name="gr204" draw:text-style-name="P4" draw:layer="layout" svg:width="0.505cm" svg:height="0.577cm" svg:x="11.102cm" svg:y="7.193cm">
          <draw:text-box>
            <text:p text:style-name="P1"><text:span text:style-name="T41">was </text:span></text:p>
          </draw:text-box>
        </draw:frame>
        <draw:frame draw:style-name="gr155" draw:text-style-name="P4" draw:layer="layout" svg:width="0.762cm" svg:height="0.577cm" svg:x="11.664cm" svg:y="7.193cm">
          <draw:text-box>
            <text:p text:style-name="P1"><text:span text:style-name="T47">based </text:span></text:p>
          </draw:text-box>
        </draw:frame>
        <draw:frame draw:style-name="gr32" draw:text-style-name="P4" draw:layer="layout" svg:width="0.291cm" svg:height="0.577cm" svg:x="12.478cm" svg:y="7.193cm">
          <draw:text-box>
            <text:p text:style-name="P1"><text:span text:style-name="T25">on </text:span></text:p>
          </draw:text-box>
        </draw:frame>
        <draw:frame draw:style-name="gr42" draw:text-style-name="P4" draw:layer="layout" svg:width="0.428cm" svg:height="0.577cm" svg:x="12.846cm" svg:y="7.193cm">
          <draw:text-box>
            <text:p text:style-name="P1"><text:span text:style-name="T32">two </text:span></text:p>
          </draw:text-box>
        </draw:frame>
        <draw:frame draw:style-name="gr213" draw:text-style-name="P4" draw:layer="layout" svg:width="0.616cm" svg:height="0.577cm" svg:x="13.35cm" svg:y="7.193cm">
          <draw:text-box>
            <text:p text:style-name="P1"><text:span text:style-name="T23">types </text:span></text:p>
          </draw:text-box>
        </draw:frame>
        <draw:frame draw:style-name="gr81" draw:text-style-name="P4" draw:layer="layout" svg:width="0.191cm" svg:height="0.577cm" svg:x="14.086cm" svg:y="7.193cm">
          <draw:text-box>
            <text:p text:style-name="P1"><text:span text:style-name="T44">of </text:span></text:p>
          </draw:text-box>
        </draw:frame>
        <draw:frame draw:style-name="gr214" draw:text-style-name="P4" draw:layer="layout" svg:width="0.707cm" svg:height="0.577cm" svg:x="14.396cm" svg:y="7.193cm">
          <draw:text-box>
            <text:p text:style-name="P1"><text:span text:style-name="T38">results; </text:span></text:p>
          </draw:text-box>
        </draw:frame>
        <draw:frame draw:style-name="gr215" draw:text-style-name="P4" draw:layer="layout" svg:width="1.505cm" svg:height="0.577cm" svg:x="15.326cm" svg:y="7.193cm">
          <draw:text-box>
            <text:p text:style-name="P1"><text:span text:style-name="T41">temperature </text:span></text:p>
          </draw:text-box>
        </draw:frame>
        <draw:frame draw:style-name="gr216" draw:text-style-name="P4" draw:layer="layout" svg:width="0.699cm" svg:height="0.577cm" svg:x="16.876cm" svg:y="7.193cm">
          <draw:text-box>
            <text:p text:style-name="P1"><text:span text:style-name="T35">history </text:span></text:p>
          </draw:text-box>
        </draw:frame>
        <draw:frame draw:style-name="gr81" draw:text-style-name="P4" draw:layer="layout" svg:width="0.191cm" svg:height="0.577cm" svg:x="17.71cm" svg:y="7.193cm">
          <draw:text-box>
            <text:p text:style-name="P1"><text:span text:style-name="T44">of </text:span></text:p>
          </draw:text-box>
        </draw:frame>
        <draw:frame draw:style-name="gr217" draw:text-style-name="P4" draw:layer="layout" svg:width="0.817cm" svg:height="0.577cm" svg:x="18.039cm" svg:y="7.193cm">
          <draw:text-box>
            <text:p text:style-name="P1"><text:span text:style-name="T23">various </text:span></text:p>
          </draw:text-box>
        </draw:frame>
        <draw:frame draw:style-name="gr99" draw:text-style-name="P4" draw:layer="layout" svg:width="0.638cm" svg:height="0.577cm" svg:x="19.008cm" svg:y="7.193cm">
          <draw:text-box>
            <text:p text:style-name="P1"><text:span text:style-name="T35">points </text:span></text:p>
          </draw:text-box>
        </draw:frame>
        <draw:frame draw:style-name="gr32" draw:text-style-name="P4" draw:layer="layout" svg:width="0.291cm" svg:height="0.577cm" svg:x="19.802cm" svg:y="7.193cm">
          <draw:text-box>
            <text:p text:style-name="P1"><text:span text:style-name="T25">on </text:span></text:p>
          </draw:text-box>
        </draw:frame>
        <draw:frame draw:style-name="gr33" draw:text-style-name="P4" draw:layer="layout" svg:width="0.338cm" svg:height="0.577cm" svg:x="20.17cm" svg:y="7.193cm">
          <draw:text-box>
            <text:p text:style-name="P1"><text:span text:style-name="T26">the </text:span></text:p>
          </draw:text-box>
        </draw:frame>
        <draw:frame draw:style-name="gr218" draw:text-style-name="P4" draw:layer="layout" svg:width="1.534cm" svg:height="0.577cm" svg:x="20.616cm" svg:y="7.193cm">
          <draw:text-box>
            <text:p text:style-name="P1"><text:span text:style-name="T47">containment </text:span></text:p>
          </draw:text-box>
        </draw:frame>
        <draw:frame draw:style-name="gr219" draw:text-style-name="P4" draw:layer="layout" svg:width="0.687cm" svg:height="0.577cm" svg:x="22.166cm" svg:y="7.193cm">
          <draw:text-box>
            <text:p text:style-name="P1"><text:span text:style-name="T23">vessel </text:span></text:p>
          </draw:text-box>
        </draw:frame>
        <draw:frame draw:style-name="gr86" draw:text-style-name="P4" draw:layer="layout" svg:width="0.463cm" svg:height="0.577cm" svg:x="23.019cm" svg:y="7.193cm">
          <draw:text-box>
            <text:p text:style-name="P1"><text:span text:style-name="T37">and </text:span></text:p>
          </draw:text-box>
        </draw:frame>
        <draw:frame draw:style-name="gr88" draw:text-style-name="P4" draw:layer="layout" svg:width="0.506cm" svg:height="0.577cm" svg:x="23.542cm" svg:y="7.193cm">
          <draw:text-box>
            <text:p text:style-name="P1"><text:span text:style-name="T48">TES </text:span></text:p>
          </draw:text-box>
        </draw:frame>
        <draw:frame draw:style-name="gr220" draw:text-style-name="P4" draw:layer="layout" svg:width="0.867cm" svg:height="0.577cm" svg:x="24.162cm" svg:y="7.193cm">
          <draw:text-box>
            <text:p text:style-name="P1"><text:span text:style-name="T28">material </text:span></text:p>
          </draw:text-box>
        </draw:frame>
        <draw:frame draw:style-name="gr221" draw:text-style-name="P4" draw:layer="layout" svg:width="1.14cm" svg:height="0.577cm" svg:x="3.585cm" svg:y="7.581cm">
          <draw:text-box>
            <text:p text:style-name="P1"><text:span text:style-name="T35">distribution </text:span></text:p>
          </draw:text-box>
        </draw:frame>
        <draw:frame draw:style-name="gr222" draw:text-style-name="P4" draw:layer="layout" svg:width="0.617cm" svg:height="0.577cm" svg:x="4.96cm" svg:y="7.581cm">
          <draw:text-box>
            <text:p text:style-name="P1"><text:span text:style-name="T25">within </text:span></text:p>
          </draw:text-box>
        </draw:frame>
        <draw:frame draw:style-name="gr33" draw:text-style-name="P4" draw:layer="layout" svg:width="0.338cm" svg:height="0.577cm" svg:x="5.735cm" svg:y="7.581cm">
          <draw:text-box>
            <text:p text:style-name="P1"><text:span text:style-name="T26">the </text:span></text:p>
          </draw:text-box>
        </draw:frame>
        <draw:frame draw:style-name="gr223" draw:text-style-name="P4" draw:layer="layout" svg:width="0.674cm" svg:height="0.577cm" svg:x="6.181cm" svg:y="7.581cm">
          <draw:text-box>
            <text:p text:style-name="P1"><text:span text:style-name="T45">vessel </text:span></text:p>
          </draw:text-box>
        </draw:frame>
        <draw:frame draw:style-name="gr181" draw:text-style-name="P4" draw:layer="layout" svg:width="0.634cm" svg:height="0.577cm" svg:x="7.034cm" svg:y="7.581cm">
          <draw:text-box>
            <text:p text:style-name="P1"><text:span text:style-name="T24">upon </text:span></text:p>
          </draw:text-box>
        </draw:frame>
        <draw:frame draw:style-name="gr224" draw:text-style-name="P4" draw:layer="layout" svg:width="0.648cm" svg:height="0.577cm" svg:x="7.712cm" svg:y="7.581cm">
          <draw:text-box>
            <text:p text:style-name="P1"><text:span text:style-name="T35">return </text:span></text:p>
          </draw:text-box>
        </draw:frame>
        <draw:frame draw:style-name="gr192" draw:text-style-name="P4" draw:layer="layout" svg:width="0.554cm" svg:height="0.577cm" svg:x="8.487cm" svg:y="7.581cm">
          <draw:text-box>
            <text:p text:style-name="P1"><text:span text:style-name="T45">from </text:span></text:p>
          </draw:text-box>
        </draw:frame>
        <draw:frame draw:style-name="gr225" draw:text-style-name="P4" draw:layer="layout" svg:width="0.498cm" svg:height="0.577cm" svg:x="9.107cm" svg:y="7.581cm">
          <draw:text-box>
            <text:p text:style-name="P1"><text:span text:style-name="T56">fight. </text:span></text:p>
          </draw:text-box>
        </draw:frame>
        <draw:frame draw:style-name="gr41" draw:text-style-name="P4" draw:layer="layout" svg:width="0.467cm" svg:height="0.577cm" svg:x="9.824cm" svg:y="7.581cm">
          <draw:text-box>
            <text:p text:style-name="P1"><text:span text:style-name="T24">The </text:span></text:p>
          </draw:text-box>
        </draw:frame>
        <draw:frame draw:style-name="gr226" draw:text-style-name="P4" draw:layer="layout" svg:width="1.056cm" svg:height="0.577cm" svg:x="10.366cm" svg:y="7.581cm">
          <draw:text-box>
            <text:p text:style-name="P1"><text:span text:style-name="T57">TESSIM </text:span></text:p>
          </draw:text-box>
        </draw:frame>
        <draw:frame draw:style-name="gr227" draw:text-style-name="P4" draw:layer="layout" svg:width="1.07cm" svg:height="0.577cm" svg:x="11.451cm" svg:y="7.581cm">
          <draw:text-box>
            <text:p text:style-name="P1"><text:span text:style-name="T32">prediction </text:span></text:p>
          </draw:text-box>
        </draw:frame>
        <draw:frame draw:style-name="gr228" draw:text-style-name="P4" draw:layer="layout" svg:width="1.016cm" svg:height="0.577cm" svg:x="12.711cm" svg:y="7.581cm">
          <draw:text-box>
            <text:p text:style-name="P1"><text:span text:style-name="T29">showed </text:span></text:p>
          </draw:text-box>
        </draw:frame>
        <draw:frame draw:style-name="gr229" draw:text-style-name="P4" draw:layer="layout" svg:width="0.551cm" svg:height="0.577cm" svg:x="13.718cm" svg:y="7.581cm">
          <draw:text-box>
            <text:p text:style-name="P1"><text:span text:style-name="T28">close </text:span></text:p>
          </draw:text-box>
        </draw:frame>
        <draw:frame draw:style-name="gr230" draw:text-style-name="P4" draw:layer="layout" svg:width="1.483cm" svg:height="0.577cm" svg:x="14.416cm" svg:y="7.581cm">
          <draw:text-box>
            <text:p text:style-name="P1"><text:span text:style-name="T27">comparison </text:span></text:p>
          </draw:text-box>
        </draw:frame>
        <draw:frame draw:style-name="gr231" draw:text-style-name="P4" draw:layer="layout" svg:width="0.848cm" svg:height="0.577cm" svg:x="15.888cm" svg:y="7.581cm">
          <draw:text-box>
            <text:p text:style-name="P1"><text:span text:style-name="T25">with <text:s/>the </text:span></text:p>
          </draw:text-box>
        </draw:frame>
        <draw:frame draw:style-name="gr187" draw:text-style-name="P4" draw:layer="layout" svg:width="0.45cm" svg:height="0.577cm" svg:x="16.896cm" svg:y="7.581cm">
          <draw:text-box>
            <text:p text:style-name="P1"><text:span text:style-name="T34">flight </text:span></text:p>
          </draw:text-box>
        </draw:frame>
        <draw:frame draw:style-name="gr232" draw:text-style-name="P4" draw:layer="layout" svg:width="0.513cm" svg:height="0.577cm" svg:x="17.555cm" svg:y="7.581cm">
          <draw:text-box>
            <text:p text:style-name="P1"><text:span text:style-name="T25">data. </text:span></text:p>
          </draw:text-box>
        </draw:frame>
        <draw:frame draw:style-name="gr233" draw:text-style-name="P4" draw:layer="layout" svg:width="1.212cm" svg:height="0.577cm" svg:x="18.252cm" svg:y="7.581cm">
          <draw:text-box>
            <text:p text:style-name="P1"><text:span text:style-name="T28">Distribution </text:span></text:p>
          </draw:text-box>
        </draw:frame>
        <draw:frame draw:style-name="gr81" draw:text-style-name="P4" draw:layer="layout" svg:width="0.191cm" svg:height="0.577cm" svg:x="19.667cm" svg:y="7.581cm">
          <draw:text-box>
            <text:p text:style-name="P1"><text:span text:style-name="T44">of </text:span></text:p>
          </draw:text-box>
        </draw:frame>
        <draw:frame draw:style-name="gr33" draw:text-style-name="P4" draw:layer="layout" svg:width="0.338cm" svg:height="0.577cm" svg:x="19.977cm" svg:y="7.581cm">
          <draw:text-box>
            <text:p text:style-name="P1"><text:span text:style-name="T26">the </text:span></text:p>
          </draw:text-box>
        </draw:frame>
        <draw:frame draw:style-name="gr88" draw:text-style-name="P4" draw:layer="layout" svg:width="0.506cm" svg:height="0.577cm" svg:x="20.422cm" svg:y="7.581cm">
          <draw:text-box>
            <text:p text:style-name="P1"><text:span text:style-name="T48">TES </text:span></text:p>
          </draw:text-box>
        </draw:frame>
        <draw:frame draw:style-name="gr234" draw:text-style-name="P4" draw:layer="layout" svg:width="0.885cm" svg:height="0.577cm" svg:x="21.023cm" svg:y="7.581cm">
          <draw:text-box>
            <text:p text:style-name="P1"><text:span text:style-name="T32">material </text:span></text:p>
          </draw:text-box>
        </draw:frame>
        <draw:frame draw:style-name="gr235" draw:text-style-name="P4" draw:layer="layout" svg:width="0.631cm" svg:height="0.577cm" svg:x="22.05cm" svg:y="7.581cm">
          <draw:text-box>
            <text:p text:style-name="P1"><text:span text:style-name="T35">within </text:span></text:p>
          </draw:text-box>
        </draw:frame>
        <draw:frame draw:style-name="gr110" draw:text-style-name="P4" draw:layer="layout" svg:width="0.353cm" svg:height="0.577cm" svg:x="22.825cm" svg:y="7.581cm">
          <draw:text-box>
            <text:p text:style-name="P1"><text:span text:style-name="T25">the </text:span></text:p>
          </draw:text-box>
        </draw:frame>
        <draw:frame draw:style-name="gr219" draw:text-style-name="P4" draw:layer="layout" svg:width="0.687cm" svg:height="0.577cm" svg:x="23.27cm" svg:y="7.581cm">
          <draw:text-box>
            <text:p text:style-name="P1"><text:span text:style-name="T23">vessel </text:span></text:p>
          </draw:text-box>
        </draw:frame>
        <draw:frame draw:style-name="gr204" draw:text-style-name="P4" draw:layer="layout" svg:width="0.505cm" svg:height="0.577cm" svg:x="24.123cm" svg:y="7.581cm">
          <draw:text-box>
            <text:p text:style-name="P1"><text:span text:style-name="T41">was </text:span></text:p>
          </draw:text-box>
        </draw:frame>
        <draw:frame draw:style-name="gr129" draw:text-style-name="P4" draw:layer="layout" svg:width="1.021cm" svg:height="0.577cm" svg:x="3.585cm" svg:y="7.968cm">
          <draw:text-box>
            <text:p text:style-name="P1"><text:span text:style-name="T33">obtained </text:span></text:p>
          </draw:text-box>
        </draw:frame>
        <draw:frame draw:style-name="gr90" draw:text-style-name="P4" draw:layer="layout" svg:width="0.272cm" svg:height="0.577cm" svg:x="4.689cm" svg:y="7.968cm">
          <draw:text-box>
            <text:p text:style-name="P1"><text:span text:style-name="T25">by </text:span></text:p>
          </draw:text-box>
        </draw:frame>
        <draw:frame draw:style-name="gr61" draw:text-style-name="P4" draw:layer="layout" svg:width="0.115cm" svg:height="0.577cm" svg:x="5.057cm" svg:y="7.968cm">
          <draw:text-box>
            <text:p text:style-name="P1"><text:span text:style-name="T40">a </text:span></text:p>
          </draw:text-box>
        </draw:frame>
        <draw:frame draw:style-name="gr236" draw:text-style-name="P4" draw:layer="layout" svg:width="1.603cm" svg:height="0.577cm" svg:x="5.27cm" svg:y="7.968cm">
          <draw:text-box>
            <text:p text:style-name="P1"><text:span text:style-name="T48">tomography </text:span></text:p>
          </draw:text-box>
        </draw:frame>
        <draw:frame draw:style-name="gr237" draw:text-style-name="P4" draw:layer="layout" svg:width="0.961cm" svg:height="0.577cm" svg:x="6.801cm" svg:y="7.968cm">
          <draw:text-box>
            <text:p text:style-name="P1"><text:span text:style-name="T24">imaging </text:span></text:p>
          </draw:text-box>
        </draw:frame>
        <draw:frame draw:style-name="gr238" draw:text-style-name="P4" draw:layer="layout" svg:width="0.918cm" svg:height="0.577cm" svg:x="7.828cm" svg:y="7.968cm">
          <draw:text-box>
            <text:p text:style-name="P1"><text:span text:style-name="T23">process. </text:span></text:p>
          </draw:text-box>
        </draw:frame>
        <draw:frame draw:style-name="gr41" draw:text-style-name="P4" draw:layer="layout" svg:width="0.467cm" svg:height="0.577cm" svg:x="8.913cm" svg:y="7.968cm">
          <draw:text-box>
            <text:p text:style-name="P1"><text:span text:style-name="T24">The </text:span></text:p>
          </draw:text-box>
        </draw:frame>
        <draw:frame draw:style-name="gr239" draw:text-style-name="P4" draw:layer="layout" svg:width="0.709cm" svg:height="0.577cm" svg:x="9.436cm" svg:y="7.968cm">
          <draw:text-box>
            <text:p text:style-name="P1"><text:span text:style-name="T45">frozen </text:span></text:p>
          </draw:text-box>
        </draw:frame>
        <draw:frame draw:style-name="gr88" draw:text-style-name="P4" draw:layer="layout" svg:width="0.506cm" svg:height="0.577cm" svg:x="10.269cm" svg:y="7.968cm">
          <draw:text-box>
            <text:p text:style-name="P1"><text:span text:style-name="T48">TES </text:span></text:p>
          </draw:text-box>
        </draw:frame>
        <draw:frame draw:style-name="gr234" draw:text-style-name="P4" draw:layer="layout" svg:width="0.885cm" svg:height="0.577cm" svg:x="10.889cm" svg:y="7.968cm">
          <draw:text-box>
            <text:p text:style-name="P1"><text:span text:style-name="T32">material </text:span></text:p>
          </draw:text-box>
        </draw:frame>
        <draw:frame draw:style-name="gr204" draw:text-style-name="P4" draw:layer="layout" svg:width="0.505cm" svg:height="0.577cm" svg:x="11.916cm" svg:y="7.968cm">
          <draw:text-box>
            <text:p text:style-name="P1"><text:span text:style-name="T41">was </text:span></text:p>
          </draw:text-box>
        </draw:frame>
        <draw:frame draw:style-name="gr189" draw:text-style-name="P4" draw:layer="layout" svg:width="1.543cm" svg:height="0.577cm" svg:x="12.478cm" svg:y="7.968cm">
          <draw:text-box>
            <text:p text:style-name="P1"><text:span text:style-name="T30">concentrated </text:span></text:p>
          </draw:text-box>
        </draw:frame>
        <draw:frame draw:style-name="gr240" draw:text-style-name="P4" draw:layer="layout" svg:width="0.825cm" svg:height="0.577cm" svg:x="14.125cm" svg:y="7.968cm">
          <draw:text-box>
            <text:p text:style-name="P1"><text:span text:style-name="T33">toward </text:span></text:p>
          </draw:text-box>
        </draw:frame>
        <draw:frame draw:style-name="gr33" draw:text-style-name="P4" draw:layer="layout" svg:width="0.338cm" svg:height="0.577cm" svg:x="15.016cm" svg:y="7.968cm">
          <draw:text-box>
            <text:p text:style-name="P1"><text:span text:style-name="T26">the </text:span></text:p>
          </draw:text-box>
        </draw:frame>
        <draw:frame draw:style-name="gr241" draw:text-style-name="P4" draw:layer="layout" svg:width="0.678cm" svg:height="0.577cm" svg:x="15.462cm" svg:y="7.968cm">
          <draw:text-box>
            <text:p text:style-name="P1"><text:span text:style-name="T32">colder </text:span></text:p>
          </draw:text-box>
        </draw:frame>
        <draw:frame draw:style-name="gr137" draw:text-style-name="P4" draw:layer="layout" svg:width="0.464cm" svg:height="0.577cm" svg:x="16.276cm" svg:y="7.968cm">
          <draw:text-box>
            <text:p text:style-name="P1"><text:span text:style-name="T37">end </text:span></text:p>
          </draw:text-box>
        </draw:frame>
        <draw:frame draw:style-name="gr81" draw:text-style-name="P4" draw:layer="layout" svg:width="0.191cm" svg:height="0.577cm" svg:x="16.799cm" svg:y="7.968cm">
          <draw:text-box>
            <text:p text:style-name="P1"><text:span text:style-name="T44">of </text:span></text:p>
          </draw:text-box>
        </draw:frame>
        <draw:frame draw:style-name="gr33" draw:text-style-name="P4" draw:layer="layout" svg:width="0.338cm" svg:height="0.577cm" svg:x="17.109cm" svg:y="7.968cm">
          <draw:text-box>
            <text:p text:style-name="P1"><text:span text:style-name="T26">the </text:span></text:p>
          </draw:text-box>
        </draw:frame>
        <draw:frame draw:style-name="gr118" draw:text-style-name="P4" draw:layer="layout" svg:width="0.868cm" svg:height="0.577cm" svg:x="17.555cm" svg:y="7.968cm">
          <draw:text-box>
            <text:p text:style-name="P1"><text:span text:style-name="T52">canister. </text:span></text:p>
          </draw:text-box>
        </draw:frame>
        <draw:frame draw:style-name="gr41" draw:text-style-name="P4" draw:layer="layout" svg:width="0.467cm" svg:height="0.577cm" svg:x="18.64cm" svg:y="7.968cm">
          <draw:text-box>
            <text:p text:style-name="P1"><text:span text:style-name="T24">The </text:span></text:p>
          </draw:text-box>
        </draw:frame>
        <draw:frame draw:style-name="gr226" draw:text-style-name="P4" draw:layer="layout" svg:width="1.056cm" svg:height="0.577cm" svg:x="19.182cm" svg:y="7.968cm">
          <draw:text-box>
            <text:p text:style-name="P1"><text:span text:style-name="T57">TESSIM </text:span></text:p>
          </draw:text-box>
        </draw:frame>
        <draw:frame draw:style-name="gr227" draw:text-style-name="P4" draw:layer="layout" svg:width="1.07cm" svg:height="0.577cm" svg:x="20.267cm" svg:y="7.968cm">
          <draw:text-box>
            <text:p text:style-name="P1"><text:span text:style-name="T32">prediction </text:span></text:p>
          </draw:text-box>
        </draw:frame>
        <draw:frame draw:style-name="gr242" draw:text-style-name="P4" draw:layer="layout" svg:width="0.974cm" svg:height="0.577cm" svg:x="21.527cm" svg:y="7.968cm">
          <draw:text-box>
            <text:p text:style-name="P1"><text:span text:style-name="T32">indicated </text:span></text:p>
          </draw:text-box>
        </draw:frame>
        <draw:frame draw:style-name="gr70" draw:text-style-name="P4" draw:layer="layout" svg:width="0.154cm" svg:height="0.577cm" svg:x="22.67cm" svg:y="7.968cm">
          <draw:text-box>
            <text:p text:style-name="P1"><text:span text:style-name="T44">a </text:span></text:p>
          </draw:text-box>
        </draw:frame>
        <draw:frame draw:style-name="gr243" draw:text-style-name="P4" draw:layer="layout" svg:width="0.683cm" svg:height="0.577cm" svg:x="22.902cm" svg:y="7.968cm">
          <draw:text-box>
            <text:p text:style-name="P1"><text:span text:style-name="T35">similar </text:span></text:p>
          </draw:text-box>
        </draw:frame>
        <draw:frame draw:style-name="gr244" draw:text-style-name="P4" draw:layer="layout" svg:width="0.802cm" svg:height="0.577cm" svg:x="23.774cm" svg:y="7.968cm">
          <draw:text-box>
            <text:p text:style-name="P1"><text:span text:style-name="T35">pattern. </text:span></text:p>
          </draw:text-box>
        </draw:frame>
        <draw:frame draw:style-name="gr245" draw:text-style-name="P4" draw:layer="layout" svg:width="0.526cm" svg:height="0.577cm" svg:x="3.565cm" svg:y="8.356cm">
          <draw:text-box>
            <text:p text:style-name="P1"><text:span text:style-name="T45">With </text:span></text:p>
          </draw:text-box>
        </draw:frame>
        <draw:frame draw:style-name="gr246" draw:text-style-name="P4" draw:layer="layout" svg:width="1.411cm" svg:height="0.577cm" svg:x="4.205cm" svg:y="8.356cm">
          <draw:text-box>
            <text:p text:style-name="P1"><text:span text:style-name="T29">agreement </text:span></text:p>
          </draw:text-box>
        </draw:frame>
        <draw:frame draw:style-name="gr247" draw:text-style-name="P4" draw:layer="layout" svg:width="1.102cm" svg:height="0.577cm" svg:x="5.58cm" svg:y="8.356cm">
          <draw:text-box>
            <text:p text:style-name="P1"><text:span text:style-name="T27">between </text:span></text:p>
          </draw:text-box>
        </draw:frame>
        <draw:frame draw:style-name="gr226" draw:text-style-name="P4" draw:layer="layout" svg:width="1.056cm" svg:height="0.577cm" svg:x="6.665cm" svg:y="8.356cm">
          <draw:text-box>
            <text:p text:style-name="P1"><text:span text:style-name="T57">TESSIM </text:span></text:p>
          </draw:text-box>
        </draw:frame>
        <draw:frame draw:style-name="gr86" draw:text-style-name="P4" draw:layer="layout" svg:width="0.463cm" svg:height="0.577cm" svg:x="7.751cm" svg:y="8.356cm">
          <draw:text-box>
            <text:p text:style-name="P1"><text:span text:style-name="T37">and </text:span></text:p>
          </draw:text-box>
        </draw:frame>
        <draw:frame draw:style-name="gr33" draw:text-style-name="P4" draw:layer="layout" svg:width="0.338cm" svg:height="0.577cm" svg:x="8.274cm" svg:y="8.356cm">
          <draw:text-box>
            <text:p text:style-name="P1"><text:span text:style-name="T26">the </text:span></text:p>
          </draw:text-box>
        </draw:frame>
        <draw:frame draw:style-name="gr187" draw:text-style-name="P4" draw:layer="layout" svg:width="0.45cm" svg:height="0.577cm" svg:x="8.719cm" svg:y="8.356cm">
          <draw:text-box>
            <text:p text:style-name="P1"><text:span text:style-name="T34">flight </text:span></text:p>
          </draw:text-box>
        </draw:frame>
        <draw:frame draw:style-name="gr232" draw:text-style-name="P4" draw:layer="layout" svg:width="0.513cm" svg:height="0.577cm" svg:x="9.378cm" svg:y="8.356cm">
          <draw:text-box>
            <text:p text:style-name="P1"><text:span text:style-name="T25">data, </text:span></text:p>
          </draw:text-box>
        </draw:frame>
        <draw:frame draw:style-name="gr94" draw:text-style-name="P4" draw:layer="layout" svg:width="0.077cm" svg:height="0.577cm" svg:x="10.134cm" svg:y="8.356cm">
          <draw:text-box>
            <text:p text:style-name="P1"><text:span text:style-name="T50">a </text:span></text:p>
          </draw:text-box>
        </draw:frame>
        <draw:frame draw:style-name="gr248" draw:text-style-name="P4" draw:layer="layout" svg:width="1.661cm" svg:height="0.577cm" svg:x="10.289cm" svg:y="8.356cm">
          <draw:text-box>
            <text:p text:style-name="P1"><text:span text:style-name="T47">computerized </text:span></text:p>
          </draw:text-box>
        </draw:frame>
        <draw:frame draw:style-name="gr249" draw:text-style-name="P4" draw:layer="layout" svg:width="1.66cm" svg:height="0.577cm" svg:x="11.994cm" svg:y="8.356cm">
          <draw:text-box>
            <text:p text:style-name="P1"><text:span text:style-name="T33">representation </text:span></text:p>
          </draw:text-box>
        </draw:frame>
        <draw:frame draw:style-name="gr250" draw:text-style-name="P4" draw:layer="layout" svg:width="0.532cm" svg:height="0.577cm" svg:x="13.776cm" svg:y="8.356cm">
          <draw:text-box>
            <text:p text:style-name="P1"><text:span text:style-name="T27">was </text:span></text:p>
          </draw:text-box>
        </draw:frame>
        <draw:frame draw:style-name="gr251" draw:text-style-name="P4" draw:layer="layout" svg:width="1.197cm" svg:height="0.577cm" svg:x="14.358cm" svg:y="8.356cm">
          <draw:text-box>
            <text:p text:style-name="P1"><text:span text:style-name="T46">produced </text:span></text:p>
          </draw:text-box>
        </draw:frame>
        <draw:frame draw:style-name="gr53" draw:text-style-name="P4" draw:layer="layout" svg:width="0.178cm" svg:height="0.577cm" svg:x="15.559cm" svg:y="8.356cm">
          <draw:text-box>
            <text:p text:style-name="P1"><text:span text:style-name="T36">to </text:span></text:p>
          </draw:text-box>
        </draw:frame>
        <draw:frame draw:style-name="gr252" draw:text-style-name="P4" draw:layer="layout" svg:width="0.688cm" svg:height="0.577cm" svg:x="15.869cm" svg:y="8.356cm">
          <draw:text-box>
            <text:p text:style-name="P1"><text:span text:style-name="T46">show </text:span></text:p>
          </draw:text-box>
        </draw:frame>
        <draw:frame draw:style-name="gr33" draw:text-style-name="P4" draw:layer="layout" svg:width="0.338cm" svg:height="0.577cm" svg:x="16.567cm" svg:y="8.356cm">
          <draw:text-box>
            <text:p text:style-name="P1"><text:span text:style-name="T26">the </text:span></text:p>
          </draw:text-box>
        </draw:frame>
        <draw:frame draw:style-name="gr253" draw:text-style-name="P4" draw:layer="layout" svg:width="1.497cm" svg:height="0.577cm" svg:x="17.032cm" svg:y="8.356cm">
          <draw:text-box>
            <text:p text:style-name="P1"><text:span text:style-name="T55">movement </text:span></text:p>
          </draw:text-box>
        </draw:frame>
        <draw:frame draw:style-name="gr86" draw:text-style-name="P4" draw:layer="layout" svg:width="0.463cm" svg:height="0.577cm" svg:x="18.369cm" svg:y="8.356cm">
          <draw:text-box>
            <text:p text:style-name="P1"><text:span text:style-name="T37">and </text:span></text:p>
          </draw:text-box>
        </draw:frame>
        <draw:frame draw:style-name="gr114" draw:text-style-name="P4" draw:layer="layout" svg:width="1.027cm" svg:height="0.577cm" svg:x="18.892cm" svg:y="8.356cm">
          <draw:text-box>
            <text:p text:style-name="P1"><text:span text:style-name="T24">behavior </text:span></text:p>
          </draw:text-box>
        </draw:frame>
        <draw:frame draw:style-name="gr115" draw:text-style-name="P4" draw:layer="layout" svg:width="0.176cm" svg:height="0.577cm" svg:x="19.996cm" svg:y="8.356cm">
          <draw:text-box>
            <text:p text:style-name="P1"><text:span text:style-name="T36">of </text:span></text:p>
          </draw:text-box>
        </draw:frame>
        <draw:frame draw:style-name="gr33" draw:text-style-name="P4" draw:layer="layout" svg:width="0.338cm" svg:height="0.577cm" svg:x="20.306cm" svg:y="8.356cm">
          <draw:text-box>
            <text:p text:style-name="P1"><text:span text:style-name="T26">the </text:span></text:p>
          </draw:text-box>
        </draw:frame>
        <draw:frame draw:style-name="gr254" draw:text-style-name="P4" draw:layer="layout" svg:width="0.458cm" svg:height="0.577cm" svg:x="20.752cm" svg:y="8.356cm">
          <draw:text-box>
            <text:p text:style-name="P1"><text:span text:style-name="T52">void </text:span></text:p>
          </draw:text-box>
        </draw:frame>
        <draw:frame draw:style-name="gr255" draw:text-style-name="P4" draw:layer="layout" svg:width="0.735cm" svg:height="0.577cm" svg:x="21.333cm" svg:y="8.356cm">
          <draw:text-box>
            <text:p text:style-name="P1"><text:span text:style-name="T45">during </text:span></text:p>
          </draw:text-box>
        </draw:frame>
        <draw:frame draw:style-name="gr33" draw:text-style-name="P4" draw:layer="layout" svg:width="0.338cm" svg:height="0.577cm" svg:x="22.166cm" svg:y="8.356cm">
          <draw:text-box>
            <text:p text:style-name="P1"><text:span text:style-name="T26">the </text:span></text:p>
          </draw:text-box>
        </draw:frame>
        <draw:frame draw:style-name="gr256" draw:text-style-name="P4" draw:layer="layout" svg:width="0.594cm" svg:height="0.577cm" svg:x="22.612cm" svg:y="8.356cm">
          <draw:text-box>
            <text:p text:style-name="P1"><text:span text:style-name="T25">entire </text:span></text:p>
          </draw:text-box>
        </draw:frame>
        <draw:frame draw:style-name="gr257" draw:text-style-name="P4" draw:layer="layout" svg:width="0.854cm" svg:height="0.577cm" svg:x="23.367cm" svg:y="8.356cm">
          <draw:text-box>
            <text:p text:style-name="P1"><text:span text:style-name="T23">melting </text:span></text:p>
          </draw:text-box>
        </draw:frame>
        <draw:frame draw:style-name="gr86" draw:text-style-name="P4" draw:layer="layout" svg:width="0.463cm" svg:height="0.577cm" svg:x="24.317cm" svg:y="8.356cm">
          <draw:text-box>
            <text:p text:style-name="P1"><text:span text:style-name="T37">and </text:span></text:p>
          </draw:text-box>
        </draw:frame>
        <draw:frame draw:style-name="gr258" draw:text-style-name="P4" draw:layer="layout" svg:width="0.888cm" svg:height="0.577cm" svg:x="3.565cm" svg:y="8.743cm">
          <draw:text-box>
            <text:p text:style-name="P1"><text:span text:style-name="T45">freezing </text:span></text:p>
          </draw:text-box>
        </draw:frame>
        <draw:frame draw:style-name="gr259" draw:text-style-name="P4" draw:layer="layout" svg:width="0.672cm" svg:height="0.577cm" svg:x="4.612cm" svg:y="8.743cm">
          <draw:text-box>
            <text:p text:style-name="P1"><text:span text:style-name="T52">cycles. </text:span></text:p>
          </draw:text-box>
        </draw:frame>
        <draw:frame draw:style-name="gr260" draw:text-style-name="P3" draw:layer="layout" svg:width="0.754cm" svg:height="0.48cm" svg:x="3.604cm" svg:y="9.633cm">
          <draw:text-box>
            <text:p text:style-name="P1"><text:span text:style-name="T58">‘Secure </text:span></text:p>
          </draw:text-box>
        </draw:frame>
        <draw:frame draw:style-name="gr261" draw:text-style-name="P3" draw:layer="layout" svg:width="1.131cm" svg:height="0.48cm" svg:x="4.534cm" svg:y="9.633cm">
          <draw:text-box>
            <text:p text:style-name="P1"><text:span text:style-name="T58">Multi-party </text:span></text:p>
          </draw:text-box>
        </draw:frame>
        <draw:frame draw:style-name="gr262" draw:text-style-name="P3" draw:layer="layout" svg:width="1.608cm" svg:height="0.48cm" svg:x="5.871cm" svg:y="9.633cm">
          <draw:text-box>
            <text:p text:style-name="P1"><text:span text:style-name="T12">Computation </text:span></text:p>
          </draw:text-box>
        </draw:frame>
        <draw:frame draw:style-name="gr263" draw:text-style-name="P3" draw:layer="layout" svg:width="0.907cm" svg:height="0.48cm" svg:x="7.479cm" svg:y="9.633cm">
          <draw:text-box>
            <text:p text:style-name="P1"><text:span text:style-name="T59">Protocol </text:span></text:p>
          </draw:text-box>
        </draw:frame>
        <draw:frame draw:style-name="gr264" draw:text-style-name="P3" draw:layer="layout" svg:width="0.249cm" svg:height="0.48cm" svg:x="8.545cm" svg:y="9.633cm">
          <draw:text-box>
            <text:p text:style-name="P1"><text:span text:style-name="T6">for </text:span></text:p>
          </draw:text-box>
        </draw:frame>
        <draw:frame draw:style-name="gr265" draw:text-style-name="P3" draw:layer="layout" svg:width="1.014cm" svg:height="0.48cm" svg:x="8.952cm" svg:y="9.633cm">
          <draw:text-box>
            <text:p text:style-name="P1"><text:span text:style-name="T2">Defense </text:span></text:p>
          </draw:text-box>
        </draw:frame>
        <draw:frame draw:style-name="gr266" draw:text-style-name="P3" draw:layer="layout" svg:width="1.324cm" svg:height="0.48cm" svg:x="9.998cm" svg:y="9.633cm">
          <draw:text-box>
            <text:p text:style-name="P1"><text:span text:style-name="T60">Applications </text:span></text:p>
          </draw:text-box>
        </draw:frame>
        <draw:frame draw:style-name="gr17" draw:text-style-name="P3" draw:layer="layout" svg:width="0.146cm" svg:height="0.48cm" svg:x="11.548cm" svg:y="9.633cm">
          <draw:text-box>
            <text:p text:style-name="P1"><text:span text:style-name="T15">in </text:span></text:p>
          </draw:text-box>
        </draw:frame>
        <draw:frame draw:style-name="gr267" draw:text-style-name="P3" draw:layer="layout" svg:width="0.723cm" svg:height="0.48cm" svg:x="11.839cm" svg:y="9.633cm">
          <draw:text-box>
            <text:p text:style-name="P1"><text:span text:style-name="T61">Military </text:span></text:p>
          </draw:text-box>
        </draw:frame>
        <draw:frame draw:style-name="gr268" draw:text-style-name="P3" draw:layer="layout" svg:width="1.309cm" svg:height="0.48cm" svg:x="12.769cm" svg:y="9.633cm">
          <draw:text-box>
            <text:p text:style-name="P1"><text:span text:style-name="T62">Operations </text:span></text:p>
          </draw:text-box>
        </draw:frame>
        <draw:frame draw:style-name="gr269" draw:text-style-name="P3" draw:layer="layout" svg:width="0.641cm" svg:height="0.48cm" svg:x="14.183cm" svg:y="9.633cm">
          <draw:text-box>
            <text:p text:style-name="P1"><text:span text:style-name="T63">Using </text:span></text:p>
          </draw:text-box>
        </draw:frame>
        <draw:frame draw:style-name="gr270" draw:text-style-name="P3" draw:layer="layout" svg:width="0.608cm" svg:height="0.48cm" svg:x="14.939cm" svg:y="9.633cm">
          <draw:text-box>
            <text:p text:style-name="P1"><text:span text:style-name="T11">Virtual </text:span></text:p>
          </draw:text-box>
        </draw:frame>
        <draw:frame draw:style-name="gr271" draw:text-style-name="P3" draw:layer="layout" svg:width="1.654cm" svg:height="0.48cm" svg:x="15.791cm" svg:y="9.633cm">
          <draw:text-box>
            <text:p text:style-name="P1"><text:span text:style-name="T2">Cryptography </text:span></text:p>
          </draw:text-box>
        </draw:frame>
        <draw:frame draw:style-name="gr272" draw:text-style-name="P3" draw:layer="layout" svg:width="0.665cm" svg:height="0.48cm" svg:x="3.604cm" svg:y="10.292cm">
          <draw:text-box>
            <text:p text:style-name="P1"><text:span text:style-name="T4">NASA </text:span></text:p>
          </draw:text-box>
        </draw:frame>
        <draw:frame draw:style-name="gr273" draw:text-style-name="P3" draw:layer="layout" svg:width="1.471cm" svg:height="0.48cm" svg:x="4.321cm" svg:y="10.292cm">
          <draw:text-box>
            <text:p text:style-name="P1"><text:span text:style-name="T62">Astrophysics </text:span></text:p>
          </draw:text-box>
        </draw:frame>
        <draw:frame draw:style-name="gr274" draw:text-style-name="P3" draw:layer="layout" svg:width="0.557cm" svg:height="0.48cm" svg:x="5.987cm" svg:y="10.292cm">
          <draw:text-box>
            <text:p text:style-name="P1"><text:span text:style-name="T64">Data </text:span></text:p>
          </draw:text-box>
        </draw:frame>
        <draw:frame draw:style-name="gr275" draw:text-style-name="P3" draw:layer="layout" svg:width="0.916cm" svg:height="0.48cm" svg:x="6.646cm" svg:y="10.292cm">
          <draw:text-box>
            <text:p text:style-name="P1"><text:span text:style-name="T12">System </text:span></text:p>
          </draw:text-box>
        </draw:frame>
        <draw:frame draw:style-name="gr276" draw:text-style-name="P3" draw:layer="layout" svg:width="0.661cm" svg:height="0.48cm" svg:x="7.615cm" svg:y="10.292cm">
          <draw:text-box>
            <text:p text:style-name="P1"><text:span text:style-name="T62">(ADS) </text:span></text:p>
          </draw:text-box>
        </draw:frame>
        <draw:frame draw:style-name="gr277" draw:text-style-name="P3" draw:layer="layout" svg:width="0.831cm" svg:height="0.48cm" svg:x="3.584cm" svg:y="10.932cm">
          <draw:text-box>
            <text:p text:style-name="P1"><text:span text:style-name="T60">Pathak, </text:span></text:p>
          </draw:text-box>
        </draw:frame>
        <draw:frame draw:style-name="gr278" draw:text-style-name="P3" draw:layer="layout" svg:width="0.597cm" svg:height="0.48cm" svg:x="4.573cm" svg:y="10.932cm">
          <draw:text-box>
            <text:p text:style-name="P1"><text:span text:style-name="T9">Rohit; </text:span></text:p>
          </draw:text-box>
        </draw:frame>
        <draw:frame draw:style-name="gr279" draw:text-style-name="P3" draw:layer="layout" svg:width="0.613cm" svg:height="0.48cm" svg:x="5.348cm" svg:y="10.932cm">
          <draw:text-box>
            <text:p text:style-name="P1"><text:span text:style-name="T65">SGSHil, </text:span></text:p>
          </draw:text-box>
        </draw:frame>
        <draw:frame draw:style-name="gr280" draw:text-style-name="P3" draw:layer="layout" svg:width="1.232cm" svg:height="0.48cm" svg:x="6.142cm" svg:y="10.932cm">
          <draw:text-box>
            <text:p text:style-name="P1"><text:span text:style-name="T2">Satyadhar </text:span></text:p>
          </draw:text-box>
        </draw:frame>
        <draw:frame draw:style-name="gr281" draw:text-style-name="P5" draw:layer="layout" svg:width="0.526cm" svg:height="0.623cm" svg:x="3.565cm" svg:y="11.497cm">
          <draw:text-box>
            <text:p text:style-name="P1"><text:span text:style-name="T66">With </text:span></text:p>
          </draw:text-box>
        </draw:frame>
        <draw:frame draw:style-name="gr282" draw:text-style-name="P5" draw:layer="layout" svg:width="0.345cm" svg:height="0.623cm" svg:x="4.185cm" svg:y="11.497cm">
          <draw:text-box>
            <text:p text:style-name="P1"><text:span text:style-name="T67">the </text:span></text:p>
          </draw:text-box>
        </draw:frame>
        <draw:frame draw:style-name="gr283" draw:text-style-name="P5" draw:layer="layout" svg:width="0.814cm" svg:height="0.623cm" svg:x="4.65cm" svg:y="11.497cm">
          <draw:text-box>
            <text:p text:style-name="P1"><text:span text:style-name="T68">advent </text:span></text:p>
          </draw:text-box>
        </draw:frame>
        <draw:frame draw:style-name="gr284" draw:text-style-name="P5" draw:layer="layout" svg:width="0.358cm" svg:height="0.623cm" svg:x="5.542cm" svg:y="11.497cm">
          <draw:text-box>
            <text:p text:style-name="P1"><text:span text:style-name="T69">into </text:span></text:p>
          </draw:text-box>
        </draw:frame>
        <draw:frame draw:style-name="gr285" draw:text-style-name="P5" draw:layer="layout" svg:width="0.33cm" svg:height="0.623cm" svg:x="6.045cm" svg:y="11.497cm">
          <draw:text-box>
            <text:p text:style-name="P1"><text:span text:style-name="T70">the </text:span></text:p>
          </draw:text-box>
        </draw:frame>
        <draw:frame draw:style-name="gr286" draw:text-style-name="P5" draw:layer="layout" svg:width="0.476cm" svg:height="0.623cm" svg:x="6.51cm" svg:y="11.497cm">
          <draw:text-box>
            <text:p text:style-name="P1"><text:span text:style-name="T71">20th </text:span></text:p>
          </draw:text-box>
        </draw:frame>
        <draw:frame draw:style-name="gr287" draw:text-style-name="P5" draw:layer="layout" svg:width="0.844cm" svg:height="0.623cm" svg:x="7.13cm" svg:y="11.497cm">
          <draw:text-box>
            <text:p text:style-name="P1"><text:span text:style-name="T72">century </text:span></text:p>
          </draw:text-box>
        </draw:frame>
        <draw:frame draw:style-name="gr288" draw:text-style-name="P5" draw:layer="layout" svg:width="0.63cm" svg:height="0.623cm" svg:x="8.138cm" svg:y="11.497cm">
          <draw:text-box>
            <text:p text:style-name="P1"><text:span text:style-name="T73">whole </text:span></text:p>
          </draw:text-box>
        </draw:frame>
        <draw:frame draw:style-name="gr289" draw:text-style-name="P5" draw:layer="layout" svg:width="1.085cm" svg:height="0.623cm" svg:x="8.855cm" svg:y="11.497cm">
          <draw:text-box>
            <text:p text:style-name="P1"><text:span text:style-name="T74">world <text:s/>has </text:span></text:p>
          </draw:text-box>
        </draw:frame>
        <draw:frame draw:style-name="gr290" draw:text-style-name="P5" draw:layer="layout" svg:width="0.612cm" svg:height="0.623cm" svg:x="10.095cm" svg:y="11.497cm">
          <draw:text-box>
            <text:p text:style-name="P1"><text:span text:style-name="T68">been </text:span></text:p>
          </draw:text-box>
        </draw:frame>
        <draw:frame draw:style-name="gr291" draw:text-style-name="P5" draw:layer="layout" svg:width="0.666cm" svg:height="0.623cm" svg:x="10.754cm" svg:y="11.497cm">
          <draw:text-box>
            <text:p text:style-name="P1"><text:span text:style-name="T74">facing </text:span></text:p>
          </draw:text-box>
        </draw:frame>
        <draw:frame draw:style-name="gr285" draw:text-style-name="P5" draw:layer="layout" svg:width="0.33cm" svg:height="0.623cm" svg:x="11.567cm" svg:y="11.497cm">
          <draw:text-box>
            <text:p text:style-name="P1"><text:span text:style-name="T70">the </text:span></text:p>
          </draw:text-box>
        </draw:frame>
        <draw:frame draw:style-name="gr292" draw:text-style-name="P5" draw:layer="layout" svg:width="1.317cm" svg:height="0.623cm" svg:x="12.013cm" svg:y="11.497cm">
          <draw:text-box>
            <text:p text:style-name="P1"><text:span text:style-name="T75">common </text:span></text:p>
          </draw:text-box>
        </draw:frame>
        <draw:frame draw:style-name="gr293" draw:text-style-name="P5" draw:layer="layout" svg:width="1.116cm" svg:height="0.623cm" svg:x="13.137cm" svg:y="11.497cm">
          <draw:text-box>
            <text:p text:style-name="P1"><text:span text:style-name="T76">dilemma </text:span></text:p>
          </draw:text-box>
        </draw:frame>
        <draw:frame draw:style-name="gr294" draw:text-style-name="P5" draw:layer="layout" svg:width="0.171cm" svg:height="0.623cm" svg:x="14.241cm" svg:y="11.497cm">
          <draw:text-box>
            <text:p text:style-name="P1"><text:span text:style-name="T77">of </text:span></text:p>
          </draw:text-box>
        </draw:frame>
        <draw:frame draw:style-name="gr295" draw:text-style-name="P5" draw:layer="layout" svg:width="1.117cm" svg:height="0.623cm" svg:x="14.532cm" svg:y="11.497cm">
          <draw:text-box>
            <text:p text:style-name="P1"><text:span text:style-name="T66">Terrorism. </text:span></text:p>
          </draw:text-box>
        </draw:frame>
        <draw:frame draw:style-name="gr296" draw:text-style-name="P5" draw:layer="layout" svg:width="0.467cm" svg:height="0.623cm" svg:x="15.811cm" svg:y="11.497cm">
          <draw:text-box>
            <text:p text:style-name="P1"><text:span text:style-name="T68">The </text:span></text:p>
          </draw:text-box>
        </draw:frame>
        <draw:frame draw:style-name="gr297" draw:text-style-name="P5" draw:layer="layout" svg:width="0.72cm" svg:height="0.623cm" svg:x="16.353cm" svg:y="11.497cm">
          <draw:text-box>
            <text:p text:style-name="P1"><text:span text:style-name="T73">suicide </text:span></text:p>
          </draw:text-box>
        </draw:frame>
        <draw:frame draw:style-name="gr298" draw:text-style-name="P5" draw:layer="layout" svg:width="0.794cm" svg:height="0.623cm" svg:x="17.264cm" svg:y="11.497cm">
          <draw:text-box>
            <text:p text:style-name="P1"><text:span text:style-name="T72">attacks </text:span></text:p>
          </draw:text-box>
        </draw:frame>
        <draw:frame draw:style-name="gr299" draw:text-style-name="P5" draw:layer="layout" svg:width="0.285cm" svg:height="0.623cm" svg:x="18.213cm" svg:y="11.497cm">
          <draw:text-box>
            <text:p text:style-name="P1"><text:span text:style-name="T67">on </text:span></text:p>
          </draw:text-box>
        </draw:frame>
        <draw:frame draw:style-name="gr300" draw:text-style-name="P5" draw:layer="layout" svg:width="0.361cm" svg:height="0.623cm" svg:x="18.601cm" svg:y="11.497cm">
          <draw:text-box>
            <text:p text:style-name="P1"><text:span text:style-name="T68">US </text:span></text:p>
          </draw:text-box>
        </draw:frame>
        <draw:frame draw:style-name="gr301" draw:text-style-name="P5" draw:layer="layout" svg:width="0.437cm" svg:height="0.623cm" svg:x="19.027cm" svg:y="11.497cm">
          <draw:text-box>
            <text:p text:style-name="P1"><text:span text:style-name="T67">twin </text:span></text:p>
          </draw:text-box>
        </draw:frame>
        <draw:frame draw:style-name="gr302" draw:text-style-name="P5" draw:layer="layout" svg:width="0.795cm" svg:height="0.623cm" svg:x="19.589cm" svg:y="11.497cm">
          <draw:text-box>
            <text:p text:style-name="P1"><text:span text:style-name="T78">towers </text:span></text:p>
          </draw:text-box>
        </draw:frame>
        <draw:frame draw:style-name="gr303" draw:text-style-name="P5" draw:layer="layout" svg:width="0.252cm" svg:height="0.623cm" svg:x="20.48cm" svg:y="11.497cm">
          <draw:text-box>
            <text:p text:style-name="P1"><text:span text:style-name="T79">11 </text:span></text:p>
          </draw:text-box>
        </draw:frame>
        <draw:frame draw:style-name="gr304" draw:text-style-name="P5" draw:layer="layout" svg:width="0.534cm" svg:height="0.623cm" svg:x="20.829cm" svg:y="11.497cm">
          <draw:text-box>
            <text:p text:style-name="P1"><text:span text:style-name="T73">Sept. </text:span></text:p>
          </draw:text-box>
        </draw:frame>
        <draw:frame draw:style-name="gr305" draw:text-style-name="P5" draw:layer="layout" svg:width="0.634cm" svg:height="0.623cm" svg:x="21.527cm" svg:y="11.497cm">
          <draw:text-box>
            <text:p text:style-name="P1"><text:span text:style-name="T80">2001, </text:span></text:p>
          </draw:text-box>
        </draw:frame>
        <draw:frame draw:style-name="gr306" draw:text-style-name="P5" draw:layer="layout" svg:width="0.532cm" svg:height="0.623cm" svg:x="22.282cm" svg:y="11.497cm">
          <draw:text-box>
            <text:p text:style-name="P1"><text:span text:style-name="T71">Train </text:span></text:p>
          </draw:text-box>
        </draw:frame>
        <draw:frame draw:style-name="gr307" draw:text-style-name="P5" draw:layer="layout" svg:width="1.272cm" svg:height="0.623cm" svg:x="22.98cm" svg:y="11.497cm">
          <draw:text-box>
            <text:p text:style-name="P1"><text:span text:style-name="T76">bombings </text:span></text:p>
          </draw:text-box>
        </draw:frame>
        <draw:frame draw:style-name="gr308" draw:text-style-name="P5" draw:layer="layout" svg:width="0.146cm" svg:height="0.623cm" svg:x="24.22cm" svg:y="11.497cm">
          <draw:text-box>
            <text:p text:style-name="P1"><text:span text:style-name="T81">in </text:span></text:p>
          </draw:text-box>
        </draw:frame>
        <draw:frame draw:style-name="gr309" draw:text-style-name="P5" draw:layer="layout" svg:width="0.847cm" svg:height="0.623cm" svg:x="3.584cm" svg:y="11.884cm">
          <draw:text-box>
            <text:p text:style-name="P1"><text:span text:style-name="T68">Madrid </text:span></text:p>
          </draw:text-box>
        </draw:frame>
        <draw:frame draw:style-name="gr310" draw:text-style-name="P5" draw:layer="layout" svg:width="0.644cm" svg:height="0.623cm" svg:x="4.495cm" svg:y="11.884cm">
          <draw:text-box>
            <text:p text:style-name="P1"><text:span text:style-name="T80">Spain </text:span></text:p>
          </draw:text-box>
        </draw:frame>
        <draw:frame draw:style-name="gr311" draw:text-style-name="P5" draw:layer="layout" svg:width="0.24cm" svg:height="0.623cm" svg:x="5.27cm" svg:y="11.884cm">
          <draw:text-box>
            <text:p text:style-name="P1"><text:span text:style-name="T69">11 </text:span></text:p>
          </draw:text-box>
        </draw:frame>
        <draw:frame draw:style-name="gr312" draw:text-style-name="P5" draw:layer="layout" svg:width="0.481cm" svg:height="0.623cm" svg:x="5.619cm" svg:y="11.884cm">
          <draw:text-box>
            <text:p text:style-name="P1"><text:span text:style-name="T71">Mar. </text:span></text:p>
          </draw:text-box>
        </draw:frame>
        <draw:frame draw:style-name="gr313" draw:text-style-name="P5" draw:layer="layout" svg:width="0.622cm" svg:height="0.623cm" svg:x="6.22cm" svg:y="11.884cm">
          <draw:text-box>
            <text:p text:style-name="P1"><text:span text:style-name="T72">2004, </text:span></text:p>
          </draw:text-box>
        </draw:frame>
        <draw:frame draw:style-name="gr314" draw:text-style-name="P5" draw:layer="layout" svg:width="0.979cm" svg:height="0.623cm" svg:x="6.975cm" svg:y="11.884cm">
          <draw:text-box>
            <text:p text:style-name="P1"><text:span text:style-name="T76">London </text:span></text:p>
          </draw:text-box>
        </draw:frame>
        <draw:frame draw:style-name="gr315" draw:text-style-name="P5" draw:layer="layout" svg:width="1.293cm" svg:height="0.623cm" svg:x="7.944cm" svg:y="11.884cm">
          <draw:text-box>
            <text:p text:style-name="P1"><text:span text:style-name="T82">bombings </text:span></text:p>
          </draw:text-box>
        </draw:frame>
        <draw:frame draw:style-name="gr316" draw:text-style-name="P5" draw:layer="layout" svg:width="0.135cm" svg:height="0.623cm" svg:x="9.203cm" svg:y="11.884cm">
          <draw:text-box>
            <text:p text:style-name="P1"><text:span text:style-name="T83">7 </text:span></text:p>
          </draw:text-box>
        </draw:frame>
        <draw:frame draw:style-name="gr317" draw:text-style-name="P5" draw:layer="layout" svg:width="0.279cm" svg:height="0.623cm" svg:x="9.417cm" svg:y="11.884cm">
          <draw:text-box>
            <text:p text:style-name="P1"><text:span text:style-name="T84">Jul. </text:span></text:p>
          </draw:text-box>
        </draw:frame>
        <draw:frame draw:style-name="gr318" draw:text-style-name="P5" draw:layer="layout" svg:width="0.606cm" svg:height="0.623cm" svg:x="9.92cm" svg:y="11.884cm">
          <draw:text-box>
            <text:p text:style-name="P1"><text:span text:style-name="T85">2005 </text:span></text:p>
          </draw:text-box>
        </draw:frame>
        <draw:frame draw:style-name="gr319" draw:text-style-name="P5" draw:layer="layout" svg:width="0.463cm" svg:height="0.623cm" svg:x="10.599cm" svg:y="11.884cm">
          <draw:text-box>
            <text:p text:style-name="P1"><text:span text:style-name="T80">and </text:span></text:p>
          </draw:text-box>
        </draw:frame>
        <draw:frame draw:style-name="gr320" draw:text-style-name="P5" draw:layer="layout" svg:width="1.11cm" svg:height="0.623cm" svg:x="11.141cm" svg:y="11.884cm">
          <draw:text-box>
            <text:p text:style-name="P1"><text:span text:style-name="T86">Mumbai </text:span></text:p>
          </draw:text-box>
        </draw:frame>
        <draw:frame draw:style-name="gr321" draw:text-style-name="P5" draw:layer="layout" svg:width="0.636cm" svg:height="0.623cm" svg:x="12.168cm" svg:y="11.884cm">
          <draw:text-box>
            <text:p text:style-name="P1"><text:span text:style-name="T73">attack </text:span></text:p>
          </draw:text-box>
        </draw:frame>
        <draw:frame draw:style-name="gr322" draw:text-style-name="P5" draw:layer="layout" svg:width="0.287cm" svg:height="0.623cm" svg:x="12.962cm" svg:y="11.884cm">
          <draw:text-box>
            <text:p text:style-name="P1"><text:span text:style-name="T73">26 </text:span></text:p>
          </draw:text-box>
        </draw:frame>
        <draw:frame draw:style-name="gr323" draw:text-style-name="P5" draw:layer="layout" svg:width="0.51cm" svg:height="0.623cm" svg:x="13.35cm" svg:y="11.884cm">
          <draw:text-box>
            <text:p text:style-name="P1"><text:span text:style-name="T74">Nov. </text:span></text:p>
          </draw:text-box>
        </draw:frame>
        <draw:frame draw:style-name="gr318" draw:text-style-name="P5" draw:layer="layout" svg:width="0.606cm" svg:height="0.623cm" svg:x="13.951cm" svg:y="11.884cm">
          <draw:text-box>
            <text:p text:style-name="P1"><text:span text:style-name="T85">2008 </text:span></text:p>
          </draw:text-box>
        </draw:frame>
        <draw:frame draw:style-name="gr324" draw:text-style-name="P5" draw:layer="layout" svg:width="0.604cm" svg:height="0.623cm" svg:x="14.629cm" svg:y="11.884cm">
          <draw:text-box>
            <text:p text:style-name="P1"><text:span text:style-name="T68">were </text:span></text:p>
          </draw:text-box>
        </draw:frame>
        <draw:frame draw:style-name="gr325" draw:text-style-name="P5" draw:layer="layout" svg:width="0.736cm" svg:height="0.623cm" svg:x="15.307cm" svg:y="11.884cm">
          <draw:text-box>
            <text:p text:style-name="P1"><text:span text:style-name="T82">some </text:span></text:p>
          </draw:text-box>
        </draw:frame>
        <draw:frame draw:style-name="gr326" draw:text-style-name="P5" draw:layer="layout" svg:width="0.191cm" svg:height="0.623cm" svg:x="16.004cm" svg:y="11.884cm">
          <draw:text-box>
            <text:p text:style-name="P1"><text:span text:style-name="T87">of </text:span></text:p>
          </draw:text-box>
        </draw:frame>
        <draw:frame draw:style-name="gr285" draw:text-style-name="P5" draw:layer="layout" svg:width="0.33cm" svg:height="0.623cm" svg:x="16.334cm" svg:y="11.884cm">
          <draw:text-box>
            <text:p text:style-name="P1"><text:span text:style-name="T70">the </text:span></text:p>
          </draw:text-box>
        </draw:frame>
        <draw:frame draw:style-name="gr327" draw:text-style-name="P5" draw:layer="layout" svg:width="0.617cm" svg:height="0.623cm" svg:x="16.799cm" svg:y="11.884cm">
          <draw:text-box>
            <text:p text:style-name="P1"><text:span text:style-name="T68">most </text:span></text:p>
          </draw:text-box>
        </draw:frame>
        <draw:frame draw:style-name="gr328" draw:text-style-name="P5" draw:layer="layout" svg:width="1.095cm" svg:height="0.623cm" svg:x="17.458cm" svg:y="11.884cm">
          <draw:text-box>
            <text:p text:style-name="P1"><text:span text:style-name="T73">disturbing, </text:span></text:p>
          </draw:text-box>
        </draw:frame>
        <draw:frame draw:style-name="gr329" draw:text-style-name="P5" draw:layer="layout" svg:width="1.209cm" svg:height="0.623cm" svg:x="18.775cm" svg:y="11.884cm">
          <draw:text-box>
            <text:p text:style-name="P1"><text:span text:style-name="T72">destructive </text:span></text:p>
          </draw:text-box>
        </draw:frame>
        <draw:frame draw:style-name="gr319" draw:text-style-name="P5" draw:layer="layout" svg:width="0.463cm" svg:height="0.623cm" svg:x="20.17cm" svg:y="11.884cm">
          <draw:text-box>
            <text:p text:style-name="P1"><text:span text:style-name="T80">and </text:span></text:p>
          </draw:text-box>
        </draw:frame>
        <draw:frame draw:style-name="gr330" draw:text-style-name="P5" draw:layer="layout" svg:width="0.307cm" svg:height="0.623cm" svg:x="20.693cm" svg:y="11.884cm">
          <draw:text-box>
            <text:p text:style-name="P1"><text:span text:style-name="T84">evil </text:span></text:p>
          </draw:text-box>
        </draw:frame>
        <draw:frame draw:style-name="gr331" draw:text-style-name="P5" draw:layer="layout" svg:width="0.41cm" svg:height="0.623cm" svg:x="21.178cm" svg:y="11.884cm">
          <draw:text-box>
            <text:p text:style-name="P1"><text:span text:style-name="T67">acts </text:span></text:p>
          </draw:text-box>
        </draw:frame>
        <draw:frame draw:style-name="gr332" draw:text-style-name="P5" draw:layer="layout" svg:width="0.219cm" svg:height="0.623cm" svg:x="21.759cm" svg:y="11.884cm">
          <draw:text-box>
            <text:p text:style-name="P1"><text:span text:style-name="T87">by </text:span></text:p>
          </draw:text-box>
        </draw:frame>
        <draw:frame draw:style-name="gr333" draw:text-style-name="P5" draw:layer="layout" svg:width="0.879cm" svg:height="0.623cm" svg:x="22.108cm" svg:y="11.884cm">
          <draw:text-box>
            <text:p text:style-name="P1"><text:span text:style-name="T67">terrorists </text:span></text:p>
          </draw:text-box>
        </draw:frame>
        <draw:frame draw:style-name="gr308" draw:text-style-name="P5" draw:layer="layout" svg:width="0.146cm" svg:height="0.623cm" svg:x="23.251cm" svg:y="11.884cm">
          <draw:text-box>
            <text:p text:style-name="P1"><text:span text:style-name="T81">in </text:span></text:p>
          </draw:text-box>
        </draw:frame>
        <draw:frame draw:style-name="gr282" draw:text-style-name="P5" draw:layer="layout" svg:width="0.345cm" svg:height="0.623cm" svg:x="23.522cm" svg:y="11.884cm">
          <draw:text-box>
            <text:p text:style-name="P1"><text:span text:style-name="T67">the </text:span></text:p>
          </draw:text-box>
        </draw:frame>
        <draw:frame draw:style-name="gr334" draw:text-style-name="P5" draw:layer="layout" svg:width="0.327cm" svg:height="0.623cm" svg:x="23.987cm" svg:y="11.884cm">
          <draw:text-box>
            <text:p text:style-name="P1"><text:span text:style-name="T69">last </text:span></text:p>
          </draw:text-box>
        </draw:frame>
        <draw:frame draw:style-name="gr335" draw:text-style-name="P5" draw:layer="layout" svg:width="0.9cm" svg:height="0.623cm" svg:x="3.584cm" svg:y="12.272cm">
          <draw:text-box>
            <text:p text:style-name="P1"><text:span text:style-name="T88">decade </text:span></text:p>
          </draw:text-box>
        </draw:frame>
        <draw:frame draw:style-name="gr336" draw:text-style-name="P5" draw:layer="layout" svg:width="0.705cm" svg:height="0.623cm" svg:x="4.534cm" svg:y="12.272cm">
          <draw:text-box>
            <text:p text:style-name="P1"><text:span text:style-name="T68">which </text:span></text:p>
          </draw:text-box>
        </draw:frame>
        <draw:frame draw:style-name="gr337" draw:text-style-name="P5" draw:layer="layout" svg:width="0.384cm" svg:height="0.623cm" svg:x="5.328cm" svg:y="12.272cm">
          <draw:text-box>
            <text:p text:style-name="P1"><text:span text:style-name="T71">has </text:span></text:p>
          </draw:text-box>
        </draw:frame>
        <draw:frame draw:style-name="gr338" draw:text-style-name="P5" draw:layer="layout" svg:width="0.631cm" svg:height="0.623cm" svg:x="5.832cm" svg:y="12.272cm">
          <draw:text-box>
            <text:p text:style-name="P1"><text:span text:style-name="T67">clearly </text:span></text:p>
          </draw:text-box>
        </draw:frame>
        <draw:frame draw:style-name="gr339" draw:text-style-name="P5" draw:layer="layout" svg:width="0.857cm" svg:height="0.623cm" svg:x="6.685cm" svg:y="12.272cm">
          <draw:text-box>
            <text:p text:style-name="P1"><text:span text:style-name="T76">shown </text:span></text:p>
          </draw:text-box>
        </draw:frame>
        <draw:frame draw:style-name="gr340" draw:text-style-name="P5" draw:layer="layout" svg:width="0.442cm" svg:height="0.623cm" svg:x="7.537cm" svg:y="12.272cm">
          <draw:text-box>
            <text:p text:style-name="P1"><text:span text:style-name="T79">their </text:span></text:p>
          </draw:text-box>
        </draw:frame>
        <draw:frame draw:style-name="gr330" draw:text-style-name="P5" draw:layer="layout" svg:width="0.307cm" svg:height="0.623cm" svg:x="8.138cm" svg:y="12.272cm">
          <draw:text-box>
            <text:p text:style-name="P1"><text:span text:style-name="T84">evil </text:span></text:p>
          </draw:text-box>
        </draw:frame>
        <draw:frame draw:style-name="gr341" draw:text-style-name="P5" draw:layer="layout" svg:width="0.568cm" svg:height="0.623cm" svg:x="8.642cm" svg:y="12.272cm">
          <draw:text-box>
            <text:p text:style-name="P1"><text:span text:style-name="T89">intent </text:span></text:p>
          </draw:text-box>
        </draw:frame>
        <draw:frame draw:style-name="gr342" draw:text-style-name="P5" draw:layer="layout" svg:width="0.884cm" svg:height="0.623cm" svg:x="9.358cm" svg:y="12.272cm">
          <draw:text-box>
            <text:p text:style-name="P1"><text:span text:style-name="T89">that <text:s/>they </text:span></text:p>
          </draw:text-box>
        </draw:frame>
        <draw:frame draw:style-name="gr343" draw:text-style-name="P5" draw:layer="layout" svg:width="0.408cm" svg:height="0.623cm" svg:x="10.482cm" svg:y="12.272cm">
          <draw:text-box>
            <text:p text:style-name="P1"><text:span text:style-name="T74">can </text:span></text:p>
          </draw:text-box>
        </draw:frame>
        <draw:frame draw:style-name="gr344" draw:text-style-name="P5" draw:layer="layout" svg:width="0.284cm" svg:height="0.623cm" svg:x="11.005cm" svg:y="12.272cm">
          <draw:text-box>
            <text:p text:style-name="P1"><text:span text:style-name="T67">go </text:span></text:p>
          </draw:text-box>
        </draw:frame>
        <draw:frame draw:style-name="gr345" draw:text-style-name="P5" draw:layer="layout" svg:width="0.173cm" svg:height="0.623cm" svg:x="11.374cm" svg:y="12.272cm">
          <draw:text-box>
            <text:p text:style-name="P1"><text:span text:style-name="T77">to </text:span></text:p>
          </draw:text-box>
        </draw:frame>
        <draw:frame draw:style-name="gr346" draw:text-style-name="P5" draw:layer="layout" svg:width="0.415cm" svg:height="0.623cm" svg:x="11.684cm" svg:y="12.272cm">
          <draw:text-box>
            <text:p text:style-name="P1"><text:span text:style-name="T74">any </text:span></text:p>
          </draw:text-box>
        </draw:frame>
        <draw:frame draw:style-name="gr347" draw:text-style-name="P5" draw:layer="layout" svg:width="0.691cm" svg:height="0.623cm" svg:x="12.187cm" svg:y="12.272cm">
          <draw:text-box>
            <text:p text:style-name="P1"><text:span text:style-name="T74">extent </text:span></text:p>
          </draw:text-box>
        </draw:frame>
        <draw:frame draw:style-name="gr345" draw:text-style-name="P5" draw:layer="layout" svg:width="0.173cm" svg:height="0.623cm" svg:x="13.001cm" svg:y="12.272cm">
          <draw:text-box>
            <text:p text:style-name="P1"><text:span text:style-name="T77">to </text:span></text:p>
          </draw:text-box>
        </draw:frame>
        <draw:frame draw:style-name="gr348" draw:text-style-name="P5" draw:layer="layout" svg:width="1.341cm" svg:height="0.623cm" svg:x="13.311cm" svg:y="12.272cm">
          <draw:text-box>
            <text:p text:style-name="P1"><text:span text:style-name="T90">accomplish </text:span></text:p>
          </draw:text-box>
        </draw:frame>
        <draw:frame draw:style-name="gr340" draw:text-style-name="P5" draw:layer="layout" svg:width="0.442cm" svg:height="0.623cm" svg:x="14.726cm" svg:y="12.272cm">
          <draw:text-box>
            <text:p text:style-name="P1"><text:span text:style-name="T79">their </text:span></text:p>
          </draw:text-box>
        </draw:frame>
        <draw:frame draw:style-name="gr349" draw:text-style-name="P5" draw:layer="layout" svg:width="0.595cm" svg:height="0.623cm" svg:x="15.346cm" svg:y="12.272cm">
          <draw:text-box>
            <text:p text:style-name="P1"><text:span text:style-name="T91">goals. </text:span></text:p>
          </draw:text-box>
        </draw:frame>
        <draw:frame draw:style-name="gr350" draw:text-style-name="P5" draw:layer="layout" svg:width="0.74cm" svg:height="0.623cm" svg:x="16.14cm" svg:y="12.272cm">
          <draw:text-box>
            <text:p text:style-name="P1"><text:span text:style-name="T82">Many </text:span></text:p>
          </draw:text-box>
        </draw:frame>
        <draw:frame draw:style-name="gr351" draw:text-style-name="P5" draw:layer="layout" svg:width="0.771cm" svg:height="0.623cm" svg:x="16.876cm" svg:y="12.272cm">
          <draw:text-box>
            <text:p text:style-name="P1"><text:span text:style-name="T89">terrorist </text:span></text:p>
          </draw:text-box>
        </draw:frame>
        <draw:frame draw:style-name="gr352" draw:text-style-name="P5" draw:layer="layout" svg:width="1.53cm" svg:height="0.623cm" svg:x="17.864cm" svg:y="12.272cm">
          <draw:text-box>
            <text:p text:style-name="P1"><text:span text:style-name="T78">organizations </text:span></text:p>
          </draw:text-box>
        </draw:frame>
        <draw:frame draw:style-name="gr353" draw:text-style-name="P5" draw:layer="layout" svg:width="0.553cm" svg:height="0.623cm" svg:x="19.57cm" svg:y="12.272cm">
          <draw:text-box>
            <text:p text:style-name="P1"><text:span text:style-name="T80">such </text:span></text:p>
          </draw:text-box>
        </draw:frame>
        <draw:frame draw:style-name="gr354" draw:text-style-name="P5" draw:layer="layout" svg:width="0.25cm" svg:height="0.623cm" svg:x="20.209cm" svg:y="12.272cm">
          <draw:text-box>
            <text:p text:style-name="P1"><text:span text:style-name="T67">as </text:span></text:p>
          </draw:text-box>
        </draw:frame>
        <draw:frame draw:style-name="gr355" draw:text-style-name="P5" draw:layer="layout" svg:width="0.139cm" svg:height="0.623cm" svg:x="20.577cm" svg:y="12.272cm">
          <draw:text-box>
            <text:p text:style-name="P1"><text:span text:style-name="T81">al </text:span></text:p>
          </draw:text-box>
        </draw:frame>
        <draw:frame draw:style-name="gr356" draw:text-style-name="P5" draw:layer="layout" svg:width="0.932cm" svg:height="0.623cm" svg:x="20.848cm" svg:y="12.272cm">
          <draw:text-box>
            <text:p text:style-name="P1"><text:span text:style-name="T85">Quaida, </text:span></text:p>
          </draw:text-box>
        </draw:frame>
        <draw:frame draw:style-name="gr357" draw:text-style-name="P5" draw:layer="layout" svg:width="2.416cm" svg:height="0.623cm" svg:x="21.895cm" svg:y="12.272cm">
          <draw:text-box>
            <text:p text:style-name="P1"><text:span text:style-name="T68">Harakat <text:s/>ulMujahidin, </text:span></text:p>
          </draw:text-box>
        </draw:frame>
        <draw:frame draw:style-name="gr358" draw:text-style-name="P5" draw:layer="layout" svg:width="1.195cm" svg:height="0.623cm" svg:x="3.584cm" svg:y="12.66cm">
          <draw:text-box>
            <text:p text:style-name="P1"><text:span text:style-name="T78">Hezbollah, </text:span></text:p>
          </draw:text-box>
        </draw:frame>
        <draw:frame draw:style-name="gr359" draw:text-style-name="P5" draw:layer="layout" svg:width="2.621cm" svg:height="0.623cm" svg:x="4.941cm" svg:y="12.66cm">
          <draw:text-box>
            <text:p text:style-name="P1"><text:span text:style-name="T92">Jaish-e-Mohammed, </text:span></text:p>
          </draw:text-box>
        </draw:frame>
        <draw:frame draw:style-name="gr360" draw:text-style-name="P5" draw:layer="layout" svg:width="1.87cm" svg:height="0.623cm" svg:x="7.498cm" svg:y="12.66cm">
          <draw:text-box>
            <text:p text:style-name="P1"><text:span text:style-name="T68">Lashkar-e-Toiba, </text:span></text:p>
          </draw:text-box>
        </draw:frame>
        <draw:frame draw:style-name="gr361" draw:text-style-name="P5" draw:layer="layout" svg:width="0.329cm" svg:height="0.623cm" svg:x="9.572cm" svg:y="12.66cm">
          <draw:text-box>
            <text:p text:style-name="P1"><text:span text:style-name="T69">etc. </text:span></text:p>
          </draw:text-box>
        </draw:frame>
        <draw:frame draw:style-name="gr282" draw:text-style-name="P5" draw:layer="layout" svg:width="0.345cm" svg:height="0.623cm" svg:x="10.095cm" svg:y="12.66cm">
          <draw:text-box>
            <text:p text:style-name="P1"><text:span text:style-name="T67">are </text:span></text:p>
          </draw:text-box>
        </draw:frame>
        <draw:frame draw:style-name="gr362" draw:text-style-name="P5" draw:layer="layout" svg:width="0.876cm" svg:height="0.623cm" svg:x="10.56cm" svg:y="12.66cm">
          <draw:text-box>
            <text:p text:style-name="P1"><text:span text:style-name="T74">carrying </text:span></text:p>
          </draw:text-box>
        </draw:frame>
        <draw:frame draw:style-name="gr363" draw:text-style-name="P5" draw:layer="layout" svg:width="0.338cm" svg:height="0.623cm" svg:x="11.606cm" svg:y="12.66cm">
          <draw:text-box>
            <text:p text:style-name="P1"><text:span text:style-name="T70">out </text:span></text:p>
          </draw:text-box>
        </draw:frame>
        <draw:frame draw:style-name="gr364" draw:text-style-name="P5" draw:layer="layout" svg:width="0.757cm" svg:height="0.623cm" svg:x="12.052cm" svg:y="12.66cm">
          <draw:text-box>
            <text:p text:style-name="P1"><text:span text:style-name="T67">training </text:span></text:p>
          </draw:text-box>
        </draw:frame>
        <draw:frame draw:style-name="gr365" draw:text-style-name="P5" draw:layer="layout" svg:width="0.89cm" svg:height="0.623cm" svg:x="13.02cm" svg:y="12.66cm">
          <draw:text-box>
            <text:p text:style-name="P1"><text:span text:style-name="T86">camps </text:span></text:p>
          </draw:text-box>
        </draw:frame>
        <draw:frame draw:style-name="gr319" draw:text-style-name="P5" draw:layer="layout" svg:width="0.463cm" svg:height="0.623cm" svg:x="13.892cm" svg:y="12.66cm">
          <draw:text-box>
            <text:p text:style-name="P1"><text:span text:style-name="T80">and </text:span></text:p>
          </draw:text-box>
        </draw:frame>
        <draw:frame draw:style-name="gr351" draw:text-style-name="P5" draw:layer="layout" svg:width="0.771cm" svg:height="0.623cm" svg:x="14.416cm" svg:y="12.66cm">
          <draw:text-box>
            <text:p text:style-name="P1"><text:span text:style-name="T89">terrorist </text:span></text:p>
          </draw:text-box>
        </draw:frame>
        <draw:frame draw:style-name="gr366" draw:text-style-name="P5" draw:layer="layout" svg:width="2.009cm" svg:height="0.623cm" svg:x="15.404cm" svg:y="12.66cm">
          <draw:text-box>
            <text:p text:style-name="P1"><text:span text:style-name="T68">operations <text:s/>which </text:span></text:p>
          </draw:text-box>
        </draw:frame>
        <draw:frame draw:style-name="gr282" draw:text-style-name="P5" draw:layer="layout" svg:width="0.345cm" svg:height="0.623cm" svg:x="17.516cm" svg:y="12.66cm">
          <draw:text-box>
            <text:p text:style-name="P1"><text:span text:style-name="T67">are </text:span></text:p>
          </draw:text-box>
        </draw:frame>
        <draw:frame draw:style-name="gr367" draw:text-style-name="P5" draw:layer="layout" svg:width="1.749cm" svg:height="0.623cm" svg:x="18cm" svg:y="12.66cm">
          <draw:text-box>
            <text:p text:style-name="P1"><text:span text:style-name="T86">accompanied </text:span></text:p>
          </draw:text-box>
        </draw:frame>
        <draw:frame draw:style-name="gr301" draw:text-style-name="P5" draw:layer="layout" svg:width="0.437cm" svg:height="0.623cm" svg:x="19.666cm" svg:y="12.66cm">
          <draw:text-box>
            <text:p text:style-name="P1"><text:span text:style-name="T67">with </text:span></text:p>
          </draw:text-box>
        </draw:frame>
        <draw:frame draw:style-name="gr368" draw:text-style-name="P5" draw:layer="layout" svg:width="0.52cm" svg:height="0.623cm" svg:x="20.248cm" svg:y="12.66cm">
          <draw:text-box>
            <text:p text:style-name="P1"><text:span text:style-name="T70">latest </text:span></text:p>
          </draw:text-box>
        </draw:frame>
        <draw:frame draw:style-name="gr369" draw:text-style-name="P5" draw:layer="layout" svg:width="1.304cm" svg:height="0.623cm" svg:x="20.965cm" svg:y="12.66cm">
          <draw:text-box>
            <text:p text:style-name="P1"><text:span text:style-name="T85">technology </text:span></text:p>
          </draw:text-box>
        </draw:frame>
        <draw:frame draw:style-name="gr319" draw:text-style-name="P5" draw:layer="layout" svg:width="0.463cm" svg:height="0.623cm" svg:x="22.34cm" svg:y="12.66cm">
          <draw:text-box>
            <text:p text:style-name="P1"><text:span text:style-name="T80">and </text:span></text:p>
          </draw:text-box>
        </draw:frame>
        <draw:frame draw:style-name="gr314" draw:text-style-name="P5" draw:layer="layout" svg:width="0.979cm" svg:height="0.623cm" svg:x="22.883cm" svg:y="12.66cm">
          <draw:text-box>
            <text:p text:style-name="P1"><text:span text:style-name="T71">high <text:s/>tech </text:span></text:p>
          </draw:text-box>
        </draw:frame>
        <draw:frame draw:style-name="gr370" draw:text-style-name="P5" draw:layer="layout" svg:width="0.845cm" svg:height="0.623cm" svg:x="24.045cm" svg:y="12.66cm">
          <draw:text-box>
            <text:p text:style-name="P1"><text:span text:style-name="T74">arsenal. </text:span></text:p>
          </draw:text-box>
        </draw:frame>
        <draw:frame draw:style-name="gr371" draw:text-style-name="P5" draw:layer="layout" svg:width="0.273cm" svg:height="0.623cm" svg:x="3.565cm" svg:y="13.047cm">
          <draw:text-box>
            <text:p text:style-name="P1"><text:span text:style-name="T67">To </text:span></text:p>
          </draw:text-box>
        </draw:frame>
        <draw:frame draw:style-name="gr372" draw:text-style-name="P5" draw:layer="layout" svg:width="0.898cm" svg:height="0.623cm" svg:x="3.933cm" svg:y="13.047cm">
          <draw:text-box>
            <text:p text:style-name="P1"><text:span text:style-name="T78">counter </text:span></text:p>
          </draw:text-box>
        </draw:frame>
        <draw:frame draw:style-name="gr353" draw:text-style-name="P5" draw:layer="layout" svg:width="0.553cm" svg:height="0.623cm" svg:x="4.921cm" svg:y="13.047cm">
          <draw:text-box>
            <text:p text:style-name="P1"><text:span text:style-name="T80">such </text:span></text:p>
          </draw:text-box>
        </draw:frame>
        <draw:frame draw:style-name="gr373" draw:text-style-name="P5" draw:layer="layout" svg:width="0.997cm" svg:height="0.623cm" svg:x="5.561cm" svg:y="13.047cm">
          <draw:text-box>
            <text:p text:style-name="P1"><text:span text:style-name="T74">terrorism </text:span></text:p>
          </draw:text-box>
        </draw:frame>
        <draw:frame draw:style-name="gr374" draw:text-style-name="P5" draw:layer="layout" svg:width="0.379cm" svg:height="0.623cm" svg:x="6.704cm" svg:y="13.047cm">
          <draw:text-box>
            <text:p text:style-name="P1"><text:span text:style-name="T71">our </text:span></text:p>
          </draw:text-box>
        </draw:frame>
        <draw:frame draw:style-name="gr375" draw:text-style-name="P5" draw:layer="layout" svg:width="0.712cm" svg:height="0.623cm" svg:x="7.188cm" svg:y="13.047cm">
          <draw:text-box>
            <text:p text:style-name="P1"><text:span text:style-name="T89">military </text:span></text:p>
          </draw:text-box>
        </draw:frame>
        <draw:frame draw:style-name="gr376" draw:text-style-name="P5" draw:layer="layout" svg:width="0.306cm" svg:height="0.623cm" svg:x="8.118cm" svg:y="13.047cm">
          <draw:text-box>
            <text:p text:style-name="P1"><text:span text:style-name="T81">is <text:s/>in </text:span></text:p>
          </draw:text-box>
        </draw:frame>
        <draw:frame draw:style-name="gr290" draw:text-style-name="P5" draw:layer="layout" svg:width="0.612cm" svg:height="0.623cm" svg:x="8.68cm" svg:y="13.047cm">
          <draw:text-box>
            <text:p text:style-name="P1"><text:span text:style-name="T68">need </text:span></text:p>
          </draw:text-box>
        </draw:frame>
        <draw:frame draw:style-name="gr377" draw:text-style-name="P5" draw:layer="layout" svg:width="0.207cm" svg:height="0.623cm" svg:x="9.359cm" svg:y="13.047cm">
          <draw:text-box>
            <text:p text:style-name="P1"><text:span text:style-name="T69">of </text:span></text:p>
          </draw:text-box>
        </draw:frame>
        <draw:frame draw:style-name="gr378" draw:text-style-name="P5" draw:layer="layout" svg:width="1.217cm" svg:height="0.623cm" svg:x="9.649cm" svg:y="13.047cm">
          <draw:text-box>
            <text:p text:style-name="P1"><text:span text:style-name="T76">advanced </text:span></text:p>
          </draw:text-box>
        </draw:frame>
        <draw:frame draw:style-name="gr379" draw:text-style-name="P5" draw:layer="layout" svg:width="0.952cm" svg:height="0.623cm" svg:x="10.909cm" svg:y="13.047cm">
          <draw:text-box>
            <text:p text:style-name="P1"><text:span text:style-name="T85">defense </text:span></text:p>
          </draw:text-box>
        </draw:frame>
        <draw:frame draw:style-name="gr380" draw:text-style-name="P5" draw:layer="layout" svg:width="1.295cm" svg:height="0.623cm" svg:x="11.935cm" svg:y="13.047cm">
          <draw:text-box>
            <text:p text:style-name="P1"><text:span text:style-name="T80">technology. </text:span></text:p>
          </draw:text-box>
        </draw:frame>
        <draw:frame draw:style-name="gr381" draw:text-style-name="P5" draw:layer="layout" svg:width="0.557cm" svg:height="0.623cm" svg:x="13.389cm" svg:y="13.047cm">
          <draw:text-box>
            <text:p text:style-name="P1"><text:span text:style-name="T93">One </text:span></text:p>
          </draw:text-box>
        </draw:frame>
        <draw:frame draw:style-name="gr326" draw:text-style-name="P5" draw:layer="layout" svg:width="0.191cm" svg:height="0.623cm" svg:x="13.97cm" svg:y="13.047cm">
          <draw:text-box>
            <text:p text:style-name="P1"><text:span text:style-name="T87">of </text:span></text:p>
          </draw:text-box>
        </draw:frame>
        <draw:frame draw:style-name="gr285" draw:text-style-name="P5" draw:layer="layout" svg:width="0.33cm" svg:height="0.623cm" svg:x="14.28cm" svg:y="13.047cm">
          <draw:text-box>
            <text:p text:style-name="P1"><text:span text:style-name="T70">the </text:span></text:p>
          </draw:text-box>
        </draw:frame>
        <draw:frame draw:style-name="gr382" draw:text-style-name="P5" draw:layer="layout" svg:width="0.682cm" svg:height="0.623cm" svg:x="14.726cm" svg:y="13.047cm">
          <draw:text-box>
            <text:p text:style-name="P1"><text:span text:style-name="T80">major </text:span></text:p>
          </draw:text-box>
        </draw:frame>
        <draw:frame draw:style-name="gr383" draw:text-style-name="P5" draw:layer="layout" svg:width="0.693cm" svg:height="0.623cm" svg:x="15.481cm" svg:y="13.047cm">
          <draw:text-box>
            <text:p text:style-name="P1"><text:span text:style-name="T72">issues </text:span></text:p>
          </draw:text-box>
        </draw:frame>
        <draw:frame draw:style-name="gr326" draw:text-style-name="P5" draw:layer="layout" svg:width="0.191cm" svg:height="0.623cm" svg:x="16.334cm" svg:y="13.047cm">
          <draw:text-box>
            <text:p text:style-name="P1"><text:span text:style-name="T87">of </text:span></text:p>
          </draw:text-box>
        </draw:frame>
        <draw:frame draw:style-name="gr384" draw:text-style-name="P5" draw:layer="layout" svg:width="1.087cm" svg:height="0.623cm" svg:x="16.624cm" svg:y="13.047cm">
          <draw:text-box>
            <text:p text:style-name="P1"><text:span text:style-name="T94">concem </text:span></text:p>
          </draw:text-box>
        </draw:frame>
        <draw:frame draw:style-name="gr385" draw:text-style-name="P5" draw:layer="layout" svg:width="0.129cm" svg:height="0.623cm" svg:x="17.671cm" svg:y="13.047cm">
          <draw:text-box>
            <text:p text:style-name="P1"><text:span text:style-name="T81">is </text:span></text:p>
          </draw:text-box>
        </draw:frame>
        <draw:frame draw:style-name="gr386" draw:text-style-name="P5" draw:layer="layout" svg:width="0.789cm" svg:height="0.623cm" svg:x="17.942cm" svg:y="13.047cm">
          <draw:text-box>
            <text:p text:style-name="P1"><text:span text:style-name="T68">secure </text:span></text:p>
          </draw:text-box>
        </draw:frame>
        <draw:frame draw:style-name="gr387" draw:text-style-name="P5" draw:layer="layout" svg:width="1.965cm" svg:height="0.623cm" svg:x="18.833cm" svg:y="13.047cm">
          <draw:text-box>
            <text:p text:style-name="P1"><text:span text:style-name="T93">communication. </text:span></text:p>
          </draw:text-box>
        </draw:frame>
        <draw:frame draw:style-name="gr388" draw:text-style-name="P5" draw:layer="layout" svg:width="0.089cm" svg:height="0.623cm" svg:x="20.829cm" svg:y="13.047cm">
          <draw:text-box>
            <text:p text:style-name="P1"><text:span text:style-name="T95">It </text:span></text:p>
          </draw:text-box>
        </draw:frame>
        <draw:frame draw:style-name="gr343" draw:text-style-name="P5" draw:layer="layout" svg:width="0.408cm" svg:height="0.623cm" svg:x="21.042cm" svg:y="13.047cm">
          <draw:text-box>
            <text:p text:style-name="P1"><text:span text:style-name="T74">has </text:span></text:p>
          </draw:text-box>
        </draw:frame>
        <draw:frame draw:style-name="gr345" draw:text-style-name="P5" draw:layer="layout" svg:width="0.173cm" svg:height="0.623cm" svg:x="21.546cm" svg:y="13.047cm">
          <draw:text-box>
            <text:p text:style-name="P1"><text:span text:style-name="T77">to </text:span></text:p>
          </draw:text-box>
        </draw:frame>
        <draw:frame draw:style-name="gr389" draw:text-style-name="P5" draw:layer="layout" svg:width="0.276cm" svg:height="0.623cm" svg:x="21.856cm" svg:y="13.047cm">
          <draw:text-box>
            <text:p text:style-name="P1"><text:span text:style-name="T67">be </text:span></text:p>
          </draw:text-box>
        </draw:frame>
        <draw:frame draw:style-name="gr390" draw:text-style-name="P5" draw:layer="layout" svg:width="0.797cm" svg:height="0.623cm" svg:x="22.224cm" svg:y="13.047cm">
          <draw:text-box>
            <text:p text:style-name="P1"><text:span text:style-name="T92">made </text:span></text:p>
          </draw:text-box>
        </draw:frame>
        <draw:frame draw:style-name="gr391" draw:text-style-name="P5" draw:layer="layout" svg:width="0.496cm" svg:height="0.623cm" svg:x="22.98cm" svg:y="13.047cm">
          <draw:text-box>
            <text:p text:style-name="P1"><text:span text:style-name="T74">sure </text:span></text:p>
          </draw:text-box>
        </draw:frame>
        <draw:frame draw:style-name="gr392" draw:text-style-name="P5" draw:layer="layout" svg:width="0.386cm" svg:height="0.623cm" svg:x="23.58cm" svg:y="13.047cm">
          <draw:text-box>
            <text:p text:style-name="P1"><text:span text:style-name="T79">that </text:span></text:p>
          </draw:text-box>
        </draw:frame>
        <draw:frame draw:style-name="gr393" draw:text-style-name="P5" draw:layer="layout" svg:width="1.93cm" svg:height="0.623cm" svg:x="3.585cm" svg:y="13.435cm">
          <draw:text-box>
            <text:p text:style-name="P1"><text:span text:style-name="T76">communication </text:span></text:p>
          </draw:text-box>
        </draw:frame>
        <draw:frame draw:style-name="gr394" draw:text-style-name="P5" draw:layer="layout" svg:width="1.084cm" svg:height="0.623cm" svg:x="5.483cm" svg:y="13.435cm">
          <draw:text-box>
            <text:p text:style-name="P1"><text:span text:style-name="T93">between </text:span></text:p>
          </draw:text-box>
        </draw:frame>
        <draw:frame draw:style-name="gr309" draw:text-style-name="P5" draw:layer="layout" svg:width="0.847cm" svg:height="0.623cm" svg:x="6.568cm" svg:y="13.435cm">
          <draw:text-box>
            <text:p text:style-name="P1"><text:span text:style-name="T91">different </text:span></text:p>
          </draw:text-box>
        </draw:frame>
        <draw:frame draw:style-name="gr375" draw:text-style-name="P5" draw:layer="layout" svg:width="0.712cm" svg:height="0.623cm" svg:x="7.634cm" svg:y="13.435cm">
          <draw:text-box>
            <text:p text:style-name="P1"><text:span text:style-name="T89">military </text:span></text:p>
          </draw:text-box>
        </draw:frame>
        <draw:frame draw:style-name="gr395" draw:text-style-name="P5" draw:layer="layout" svg:width="0.681cm" svg:height="0.623cm" svg:x="8.545cm" svg:y="13.435cm">
          <draw:text-box>
            <text:p text:style-name="P1"><text:span text:style-name="T66">forces </text:span></text:p>
          </draw:text-box>
        </draw:frame>
        <draw:frame draw:style-name="gr385" draw:text-style-name="P5" draw:layer="layout" svg:width="0.129cm" svg:height="0.623cm" svg:x="9.378cm" svg:y="13.435cm">
          <draw:text-box>
            <text:p text:style-name="P1"><text:span text:style-name="T81">is </text:span></text:p>
          </draw:text-box>
        </draw:frame>
        <draw:frame draw:style-name="gr386" draw:text-style-name="P5" draw:layer="layout" svg:width="0.789cm" svg:height="0.623cm" svg:x="9.649cm" svg:y="13.435cm">
          <draw:text-box>
            <text:p text:style-name="P1"><text:span text:style-name="T68">secure </text:span></text:p>
          </draw:text-box>
        </draw:frame>
        <draw:frame draw:style-name="gr396" draw:text-style-name="P5" draw:layer="layout" svg:width="0.241cm" svg:height="0.623cm" svg:x="10.54cm" svg:y="13.435cm">
          <draw:text-box>
            <text:p text:style-name="P1"><text:span text:style-name="T79">so </text:span></text:p>
          </draw:text-box>
        </draw:frame>
        <draw:frame draw:style-name="gr397" draw:text-style-name="P5" draw:layer="layout" svg:width="0.405cm" svg:height="0.623cm" svg:x="10.889cm" svg:y="13.435cm">
          <draw:text-box>
            <text:p text:style-name="P1"><text:span text:style-name="T89">that </text:span></text:p>
          </draw:text-box>
        </draw:frame>
        <draw:frame draw:style-name="gr398" draw:text-style-name="P5" draw:layer="layout" svg:width="0.566cm" svg:height="0.623cm" svg:x="11.432cm" svg:y="13.435cm">
          <draw:text-box>
            <text:p text:style-name="P1"><text:span text:style-name="T69">critical </text:span></text:p>
          </draw:text-box>
        </draw:frame>
        <draw:frame draw:style-name="gr399" draw:text-style-name="P5" draw:layer="layout" svg:width="1.287cm" svg:height="0.623cm" svg:x="12.284cm" svg:y="13.435cm">
          <draw:text-box>
            <text:p text:style-name="P1"><text:span text:style-name="T72">information </text:span></text:p>
          </draw:text-box>
        </draw:frame>
        <draw:frame draw:style-name="gr400" draw:text-style-name="P5" draw:layer="layout" svg:width="0.116cm" svg:height="0.623cm" svg:x="13.699cm" svg:y="13.435cm">
          <draw:text-box>
            <text:p text:style-name="P1"><text:span text:style-name="T96">is </text:span></text:p>
          </draw:text-box>
        </draw:frame>
        <draw:frame draw:style-name="gr363" draw:text-style-name="P5" draw:layer="layout" svg:width="0.338cm" svg:height="0.623cm" svg:x="13.97cm" svg:y="13.435cm">
          <draw:text-box>
            <text:p text:style-name="P1"><text:span text:style-name="T70">not </text:span></text:p>
          </draw:text-box>
        </draw:frame>
        <draw:frame draw:style-name="gr401" draw:text-style-name="P5" draw:layer="layout" svg:width="0.769cm" svg:height="0.623cm" svg:x="14.416cm" svg:y="13.435cm">
          <draw:text-box>
            <text:p text:style-name="P1"><text:span text:style-name="T78">leaked </text:span></text:p>
          </draw:text-box>
        </draw:frame>
        <draw:frame draw:style-name="gr345" draw:text-style-name="P5" draw:layer="layout" svg:width="0.173cm" svg:height="0.623cm" svg:x="15.288cm" svg:y="13.435cm">
          <draw:text-box>
            <text:p text:style-name="P1"><text:span text:style-name="T77">to </text:span></text:p>
          </draw:text-box>
        </draw:frame>
        <draw:frame draw:style-name="gr282" draw:text-style-name="P5" draw:layer="layout" svg:width="0.345cm" svg:height="0.623cm" svg:x="15.578cm" svg:y="13.435cm">
          <draw:text-box>
            <text:p text:style-name="P1"><text:span text:style-name="T67">the </text:span></text:p>
          </draw:text-box>
        </draw:frame>
        <draw:frame draw:style-name="gr402" draw:text-style-name="P5" draw:layer="layout" svg:width="1.136cm" svg:height="0.623cm" svg:x="16.043cm" svg:y="13.435cm">
          <draw:text-box>
            <text:p text:style-name="P1"><text:span text:style-name="T72">adversary. </text:span></text:p>
          </draw:text-box>
        </draw:frame>
        <draw:frame draw:style-name="gr403" draw:text-style-name="P5" draw:layer="layout" svg:width="0.707cm" svg:height="0.623cm" svg:x="17.38cm" svg:y="13.435cm">
          <draw:text-box>
            <text:p text:style-name="P1"><text:span text:style-name="T89">Military </text:span></text:p>
          </draw:text-box>
        </draw:frame>
        <draw:frame draw:style-name="gr404" draw:text-style-name="P5" draw:layer="layout" svg:width="0.668cm" svg:height="0.623cm" svg:x="18.291cm" svg:y="13.435cm">
          <draw:text-box>
            <text:p text:style-name="P1"><text:span text:style-name="T74">forces </text:span></text:p>
          </draw:text-box>
        </draw:frame>
        <draw:frame draw:style-name="gr405" draw:text-style-name="P5" draw:layer="layout" svg:width="1.459cm" svg:height="0.623cm" svg:x="19.124cm" svg:y="13.435cm">
          <draw:text-box>
            <text:p text:style-name="P1"><text:span text:style-name="T68">need <text:s/>secure </text:span></text:p>
          </draw:text-box>
        </draw:frame>
        <draw:frame draw:style-name="gr406" draw:text-style-name="P5" draw:layer="layout" svg:width="1.963cm" svg:height="0.623cm" svg:x="20.674cm" svg:y="13.435cm">
          <draw:text-box>
            <text:p text:style-name="P1"><text:span text:style-name="T82">communication </text:span></text:p>
          </draw:text-box>
        </draw:frame>
        <draw:frame draw:style-name="gr407" draw:text-style-name="P5" draw:layer="layout" svg:width="0.194cm" svg:height="0.623cm" svg:x="22.573cm" svg:y="13.435cm">
          <draw:text-box>
            <text:p text:style-name="P1"><text:span text:style-name="T87">to </text:span></text:p>
          </draw:text-box>
        </draw:frame>
        <draw:frame draw:style-name="gr408" draw:text-style-name="P5" draw:layer="layout" svg:width="0.596cm" svg:height="0.623cm" svg:x="22.883cm" svg:y="13.435cm">
          <draw:text-box>
            <text:p text:style-name="P1"><text:span text:style-name="T91">shield </text:span></text:p>
          </draw:text-box>
        </draw:frame>
        <draw:frame draw:style-name="gr340" draw:text-style-name="P5" draw:layer="layout" svg:width="0.442cm" svg:height="0.623cm" svg:x="23.658cm" svg:y="13.435cm">
          <draw:text-box>
            <text:p text:style-name="P1"><text:span text:style-name="T79">their </text:span></text:p>
          </draw:text-box>
        </draw:frame>
        <draw:frame draw:style-name="gr409" draw:text-style-name="P5" draw:layer="layout" svg:width="1.23cm" svg:height="0.623cm" svg:x="3.585cm" svg:y="13.822cm">
          <draw:text-box>
            <text:p text:style-name="P1"><text:span text:style-name="T74">confidential </text:span></text:p>
          </draw:text-box>
        </draw:frame>
        <draw:frame draw:style-name="gr410" draw:text-style-name="P5" draw:layer="layout" svg:width="0.441cm" svg:height="0.623cm" svg:x="5.057cm" svg:y="13.822cm">
          <draw:text-box>
            <text:p text:style-name="P1"><text:span text:style-name="T89">data </text:span></text:p>
          </draw:text-box>
        </draw:frame>
        <draw:frame draw:style-name="gr411" draw:text-style-name="P5" draw:layer="layout" svg:width="0.543cm" svg:height="0.623cm" svg:x="5.6cm" svg:y="13.822cm">
          <draw:text-box>
            <text:p text:style-name="P1"><text:span text:style-name="T74">from </text:span></text:p>
          </draw:text-box>
        </draw:frame>
        <draw:frame draw:style-name="gr351" draw:text-style-name="P5" draw:layer="layout" svg:width="0.771cm" svg:height="0.623cm" svg:x="6.239cm" svg:y="13.822cm">
          <draw:text-box>
            <text:p text:style-name="P1"><text:span text:style-name="T89">terrorist </text:span></text:p>
          </draw:text-box>
        </draw:frame>
        <draw:frame draw:style-name="gr395" draw:text-style-name="P5" draw:layer="layout" svg:width="0.681cm" svg:height="0.623cm" svg:x="7.227cm" svg:y="13.822cm">
          <draw:text-box>
            <text:p text:style-name="P1"><text:span text:style-name="T71">forces. </text:span></text:p>
          </draw:text-box>
        </draw:frame>
        <draw:frame draw:style-name="gr412" draw:text-style-name="P5" draw:layer="layout" svg:width="1.064cm" svg:height="0.623cm" svg:x="8.138cm" svg:y="13.822cm">
          <draw:text-box>
            <text:p text:style-name="P1"><text:span text:style-name="T76">Leakage </text:span></text:p>
          </draw:text-box>
        </draw:frame>
        <draw:frame draw:style-name="gr326" draw:text-style-name="P5" draw:layer="layout" svg:width="0.191cm" svg:height="0.623cm" svg:x="9.242cm" svg:y="13.822cm">
          <draw:text-box>
            <text:p text:style-name="P1"><text:span text:style-name="T87">of </text:span></text:p>
          </draw:text-box>
        </draw:frame>
        <draw:frame draw:style-name="gr413" draw:text-style-name="P5" draw:layer="layout" svg:width="1.305cm" svg:height="0.623cm" svg:x="9.552cm" svg:y="13.822cm">
          <draw:text-box>
            <text:p text:style-name="P1"><text:span text:style-name="T93">concerned </text:span></text:p>
          </draw:text-box>
        </draw:frame>
        <draw:frame draw:style-name="gr414" draw:text-style-name="P5" draw:layer="layout" svg:width="0.451cm" svg:height="0.623cm" svg:x="10.889cm" svg:y="13.822cm">
          <draw:text-box>
            <text:p text:style-name="P1"><text:span text:style-name="T67">data </text:span></text:p>
          </draw:text-box>
        </draw:frame>
        <draw:frame draw:style-name="gr415" draw:text-style-name="P5" draw:layer="layout" svg:width="0.351cm" svg:height="0.623cm" svg:x="11.509cm" svg:y="13.822cm">
          <draw:text-box>
            <text:p text:style-name="P1"><text:span text:style-name="T70">can </text:span></text:p>
          </draw:text-box>
        </draw:frame>
        <draw:frame draw:style-name="gr416" draw:text-style-name="P5" draw:layer="layout" svg:width="0.655cm" svg:height="0.623cm" svg:x="12.013cm" svg:y="13.822cm">
          <draw:text-box>
            <text:p text:style-name="P1"><text:span text:style-name="T72">prove </text:span></text:p>
          </draw:text-box>
        </draw:frame>
        <draw:frame draw:style-name="gr417" draw:text-style-name="P5" draw:layer="layout" svg:width="1.298cm" svg:height="0.623cm" svg:x="12.769cm" svg:y="13.822cm">
          <draw:text-box>
            <text:p text:style-name="P1"><text:span text:style-name="T85">hazardous, </text:span></text:p>
          </draw:text-box>
        </draw:frame>
        <draw:frame draw:style-name="gr391" draw:text-style-name="P5" draw:layer="layout" svg:width="0.496cm" svg:height="0.623cm" svg:x="14.164cm" svg:y="13.822cm">
          <draw:text-box>
            <text:p text:style-name="P1"><text:span text:style-name="T74">thus </text:span></text:p>
          </draw:text-box>
        </draw:frame>
        <draw:frame draw:style-name="gr418" draw:text-style-name="P5" draw:layer="layout" svg:width="1.424cm" svg:height="0.623cm" svg:x="14.764cm" svg:y="13.822cm">
          <draw:text-box>
            <text:p text:style-name="P1"><text:span text:style-name="T78">preservation </text:span></text:p>
          </draw:text-box>
        </draw:frame>
        <draw:frame draw:style-name="gr319" draw:text-style-name="P5" draw:layer="layout" svg:width="0.463cm" svg:height="0.623cm" svg:x="16.334cm" svg:y="13.822cm">
          <draw:text-box>
            <text:p text:style-name="P1"><text:span text:style-name="T80">and </text:span></text:p>
          </draw:text-box>
        </draw:frame>
        <draw:frame draw:style-name="gr419" draw:text-style-name="P5" draw:layer="layout" svg:width="0.837cm" svg:height="0.623cm" svg:x="16.857cm" svg:y="13.822cm">
          <draw:text-box>
            <text:p text:style-name="P1"><text:span text:style-name="T74">security </text:span></text:p>
          </draw:text-box>
        </draw:frame>
        <draw:frame draw:style-name="gr400" draw:text-style-name="P5" draw:layer="layout" svg:width="0.116cm" svg:height="0.623cm" svg:x="17.884cm" svg:y="13.822cm">
          <draw:text-box>
            <text:p text:style-name="P1"><text:span text:style-name="T96">is </text:span></text:p>
          </draw:text-box>
        </draw:frame>
        <draw:frame draw:style-name="gr326" draw:text-style-name="P5" draw:layer="layout" svg:width="0.191cm" svg:height="0.623cm" svg:x="18.136cm" svg:y="13.822cm">
          <draw:text-box>
            <text:p text:style-name="P1"><text:span text:style-name="T87">of </text:span></text:p>
          </draw:text-box>
        </draw:frame>
        <draw:frame draw:style-name="gr420" draw:text-style-name="P5" draw:layer="layout" svg:width="0.685cm" svg:height="0.623cm" svg:x="18.446cm" svg:y="13.822cm">
          <draw:text-box>
            <text:p text:style-name="P1"><text:span text:style-name="T80">prime </text:span></text:p>
          </draw:text-box>
        </draw:frame>
        <draw:frame draw:style-name="gr421" draw:text-style-name="P5" draw:layer="layout" svg:width="1.385cm" svg:height="0.623cm" svg:x="19.202cm" svg:y="13.822cm">
          <draw:text-box>
            <text:p text:style-name="P1"><text:span text:style-name="T68">importance. </text:span></text:p>
          </draw:text-box>
        </draw:frame>
        <draw:frame draw:style-name="gr403" draw:text-style-name="P5" draw:layer="layout" svg:width="0.707cm" svg:height="0.623cm" svg:x="20.674cm" svg:y="13.822cm">
          <draw:text-box>
            <text:p text:style-name="P1"><text:span text:style-name="T85">There </text:span></text:p>
          </draw:text-box>
        </draw:frame>
        <draw:frame draw:style-name="gr422" draw:text-style-name="P5" draw:layer="layout" svg:width="0.587cm" svg:height="0.623cm" svg:x="21.468cm" svg:y="13.822cm">
          <draw:text-box>
            <text:p text:style-name="P1"><text:span text:style-name="T82">may </text:span></text:p>
          </draw:text-box>
        </draw:frame>
        <draw:frame draw:style-name="gr389" draw:text-style-name="P5" draw:layer="layout" svg:width="0.276cm" svg:height="0.623cm" svg:x="22.069cm" svg:y="13.822cm">
          <draw:text-box>
            <text:p text:style-name="P1"><text:span text:style-name="T67">be </text:span></text:p>
          </draw:text-box>
        </draw:frame>
        <draw:frame draw:style-name="gr423" draw:text-style-name="P5" draw:layer="layout" svg:width="0.154cm" svg:height="0.623cm" svg:x="22.437cm" svg:y="13.822cm">
          <draw:text-box>
            <text:p text:style-name="P1"><text:span text:style-name="T87">a </text:span></text:p>
          </draw:text-box>
        </draw:frame>
        <draw:frame draw:style-name="gr290" draw:text-style-name="P5" draw:layer="layout" svg:width="0.612cm" svg:height="0.623cm" svg:x="22.67cm" svg:y="13.822cm">
          <draw:text-box>
            <text:p text:style-name="P1"><text:span text:style-name="T68">need </text:span></text:p>
          </draw:text-box>
        </draw:frame>
        <draw:frame draw:style-name="gr407" draw:text-style-name="P5" draw:layer="layout" svg:width="0.194cm" svg:height="0.623cm" svg:x="23.329cm" svg:y="13.822cm">
          <draw:text-box>
            <text:p text:style-name="P1"><text:span text:style-name="T87">to </text:span></text:p>
          </draw:text-box>
        </draw:frame>
        <draw:frame draw:style-name="gr424" draw:text-style-name="P5" draw:layer="layout" svg:width="0.968cm" svg:height="0.623cm" svg:x="23.639cm" svg:y="13.822cm">
          <draw:text-box>
            <text:p text:style-name="P1"><text:span text:style-name="T68">perform </text:span></text:p>
          </draw:text-box>
        </draw:frame>
        <draw:frame draw:style-name="gr425" draw:text-style-name="P5" draw:layer="layout" svg:width="1.661cm" svg:height="0.623cm" svg:x="3.585cm" svg:y="14.21cm">
          <draw:text-box>
            <text:p text:style-name="P1"><text:span text:style-name="T88">computations </text:span></text:p>
          </draw:text-box>
        </draw:frame>
        <draw:frame draw:style-name="gr392" draw:text-style-name="P5" draw:layer="layout" svg:width="0.386cm" svg:height="0.623cm" svg:x="5.27cm" svg:y="14.21cm">
          <draw:text-box>
            <text:p text:style-name="P1"><text:span text:style-name="T79">that </text:span></text:p>
          </draw:text-box>
        </draw:frame>
        <draw:frame draw:style-name="gr426" draw:text-style-name="P5" draw:layer="layout" svg:width="0.755cm" svg:height="0.623cm" svg:x="5.793cm" svg:y="14.21cm">
          <draw:text-box>
            <text:p text:style-name="P1"><text:span text:style-name="T73">require </text:span></text:p>
          </draw:text-box>
        </draw:frame>
        <draw:frame draw:style-name="gr427" draw:text-style-name="P5" draw:layer="layout" svg:width="1.119cm" svg:height="0.623cm" svg:x="6.704cm" svg:y="14.21cm">
          <draw:text-box>
            <text:p text:style-name="P1"><text:span text:style-name="T66">data <text:s/>from </text:span></text:p>
          </draw:text-box>
        </draw:frame>
        <draw:frame draw:style-name="gr428" draw:text-style-name="P5" draw:layer="layout" svg:width="0.747cm" svg:height="0.623cm" svg:x="7.944cm" svg:y="14.21cm">
          <draw:text-box>
            <text:p text:style-name="P1"><text:span text:style-name="T82">many </text:span></text:p>
          </draw:text-box>
        </draw:frame>
        <draw:frame draw:style-name="gr375" draw:text-style-name="P5" draw:layer="layout" svg:width="0.712cm" svg:height="0.623cm" svg:x="8.68cm" svg:y="14.21cm">
          <draw:text-box>
            <text:p text:style-name="P1"><text:span text:style-name="T89">military </text:span></text:p>
          </draw:text-box>
        </draw:frame>
        <draw:frame draw:style-name="gr395" draw:text-style-name="P5" draw:layer="layout" svg:width="0.681cm" svg:height="0.623cm" svg:x="9.591cm" svg:y="14.21cm">
          <draw:text-box>
            <text:p text:style-name="P1"><text:span text:style-name="T71">forces, </text:span></text:p>
          </draw:text-box>
        </draw:frame>
        <draw:frame draw:style-name="gr429" draw:text-style-name="P5" draw:layer="layout" svg:width="0.339cm" svg:height="0.623cm" svg:x="10.502cm" svg:y="14.21cm">
          <draw:text-box>
            <text:p text:style-name="P1"><text:span text:style-name="T70">but </text:span></text:p>
          </draw:text-box>
        </draw:frame>
        <draw:frame draw:style-name="gr308" draw:text-style-name="P5" draw:layer="layout" svg:width="0.146cm" svg:height="0.623cm" svg:x="10.947cm" svg:y="14.21cm">
          <draw:text-box>
            <text:p text:style-name="P1"><text:span text:style-name="T81">in </text:span></text:p>
          </draw:text-box>
        </draw:frame>
        <draw:frame draw:style-name="gr325" draw:text-style-name="P5" draw:layer="layout" svg:width="0.736cm" svg:height="0.623cm" svg:x="11.238cm" svg:y="14.21cm">
          <draw:text-box>
            <text:p text:style-name="P1"><text:span text:style-name="T82">some </text:span></text:p>
          </draw:text-box>
        </draw:frame>
        <draw:frame draw:style-name="gr430" draw:text-style-name="P5" draw:layer="layout" svg:width="0.659cm" svg:height="0.623cm" svg:x="11.974cm" svg:y="14.21cm">
          <draw:text-box>
            <text:p text:style-name="P1"><text:span text:style-name="T68">cases </text:span></text:p>
          </draw:text-box>
        </draw:frame>
        <draw:frame draw:style-name="gr282" draw:text-style-name="P5" draw:layer="layout" svg:width="0.345cm" svg:height="0.623cm" svg:x="12.749cm" svg:y="14.21cm">
          <draw:text-box>
            <text:p text:style-name="P1"><text:span text:style-name="T67">the </text:span></text:p>
          </draw:text-box>
        </draw:frame>
        <draw:frame draw:style-name="gr431" draw:text-style-name="P5" draw:layer="layout" svg:width="1.218cm" svg:height="0.623cm" svg:x="13.214cm" svg:y="14.21cm">
          <draw:text-box>
            <text:p text:style-name="P1"><text:span text:style-name="T68">associated </text:span></text:p>
          </draw:text-box>
        </draw:frame>
        <draw:frame draw:style-name="gr395" draw:text-style-name="P5" draw:layer="layout" svg:width="0.681cm" svg:height="0.623cm" svg:x="14.571cm" svg:y="14.21cm">
          <draw:text-box>
            <text:p text:style-name="P1"><text:span text:style-name="T66">forces </text:span></text:p>
          </draw:text-box>
        </draw:frame>
        <draw:frame draw:style-name="gr428" draw:text-style-name="P5" draw:layer="layout" svg:width="0.747cm" svg:height="0.623cm" svg:x="15.384cm" svg:y="14.21cm">
          <draw:text-box>
            <text:p text:style-name="P1"><text:span text:style-name="T85">would </text:span></text:p>
          </draw:text-box>
        </draw:frame>
        <draw:frame draw:style-name="gr432" draw:text-style-name="P5" draw:layer="layout" svg:width="0.353cm" svg:height="0.623cm" svg:x="16.179cm" svg:y="14.21cm">
          <draw:text-box>
            <text:p text:style-name="P1"><text:span text:style-name="T67">not </text:span></text:p>
          </draw:text-box>
        </draw:frame>
        <draw:frame draw:style-name="gr324" draw:text-style-name="P5" draw:layer="layout" svg:width="0.604cm" svg:height="0.623cm" svg:x="16.624cm" svg:y="14.21cm">
          <draw:text-box>
            <text:p text:style-name="P1"><text:span text:style-name="T68">want </text:span></text:p>
          </draw:text-box>
        </draw:frame>
        <draw:frame draw:style-name="gr345" draw:text-style-name="P5" draw:layer="layout" svg:width="0.173cm" svg:height="0.623cm" svg:x="17.283cm" svg:y="14.21cm">
          <draw:text-box>
            <text:p text:style-name="P1"><text:span text:style-name="T77">to </text:span></text:p>
          </draw:text-box>
        </draw:frame>
        <draw:frame draw:style-name="gr433" draw:text-style-name="P5" draw:layer="layout" svg:width="0.638cm" svg:height="0.623cm" svg:x="17.593cm" svg:y="14.21cm">
          <draw:text-box>
            <text:p text:style-name="P1"><text:span text:style-name="T73">reveal </text:span></text:p>
          </draw:text-box>
        </draw:frame>
        <draw:frame draw:style-name="gr340" draw:text-style-name="P5" draw:layer="layout" svg:width="0.442cm" svg:height="0.623cm" svg:x="18.388cm" svg:y="14.21cm">
          <draw:text-box>
            <text:p text:style-name="P1"><text:span text:style-name="T79">their </text:span></text:p>
          </draw:text-box>
        </draw:frame>
        <draw:frame draw:style-name="gr434" draw:text-style-name="P5" draw:layer="layout" svg:width="0.501cm" svg:height="0.623cm" svg:x="19.008cm" svg:y="14.21cm">
          <draw:text-box>
            <text:p text:style-name="P1"><text:span text:style-name="T74">data </text:span></text:p>
          </draw:text-box>
        </draw:frame>
        <draw:frame draw:style-name="gr345" draw:text-style-name="P5" draw:layer="layout" svg:width="0.173cm" svg:height="0.623cm" svg:x="19.608cm" svg:y="14.21cm">
          <draw:text-box>
            <text:p text:style-name="P1"><text:span text:style-name="T77">to </text:span></text:p>
          </draw:text-box>
        </draw:frame>
        <draw:frame draw:style-name="gr435" draw:text-style-name="P5" draw:layer="layout" svg:width="0.575cm" svg:height="0.623cm" svg:x="19.899cm" svg:y="14.21cm">
          <draw:text-box>
            <text:p text:style-name="P1"><text:span text:style-name="T73">other </text:span></text:p>
          </draw:text-box>
        </draw:frame>
        <draw:frame draw:style-name="gr436" draw:text-style-name="P5" draw:layer="layout" svg:width="0.667cm" svg:height="0.623cm" svg:x="20.596cm" svg:y="14.21cm">
          <draw:text-box>
            <text:p text:style-name="P1"><text:span text:style-name="T91">forces. </text:span></text:p>
          </draw:text-box>
        </draw:frame>
        <draw:frame draw:style-name="gr437" draw:text-style-name="P5" draw:layer="layout" svg:width="0.157cm" svg:height="0.623cm" svg:x="21.507cm" svg:y="14.21cm">
          <draw:text-box>
            <text:p text:style-name="P1"><text:span text:style-name="T81">In </text:span></text:p>
          </draw:text-box>
        </draw:frame>
        <draw:frame draw:style-name="gr353" draw:text-style-name="P5" draw:layer="layout" svg:width="0.553cm" svg:height="0.623cm" svg:x="21.798cm" svg:y="14.21cm">
          <draw:text-box>
            <text:p text:style-name="P1"><text:span text:style-name="T80">such </text:span></text:p>
          </draw:text-box>
        </draw:frame>
        <draw:frame draw:style-name="gr438" draw:text-style-name="P5" draw:layer="layout" svg:width="0.989cm" svg:height="0.623cm" svg:x="22.437cm" svg:y="14.21cm">
          <draw:text-box>
            <text:p text:style-name="P1"><text:span text:style-name="T73">situations </text:span></text:p>
          </draw:text-box>
        </draw:frame>
        <draw:frame draw:style-name="gr439" draw:text-style-name="P5" draw:layer="layout" svg:width="0.819cm" svg:height="0.623cm" svg:x="23.677cm" svg:y="14.21cm">
          <draw:text-box>
            <text:p text:style-name="P1"><text:span text:style-name="T85">Secure </text:span></text:p>
          </draw:text-box>
        </draw:frame>
        <draw:frame draw:style-name="gr440" draw:text-style-name="P5" draw:layer="layout" svg:width="0.545cm" svg:height="0.623cm" svg:x="24.607cm" svg:y="14.21cm">
          <draw:text-box>
            <text:p text:style-name="P1"><text:span text:style-name="T70">Multi- </text:span></text:p>
          </draw:text-box>
        </draw:frame>
        <draw:frame draw:style-name="gr411" draw:text-style-name="P5" draw:layer="layout" svg:width="0.543cm" svg:height="0.623cm" svg:x="3.584cm" svg:y="14.598cm">
          <draw:text-box>
            <text:p text:style-name="P1"><text:span text:style-name="T71">party </text:span></text:p>
          </draw:text-box>
        </draw:frame>
        <draw:frame draw:style-name="gr441" draw:text-style-name="P5" draw:layer="layout" svg:width="1.757cm" svg:height="0.623cm" svg:x="4.263cm" svg:y="14.598cm">
          <draw:text-box>
            <text:p text:style-name="P1"><text:span text:style-name="T76">Computations </text:span></text:p>
          </draw:text-box>
        </draw:frame>
        <draw:frame draw:style-name="gr442" draw:text-style-name="P5" draw:layer="layout" svg:width="0.374cm" svg:height="0.623cm" svg:x="5.987cm" svg:y="14.598cm">
          <draw:text-box>
            <text:p text:style-name="P1"><text:span text:style-name="T79">find </text:span></text:p>
          </draw:text-box>
        </draw:frame>
        <draw:frame draw:style-name="gr340" draw:text-style-name="P5" draw:layer="layout" svg:width="0.442cm" svg:height="0.623cm" svg:x="6.51cm" svg:y="14.598cm">
          <draw:text-box>
            <text:p text:style-name="P1"><text:span text:style-name="T79">their </text:span></text:p>
          </draw:text-box>
        </draw:frame>
        <draw:frame draw:style-name="gr443" draw:text-style-name="P5" draw:layer="layout" svg:width="1.212cm" svg:height="0.623cm" svg:x="7.111cm" svg:y="14.598cm">
          <draw:text-box>
            <text:p text:style-name="P1"><text:span text:style-name="T74">application. </text:span></text:p>
          </draw:text-box>
        </draw:frame>
        <draw:frame draw:style-name="gr437" draw:text-style-name="P5" draw:layer="layout" svg:width="0.157cm" svg:height="0.623cm" svg:x="8.583cm" svg:y="14.598cm">
          <draw:text-box>
            <text:p text:style-name="P1"><text:span text:style-name="T81">In </text:span></text:p>
          </draw:text-box>
        </draw:frame>
        <draw:frame draw:style-name="gr444" draw:text-style-name="P5" draw:layer="layout" svg:width="0.328cm" svg:height="0.623cm" svg:x="8.874cm" svg:y="14.598cm">
          <draw:text-box>
            <text:p text:style-name="P1"><text:span text:style-name="T84">this </text:span></text:p>
          </draw:text-box>
        </draw:frame>
        <draw:frame draw:style-name="gr445" draw:text-style-name="P5" draw:layer="layout" svg:width="0.672cm" svg:height="0.623cm" svg:x="9.378cm" svg:y="14.598cm">
          <draw:text-box>
            <text:p text:style-name="P1"><text:span text:style-name="T73">paper, </text:span></text:p>
          </draw:text-box>
        </draw:frame>
        <draw:frame draw:style-name="gr446" draw:text-style-name="P5" draw:layer="layout" svg:width="0.377cm" svg:height="0.623cm" svg:x="10.192cm" svg:y="14.598cm">
          <draw:text-box>
            <text:p text:style-name="P1"><text:span text:style-name="T68">we </text:span></text:p>
          </draw:text-box>
        </draw:frame>
        <draw:frame draw:style-name="gr447" draw:text-style-name="P5" draw:layer="layout" svg:width="1.005cm" svg:height="0.623cm" svg:x="10.618cm" svg:y="14.598cm">
          <draw:text-box>
            <text:p text:style-name="P1"><text:span text:style-name="T90">propose </text:span></text:p>
          </draw:text-box>
        </draw:frame>
        <draw:frame draw:style-name="gr316" draw:text-style-name="P5" draw:layer="layout" svg:width="0.135cm" svg:height="0.623cm" svg:x="11.684cm" svg:y="14.598cm">
          <draw:text-box>
            <text:p text:style-name="P1"><text:span text:style-name="T83">a </text:span></text:p>
          </draw:text-box>
        </draw:frame>
        <draw:frame draw:style-name="gr448" draw:text-style-name="P5" draw:layer="layout" svg:width="0.558cm" svg:height="0.623cm" svg:x="11.897cm" svg:y="14.598cm">
          <draw:text-box>
            <text:p text:style-name="P1"><text:span text:style-name="T93">new </text:span></text:p>
          </draw:text-box>
        </draw:frame>
        <draw:frame draw:style-name="gr449" draw:text-style-name="P5" draw:layer="layout" svg:width="0.639cm" svg:height="0.623cm" svg:x="12.478cm" svg:y="14.598cm">
          <draw:text-box>
            <text:p text:style-name="P1"><text:span text:style-name="T73">highly </text:span></text:p>
          </draw:text-box>
        </draw:frame>
        <draw:frame draw:style-name="gr365" draw:text-style-name="P5" draw:layer="layout" svg:width="0.89cm" svg:height="0.623cm" svg:x="13.253cm" svg:y="14.598cm">
          <draw:text-box>
            <text:p text:style-name="P1"><text:span text:style-name="T72">scalable </text:span></text:p>
          </draw:text-box>
        </draw:frame>
        <draw:frame draw:style-name="gr450" draw:text-style-name="P5" draw:layer="layout" svg:width="0.834cm" svg:height="0.623cm" svg:x="14.338cm" svg:y="14.598cm">
          <draw:text-box>
            <text:p text:style-name="P1"><text:span text:style-name="T90">Secure </text:span></text:p>
          </draw:text-box>
        </draw:frame>
        <draw:frame draw:style-name="gr451" draw:text-style-name="P5" draw:layer="layout" svg:width="1.188cm" svg:height="0.623cm" svg:x="15.268cm" svg:y="14.598cm">
          <draw:text-box>
            <text:p text:style-name="P1"><text:span text:style-name="T78">Mult-party </text:span></text:p>
          </draw:text-box>
        </draw:frame>
        <draw:frame draw:style-name="gr452" draw:text-style-name="P5" draw:layer="layout" svg:width="1.635cm" svg:height="0.623cm" svg:x="16.605cm" svg:y="14.598cm">
          <draw:text-box>
            <text:p text:style-name="P1"><text:span text:style-name="T76">Computation </text:span></text:p>
          </draw:text-box>
        </draw:frame>
        <draw:frame draw:style-name="gr453" draw:text-style-name="P5" draw:layer="layout" svg:width="0.738cm" svg:height="0.623cm" svg:x="18.233cm" svg:y="14.598cm">
          <draw:text-box>
            <text:p text:style-name="P1"><text:span text:style-name="T93">(SMC) </text:span></text:p>
          </draw:text-box>
        </draw:frame>
        <draw:frame draw:style-name="gr454" draw:text-style-name="P5" draw:layer="layout" svg:width="0.891cm" svg:height="0.623cm" svg:x="19.085cm" svg:y="14.598cm">
          <draw:text-box>
            <text:p text:style-name="P1"><text:span text:style-name="T74">protocol </text:span></text:p>
          </draw:text-box>
        </draw:frame>
        <draw:frame draw:style-name="gr319" draw:text-style-name="P5" draw:layer="layout" svg:width="0.463cm" svg:height="0.623cm" svg:x="20.112cm" svg:y="14.598cm">
          <draw:text-box>
            <text:p text:style-name="P1"><text:span text:style-name="T80">and </text:span></text:p>
          </draw:text-box>
        </draw:frame>
        <draw:frame draw:style-name="gr455" draw:text-style-name="P5" draw:layer="layout" svg:width="1.056cm" svg:height="0.623cm" svg:x="20.655cm" svg:y="14.598cm">
          <draw:text-box>
            <text:p text:style-name="P1"><text:span text:style-name="T66">algorithm </text:span></text:p>
          </draw:text-box>
        </draw:frame>
        <draw:frame draw:style-name="gr456" draw:text-style-name="P5" draw:layer="layout" svg:width="0.27cm" svg:height="0.623cm" svg:x="21.817cm" svg:y="14.598cm">
          <draw:text-box>
            <text:p text:style-name="P1"><text:span text:style-name="T84">for </text:span></text:p>
          </draw:text-box>
        </draw:frame>
        <draw:frame draw:style-name="gr457" draw:text-style-name="P5" draw:layer="layout" svg:width="1.014cm" svg:height="0.623cm" svg:x="22.243cm" svg:y="14.598cm">
          <draw:text-box>
            <text:p text:style-name="P1"><text:span text:style-name="T88">Defense </text:span></text:p>
          </draw:text-box>
        </draw:frame>
        <draw:frame draw:style-name="gr458" draw:text-style-name="P5" draw:layer="layout" svg:width="1.307cm" svg:height="0.623cm" svg:x="23.309cm" svg:y="14.598cm">
          <draw:text-box>
            <text:p text:style-name="P1"><text:span text:style-name="T72">applications </text:span></text:p>
          </draw:text-box>
        </draw:frame>
        <draw:frame draw:style-name="gr336" draw:text-style-name="P5" draw:layer="layout" svg:width="0.705cm" svg:height="0.623cm" svg:x="3.565cm" svg:y="14.985cm">
          <draw:text-box>
            <text:p text:style-name="P1"><text:span text:style-name="T68">which </text:span></text:p>
          </draw:text-box>
        </draw:frame>
        <draw:frame draw:style-name="gr343" draw:text-style-name="P5" draw:layer="layout" svg:width="0.408cm" svg:height="0.623cm" svg:x="4.34cm" svg:y="14.985cm">
          <draw:text-box>
            <text:p text:style-name="P1"><text:span text:style-name="T74">can </text:span></text:p>
          </draw:text-box>
        </draw:frame>
        <draw:frame draw:style-name="gr389" draw:text-style-name="P5" draw:layer="layout" svg:width="0.276cm" svg:height="0.623cm" svg:x="4.863cm" svg:y="14.985cm">
          <draw:text-box>
            <text:p text:style-name="P1"><text:span text:style-name="T67">be </text:span></text:p>
          </draw:text-box>
        </draw:frame>
        <draw:frame draw:style-name="gr459" draw:text-style-name="P5" draw:layer="layout" svg:width="0.592cm" svg:height="0.623cm" svg:x="5.232cm" svg:y="14.985cm">
          <draw:text-box>
            <text:p text:style-name="P1"><text:span text:style-name="T68">used </text:span></text:p>
          </draw:text-box>
        </draw:frame>
        <draw:frame draw:style-name="gr407" draw:text-style-name="P5" draw:layer="layout" svg:width="0.194cm" svg:height="0.623cm" svg:x="5.89cm" svg:y="14.985cm">
          <draw:text-box>
            <text:p text:style-name="P1"><text:span text:style-name="T87">to </text:span></text:p>
          </draw:text-box>
        </draw:frame>
        <draw:frame draw:style-name="gr424" draw:text-style-name="P5" draw:layer="layout" svg:width="0.968cm" svg:height="0.623cm" svg:x="6.2cm" svg:y="14.985cm">
          <draw:text-box>
            <text:p text:style-name="P1"><text:span text:style-name="T68">perform </text:span></text:p>
          </draw:text-box>
        </draw:frame>
        <draw:frame draw:style-name="gr460" draw:text-style-name="P5" draw:layer="layout" svg:width="1.543cm" svg:height="0.623cm" svg:x="7.208cm" svg:y="14.985cm">
          <draw:text-box>
            <text:p text:style-name="P1"><text:span text:style-name="T88">computation </text:span></text:p>
          </draw:text-box>
        </draw:frame>
        <draw:frame draw:style-name="gr299" draw:text-style-name="P5" draw:layer="layout" svg:width="0.285cm" svg:height="0.623cm" svg:x="8.758cm" svg:y="14.985cm">
          <draw:text-box>
            <text:p text:style-name="P1"><text:span text:style-name="T67">on </text:span></text:p>
          </draw:text-box>
        </draw:frame>
        <draw:frame draw:style-name="gr461" draw:text-style-name="P5" draw:layer="layout" svg:width="1.187cm" svg:height="0.623cm" svg:x="9.145cm" svg:y="14.985cm">
          <draw:text-box>
            <text:p text:style-name="P1"><text:span text:style-name="T85">encrypted </text:span></text:p>
          </draw:text-box>
        </draw:frame>
        <draw:frame draw:style-name="gr462" draw:text-style-name="P5" draw:layer="layout" svg:width="0.502cm" svg:height="0.623cm" svg:x="10.405cm" svg:y="14.985cm">
          <draw:text-box>
            <text:p text:style-name="P1"><text:span text:style-name="T67">data. </text:span></text:p>
          </draw:text-box>
        </draw:frame>
        <draw:frame draw:style-name="gr463" draw:text-style-name="P5" draw:layer="layout" svg:width="0.633cm" svg:height="0.623cm" svg:x="11.102cm" svg:y="14.985cm">
          <draw:text-box>
            <text:p text:style-name="P1"><text:span text:style-name="T80">Every </text:span></text:p>
          </draw:text-box>
        </draw:frame>
        <draw:frame draw:style-name="gr411" draw:text-style-name="P5" draw:layer="layout" svg:width="0.543cm" svg:height="0.623cm" svg:x="11.858cm" svg:y="14.985cm">
          <draw:text-box>
            <text:p text:style-name="P1"><text:span text:style-name="T71">party </text:span></text:p>
          </draw:text-box>
        </draw:frame>
        <draw:frame draw:style-name="gr464" draw:text-style-name="P5" draw:layer="layout" svg:width="0.985cm" svg:height="0.623cm" svg:x="12.536cm" svg:y="14.985cm">
          <draw:text-box>
            <text:p text:style-name="P1"><text:span text:style-name="T78">encrypts </text:span></text:p>
          </draw:text-box>
        </draw:frame>
        <draw:frame draw:style-name="gr340" draw:text-style-name="P5" draw:layer="layout" svg:width="0.442cm" svg:height="0.623cm" svg:x="13.621cm" svg:y="14.985cm">
          <draw:text-box>
            <text:p text:style-name="P1"><text:span text:style-name="T79">their </text:span></text:p>
          </draw:text-box>
        </draw:frame>
        <draw:frame draw:style-name="gr434" draw:text-style-name="P5" draw:layer="layout" svg:width="0.501cm" svg:height="0.623cm" svg:x="14.241cm" svg:y="14.985cm">
          <draw:text-box>
            <text:p text:style-name="P1"><text:span text:style-name="T74">data </text:span></text:p>
          </draw:text-box>
        </draw:frame>
        <draw:frame draw:style-name="gr308" draw:text-style-name="P5" draw:layer="layout" svg:width="0.146cm" svg:height="0.623cm" svg:x="14.842cm" svg:y="14.985cm">
          <draw:text-box>
            <text:p text:style-name="P1"><text:span text:style-name="T81">in </text:span></text:p>
          </draw:text-box>
        </draw:frame>
        <draw:frame draw:style-name="gr465" draw:text-style-name="P5" draw:layer="layout" svg:width="1.41cm" svg:height="0.623cm" svg:x="15.133cm" svg:y="14.985cm">
          <draw:text-box>
            <text:p text:style-name="P1"><text:span text:style-name="T93">accordance </text:span></text:p>
          </draw:text-box>
        </draw:frame>
        <draw:frame draw:style-name="gr301" draw:text-style-name="P5" draw:layer="layout" svg:width="0.437cm" svg:height="0.623cm" svg:x="16.586cm" svg:y="14.985cm">
          <draw:text-box>
            <text:p text:style-name="P1"><text:span text:style-name="T67">with </text:span></text:p>
          </draw:text-box>
        </draw:frame>
        <draw:frame draw:style-name="gr423" draw:text-style-name="P5" draw:layer="layout" svg:width="0.154cm" svg:height="0.623cm" svg:x="17.167cm" svg:y="14.985cm">
          <draw:text-box>
            <text:p text:style-name="P1"><text:span text:style-name="T87">a </text:span></text:p>
          </draw:text-box>
        </draw:frame>
        <draw:frame draw:style-name="gr466" draw:text-style-name="P5" draw:layer="layout" svg:width="0.957cm" svg:height="0.623cm" svg:x="17.399cm" svg:y="14.985cm">
          <draw:text-box>
            <text:p text:style-name="P1"><text:span text:style-name="T71">particular </text:span></text:p>
          </draw:text-box>
        </draw:frame>
        <draw:frame draw:style-name="gr467" draw:text-style-name="P5" draw:layer="layout" svg:width="1.043cm" svg:height="0.623cm" svg:x="18.581cm" svg:y="14.985cm">
          <draw:text-box>
            <text:p text:style-name="P1"><text:span text:style-name="T93">scheme. </text:span></text:p>
          </draw:text-box>
        </draw:frame>
        <draw:frame draw:style-name="gr468" draw:text-style-name="P5" draw:layer="layout" svg:width="0.462cm" svg:height="0.623cm" svg:x="19.666cm" svg:y="14.985cm">
          <draw:text-box>
            <text:p text:style-name="P1"><text:span text:style-name="T74">This </text:span></text:p>
          </draw:text-box>
        </draw:frame>
        <draw:frame draw:style-name="gr461" draw:text-style-name="P5" draw:layer="layout" svg:width="1.187cm" svg:height="0.623cm" svg:x="20.267cm" svg:y="14.985cm">
          <draw:text-box>
            <text:p text:style-name="P1"><text:span text:style-name="T85">encrypted </text:span></text:p>
          </draw:text-box>
        </draw:frame>
        <draw:frame draw:style-name="gr469" draw:text-style-name="P5" draw:layer="layout" svg:width="0.511cm" svg:height="0.623cm" svg:x="21.527cm" svg:y="14.985cm">
          <draw:text-box>
            <text:p text:style-name="P1"><text:span text:style-name="T66">data </text:span></text:p>
          </draw:text-box>
        </draw:frame>
        <draw:frame draw:style-name="gr400" draw:text-style-name="P5" draw:layer="layout" svg:width="0.116cm" svg:height="0.623cm" svg:x="22.147cm" svg:y="14.985cm">
          <draw:text-box>
            <text:p text:style-name="P1"><text:span text:style-name="T96">is </text:span></text:p>
          </draw:text-box>
        </draw:frame>
        <draw:frame draw:style-name="gr470" draw:text-style-name="P5" draw:layer="layout" svg:width="1.103cm" svg:height="0.623cm" svg:x="22.398cm" svg:y="14.985cm">
          <draw:text-box>
            <text:p text:style-name="P1"><text:span text:style-name="T73">distributed </text:span></text:p>
          </draw:text-box>
        </draw:frame>
        <draw:frame draw:style-name="gr471" draw:text-style-name="P5" draw:layer="layout" svg:width="0.976cm" svg:height="0.623cm" svg:x="23.735cm" svg:y="14.985cm">
          <draw:text-box>
            <text:p text:style-name="P1"><text:span text:style-name="T92">among </text:span></text:p>
          </draw:text-box>
        </draw:frame>
        <draw:frame draw:style-name="gr325" draw:text-style-name="P5" draw:layer="layout" svg:width="0.736cm" svg:height="0.623cm" svg:x="3.585cm" svg:y="15.373cm">
          <draw:text-box>
            <text:p text:style-name="P1"><text:span text:style-name="T82">some </text:span></text:p>
          </draw:text-box>
        </draw:frame>
        <draw:frame draw:style-name="gr472" draw:text-style-name="P5" draw:layer="layout" svg:width="0.859cm" svg:height="0.623cm" svg:x="4.321cm" svg:y="15.373cm">
          <draw:text-box>
            <text:p text:style-name="P1"><text:span text:style-name="T80">created </text:span></text:p>
          </draw:text-box>
        </draw:frame>
        <draw:frame draw:style-name="gr473" draw:text-style-name="P5" draw:layer="layout" svg:width="0.578cm" svg:height="0.623cm" svg:x="5.29cm" svg:y="15.373cm">
          <draw:text-box>
            <text:p text:style-name="P1"><text:span text:style-name="T79">virtual </text:span></text:p>
          </draw:text-box>
        </draw:frame>
        <draw:frame draw:style-name="gr474" draw:text-style-name="P5" draw:layer="layout" svg:width="0.722cm" svg:height="0.623cm" svg:x="6.103cm" svg:y="15.373cm">
          <draw:text-box>
            <text:p text:style-name="P1"><text:span text:style-name="T67">parties. </text:span></text:p>
          </draw:text-box>
        </draw:frame>
        <draw:frame draw:style-name="gr475" draw:text-style-name="P5" draw:layer="layout" svg:width="0.762cm" svg:height="0.623cm" svg:x="7.053cm" svg:y="15.373cm">
          <draw:text-box>
            <text:p text:style-name="P1"><text:span text:style-name="T93">These </text:span></text:p>
          </draw:text-box>
        </draw:frame>
        <draw:frame draw:style-name="gr313" draw:text-style-name="P5" draw:layer="layout" svg:width="0.622cm" svg:height="0.623cm" svg:x="7.886cm" svg:y="15.373cm">
          <draw:text-box>
            <text:p text:style-name="P1"><text:span text:style-name="T89">Virtual </text:span></text:p>
          </draw:text-box>
        </draw:frame>
        <draw:frame draw:style-name="gr476" draw:text-style-name="P5" draw:layer="layout" svg:width="0.701cm" svg:height="0.623cm" svg:x="8.719cm" svg:y="15.373cm">
          <draw:text-box>
            <text:p text:style-name="P1"><text:span text:style-name="T71">parties </text:span></text:p>
          </draw:text-box>
        </draw:frame>
        <draw:frame draw:style-name="gr459" draw:text-style-name="P5" draw:layer="layout" svg:width="0.592cm" svg:height="0.623cm" svg:x="9.61cm" svg:y="15.373cm">
          <draw:text-box>
            <text:p text:style-name="P1"><text:span text:style-name="T68">send </text:span></text:p>
          </draw:text-box>
        </draw:frame>
        <draw:frame draw:style-name="gr340" draw:text-style-name="P5" draw:layer="layout" svg:width="0.442cm" svg:height="0.623cm" svg:x="10.269cm" svg:y="15.373cm">
          <draw:text-box>
            <text:p text:style-name="P1"><text:span text:style-name="T79">their </text:span></text:p>
          </draw:text-box>
        </draw:frame>
        <draw:frame draw:style-name="gr410" draw:text-style-name="P5" draw:layer="layout" svg:width="0.441cm" svg:height="0.623cm" svg:x="10.909cm" svg:y="15.373cm">
          <draw:text-box>
            <text:p text:style-name="P1"><text:span text:style-name="T89">data </text:span></text:p>
          </draw:text-box>
        </draw:frame>
        <draw:frame draw:style-name="gr407" draw:text-style-name="P5" draw:layer="layout" svg:width="0.194cm" svg:height="0.623cm" svg:x="11.451cm" svg:y="15.373cm">
          <draw:text-box>
            <text:p text:style-name="P1"><text:span text:style-name="T87">to </text:span></text:p>
          </draw:text-box>
        </draw:frame>
        <draw:frame draw:style-name="gr285" draw:text-style-name="P5" draw:layer="layout" svg:width="0.33cm" svg:height="0.623cm" svg:x="11.781cm" svg:y="15.373cm">
          <draw:text-box>
            <text:p text:style-name="P1"><text:span text:style-name="T70">the </text:span></text:p>
          </draw:text-box>
        </draw:frame>
        <draw:frame draw:style-name="gr391" draw:text-style-name="P5" draw:layer="layout" svg:width="0.496cm" svg:height="0.623cm" svg:x="12.226cm" svg:y="15.373cm">
          <draw:text-box>
            <text:p text:style-name="P1"><text:span text:style-name="T93">TTP </text:span></text:p>
          </draw:text-box>
        </draw:frame>
        <draw:frame draw:style-name="gr477" draw:text-style-name="P5" draw:layer="layout" svg:width="0.941cm" svg:height="0.623cm" svg:x="12.807cm" svg:y="15.373cm">
          <draw:text-box>
            <text:p text:style-name="P1"><text:span text:style-name="T78">through </text:span></text:p>
          </draw:text-box>
        </draw:frame>
        <draw:frame draw:style-name="gr478" draw:text-style-name="P5" draw:layer="layout" svg:width="0.246cm" svg:height="0.623cm" svg:x="13.854cm" svg:y="15.373cm">
          <draw:text-box>
            <text:p text:style-name="P1"><text:span text:style-name="T69">an </text:span></text:p>
          </draw:text-box>
        </draw:frame>
        <draw:frame draw:style-name="gr479" draw:text-style-name="P5" draw:layer="layout" svg:width="1.523cm" svg:height="0.623cm" svg:x="14.164cm" svg:y="15.373cm">
          <draw:text-box>
            <text:p text:style-name="P1"><text:span text:style-name="T82">Anonymizer </text:span></text:p>
          </draw:text-box>
        </draw:frame>
        <draw:frame draw:style-name="gr480" draw:text-style-name="P5" draw:layer="layout" svg:width="0.506cm" svg:height="0.623cm" svg:x="15.694cm" svg:y="15.373cm">
          <draw:text-box>
            <text:p text:style-name="P1"><text:span text:style-name="T79">layer. </text:span></text:p>
          </draw:text-box>
        </draw:frame>
        <draw:frame draw:style-name="gr391" draw:text-style-name="P5" draw:layer="layout" svg:width="0.496cm" svg:height="0.623cm" svg:x="16.392cm" svg:y="15.373cm">
          <draw:text-box>
            <text:p text:style-name="P1"><text:span text:style-name="T93">TTP </text:span></text:p>
          </draw:text-box>
        </draw:frame>
        <draw:frame draw:style-name="gr481" draw:text-style-name="P5" draw:layer="layout" svg:width="1.08cm" svg:height="0.623cm" svg:x="16.993cm" svg:y="15.373cm">
          <draw:text-box>
            <text:p text:style-name="P1"><text:span text:style-name="T68">performs </text:span></text:p>
          </draw:text-box>
        </draw:frame>
        <draw:frame draw:style-name="gr482" draw:text-style-name="P5" draw:layer="layout" svg:width="1.517cm" svg:height="0.623cm" svg:x="18.136cm" svg:y="15.373cm">
          <draw:text-box>
            <text:p text:style-name="P1"><text:span text:style-name="T90">computation </text:span></text:p>
          </draw:text-box>
        </draw:frame>
        <draw:frame draw:style-name="gr299" draw:text-style-name="P5" draw:layer="layout" svg:width="0.285cm" svg:height="0.623cm" svg:x="19.686cm" svg:y="15.373cm">
          <draw:text-box>
            <text:p text:style-name="P1"><text:span text:style-name="T67">on </text:span></text:p>
          </draw:text-box>
        </draw:frame>
        <draw:frame draw:style-name="gr461" draw:text-style-name="P5" draw:layer="layout" svg:width="1.187cm" svg:height="0.623cm" svg:x="20.054cm" svg:y="15.373cm">
          <draw:text-box>
            <text:p text:style-name="P1"><text:span text:style-name="T85">encrypted </text:span></text:p>
          </draw:text-box>
        </draw:frame>
        <draw:frame draw:style-name="gr434" draw:text-style-name="P5" draw:layer="layout" svg:width="0.501cm" svg:height="0.623cm" svg:x="21.333cm" svg:y="15.373cm">
          <draw:text-box>
            <text:p text:style-name="P1"><text:span text:style-name="T74">data </text:span></text:p>
          </draw:text-box>
        </draw:frame>
        <draw:frame draw:style-name="gr319" draw:text-style-name="P5" draw:layer="layout" svg:width="0.463cm" svg:height="0.623cm" svg:x="21.933cm" svg:y="15.373cm">
          <draw:text-box>
            <text:p text:style-name="P1"><text:span text:style-name="T80">and </text:span></text:p>
          </draw:text-box>
        </draw:frame>
        <draw:frame draw:style-name="gr483" draw:text-style-name="P5" draw:layer="layout" svg:width="1.402cm" svg:height="0.623cm" svg:x="22.457cm" svg:y="15.373cm">
          <draw:text-box>
            <text:p text:style-name="P1"><text:span text:style-name="T82">announces </text:span></text:p>
          </draw:text-box>
        </draw:frame>
        <draw:frame draw:style-name="gr282" draw:text-style-name="P5" draw:layer="layout" svg:width="0.345cm" svg:height="0.623cm" svg:x="23.852cm" svg:y="15.373cm">
          <draw:text-box>
            <text:p text:style-name="P1"><text:span text:style-name="T67">the </text:span></text:p>
          </draw:text-box>
        </draw:frame>
        <draw:frame draw:style-name="gr435" draw:text-style-name="P5" draw:layer="layout" svg:width="0.575cm" svg:height="0.623cm" svg:x="24.317cm" svg:y="15.373cm">
          <draw:text-box>
            <text:p text:style-name="P1"><text:span text:style-name="T79">result. </text:span></text:p>
          </draw:text-box>
        </draw:frame>
        <draw:frame draw:style-name="gr484" draw:text-style-name="P5" draw:layer="layout" svg:width="0.305cm" svg:height="0.623cm" svg:x="3.565cm" svg:y="15.76cm">
          <draw:text-box>
            <text:p text:style-name="P1"><text:span text:style-name="T72">As </text:span></text:p>
          </draw:text-box>
        </draw:frame>
        <draw:frame draw:style-name="gr285" draw:text-style-name="P5" draw:layer="layout" svg:width="0.33cm" svg:height="0.623cm" svg:x="3.972cm" svg:y="15.76cm">
          <draw:text-box>
            <text:p text:style-name="P1"><text:span text:style-name="T70">the </text:span></text:p>
          </draw:text-box>
        </draw:frame>
        <draw:frame draw:style-name="gr469" draw:text-style-name="P5" draw:layer="layout" svg:width="0.511cm" svg:height="0.623cm" svg:x="4.418cm" svg:y="15.76cm">
          <draw:text-box>
            <text:p text:style-name="P1"><text:span text:style-name="T66">data </text:span></text:p>
          </draw:text-box>
        </draw:frame>
        <draw:frame draw:style-name="gr485" draw:text-style-name="P5" draw:layer="layout" svg:width="0.456cm" svg:height="0.623cm" svg:x="5.038cm" svg:y="15.76cm">
          <draw:text-box>
            <text:p text:style-name="P1"><text:span text:style-name="T71">sent </text:span></text:p>
          </draw:text-box>
        </draw:frame>
        <draw:frame draw:style-name="gr486" draw:text-style-name="P5" draw:layer="layout" svg:width="0.382cm" svg:height="0.623cm" svg:x="5.677cm" svg:y="15.76cm">
          <draw:text-box>
            <text:p text:style-name="P1"><text:span text:style-name="T70">was </text:span></text:p>
          </draw:text-box>
        </draw:frame>
        <draw:frame draw:style-name="gr461" draw:text-style-name="P5" draw:layer="layout" svg:width="1.187cm" svg:height="0.623cm" svg:x="6.161cm" svg:y="15.76cm">
          <draw:text-box>
            <text:p text:style-name="P1"><text:span text:style-name="T85">encrypted </text:span></text:p>
          </draw:text-box>
        </draw:frame>
        <draw:frame draw:style-name="gr487" draw:text-style-name="P5" draw:layer="layout" svg:width="0.186cm" svg:height="0.623cm" svg:x="7.44cm" svg:y="15.76cm">
          <draw:text-box>
            <text:p text:style-name="P1"><text:span text:style-name="T83">its </text:span></text:p>
          </draw:text-box>
        </draw:frame>
        <draw:frame draw:style-name="gr488" draw:text-style-name="P5" draw:layer="layout" svg:width="0.605cm" svg:height="0.623cm" svg:x="7.789cm" svg:y="15.76cm">
          <draw:text-box>
            <text:p text:style-name="P1"><text:span text:style-name="T91">actual </text:span></text:p>
          </draw:text-box>
        </draw:frame>
        <draw:frame draw:style-name="gr489" draw:text-style-name="P5" draw:layer="layout" svg:width="0.588cm" svg:height="0.623cm" svg:x="8.583cm" svg:y="15.76cm">
          <draw:text-box>
            <text:p text:style-name="P1"><text:span text:style-name="T74">value </text:span></text:p>
          </draw:text-box>
        </draw:frame>
        <draw:frame draw:style-name="gr402" draw:text-style-name="P5" draw:layer="layout" svg:width="1.136cm" svg:height="0.623cm" svg:x="9.3cm" svg:y="15.76cm">
          <draw:text-box>
            <text:p text:style-name="P1"><text:span text:style-name="T92">cana€™t </text:span></text:p>
          </draw:text-box>
        </draw:frame>
        <draw:frame draw:style-name="gr389" draw:text-style-name="P5" draw:layer="layout" svg:width="0.276cm" svg:height="0.623cm" svg:x="10.482cm" svg:y="15.76cm">
          <draw:text-box>
            <text:p text:style-name="P1"><text:span text:style-name="T67">be </text:span></text:p>
          </draw:text-box>
        </draw:frame>
        <draw:frame draw:style-name="gr490" draw:text-style-name="P5" draw:layer="layout" svg:width="0.871cm" svg:height="0.623cm" svg:x="10.85cm" svg:y="15.76cm">
          <draw:text-box>
            <text:p text:style-name="P1"><text:span text:style-name="T76">known </text:span></text:p>
          </draw:text-box>
        </draw:frame>
        <draw:frame draw:style-name="gr491" draw:text-style-name="P5" draw:layer="layout" svg:width="0.237cm" svg:height="0.623cm" svg:x="11.742cm" svg:y="15.76cm">
          <draw:text-box>
            <text:p text:style-name="P1"><text:span text:style-name="T69">by </text:span></text:p>
          </draw:text-box>
        </draw:frame>
        <draw:frame draw:style-name="gr492" draw:text-style-name="P5" draw:layer="layout" svg:width="0.513cm" svg:height="0.623cm" svg:x="12.052cm" svg:y="15.76cm">
          <draw:text-box>
            <text:p text:style-name="P1"><text:span text:style-name="T82">TTP </text:span></text:p>
          </draw:text-box>
        </draw:frame>
        <draw:frame draw:style-name="gr301" draw:text-style-name="P5" draw:layer="layout" svg:width="0.437cm" svg:height="0.623cm" svg:x="12.652cm" svg:y="15.76cm">
          <draw:text-box>
            <text:p text:style-name="P1"><text:span text:style-name="T74">and </text:span></text:p>
          </draw:text-box>
        </draw:frame>
        <draw:frame draw:style-name="gr493" draw:text-style-name="P5" draw:layer="layout" svg:width="0.83cm" svg:height="0.623cm" svg:x="13.156cm" svg:y="15.76cm">
          <draw:text-box>
            <text:p text:style-name="P1"><text:span text:style-name="T67">with <text:s/>the </text:span></text:p>
          </draw:text-box>
        </draw:frame>
        <draw:frame draw:style-name="gr494" draw:text-style-name="P5" draw:layer="layout" svg:width="0.409cm" svg:height="0.623cm" svg:x="14.183cm" svg:y="15.76cm">
          <draw:text-box>
            <text:p text:style-name="P1"><text:span text:style-name="T74">use </text:span></text:p>
          </draw:text-box>
        </draw:frame>
        <draw:frame draw:style-name="gr326" draw:text-style-name="P5" draw:layer="layout" svg:width="0.191cm" svg:height="0.623cm" svg:x="14.687cm" svg:y="15.76cm">
          <draw:text-box>
            <text:p text:style-name="P1"><text:span text:style-name="T87">of </text:span></text:p>
          </draw:text-box>
        </draw:frame>
        <draw:frame draw:style-name="gr495" draw:text-style-name="P5" draw:layer="layout" svg:width="1.647cm" svg:height="0.623cm" svg:x="14.977cm" svg:y="15.76cm">
          <draw:text-box>
            <text:p text:style-name="P1"><text:span text:style-name="T82">Anonymizers </text:span></text:p>
          </draw:text-box>
        </draw:frame>
        <draw:frame draw:style-name="gr496" draw:text-style-name="P5" draw:layer="layout" svg:width="1.022cm" svg:height="0.623cm" svg:x="16.624cm" svg:y="15.76cm">
          <draw:text-box>
            <text:p text:style-name="P1"><text:span text:style-name="T68">we <text:s/>have </text:span></text:p>
          </draw:text-box>
        </draw:frame>
        <draw:frame draw:style-name="gr379" draw:text-style-name="P5" draw:layer="layout" svg:width="0.952cm" svg:height="0.623cm" svg:x="17.71cm" svg:y="15.76cm">
          <draw:text-box>
            <text:p text:style-name="P1"><text:span text:style-name="T85">covered </text:span></text:p>
          </draw:text-box>
        </draw:frame>
        <draw:frame draw:style-name="gr285" draw:text-style-name="P5" draw:layer="layout" svg:width="0.33cm" svg:height="0.623cm" svg:x="18.756cm" svg:y="15.76cm">
          <draw:text-box>
            <text:p text:style-name="P1"><text:span text:style-name="T70">the </text:span></text:p>
          </draw:text-box>
        </draw:frame>
        <draw:frame draw:style-name="gr497" draw:text-style-name="P5" draw:layer="layout" svg:width="0.727cm" svg:height="0.623cm" svg:x="19.201cm" svg:y="15.76cm">
          <draw:text-box>
            <text:p text:style-name="P1"><text:span text:style-name="T67">identity </text:span></text:p>
          </draw:text-box>
        </draw:frame>
        <draw:frame draw:style-name="gr326" draw:text-style-name="P5" draw:layer="layout" svg:width="0.191cm" svg:height="0.623cm" svg:x="20.131cm" svg:y="15.76cm">
          <draw:text-box>
            <text:p text:style-name="P1"><text:span text:style-name="T87">of </text:span></text:p>
          </draw:text-box>
        </draw:frame>
        <draw:frame draw:style-name="gr346" draw:text-style-name="P5" draw:layer="layout" svg:width="0.415cm" svg:height="0.623cm" svg:x="20.441cm" svg:y="15.76cm">
          <draw:text-box>
            <text:p text:style-name="P1"><text:span text:style-name="T89">true </text:span></text:p>
          </draw:text-box>
        </draw:frame>
        <draw:frame draw:style-name="gr498" draw:text-style-name="P5" draw:layer="layout" svg:width="0.798cm" svg:height="0.623cm" svg:x="20.984cm" svg:y="15.76cm">
          <draw:text-box>
            <text:p text:style-name="P1"><text:span text:style-name="T68">source </text:span></text:p>
          </draw:text-box>
        </draw:frame>
        <draw:frame draw:style-name="gr294" draw:text-style-name="P5" draw:layer="layout" svg:width="0.171cm" svg:height="0.623cm" svg:x="21.856cm" svg:y="15.76cm">
          <draw:text-box>
            <text:p text:style-name="P1"><text:span text:style-name="T77">of </text:span></text:p>
          </draw:text-box>
        </draw:frame>
        <draw:frame draw:style-name="gr499" draw:text-style-name="P5" draw:layer="layout" svg:width="0.524cm" svg:height="0.623cm" svg:x="22.166cm" svg:y="15.76cm">
          <draw:text-box>
            <text:p text:style-name="P1"><text:span text:style-name="T71">data. </text:span></text:p>
          </draw:text-box>
        </draw:frame>
        <draw:frame draw:style-name="gr500" draw:text-style-name="P5" draw:layer="layout" svg:width="0.896cm" svg:height="0.623cm" svg:x="22.863cm" svg:y="15.76cm">
          <draw:text-box>
            <text:p text:style-name="P1"><text:span text:style-name="T74">Modifier </text:span></text:p>
          </draw:text-box>
        </draw:frame>
        <draw:frame draw:style-name="gr501" draw:text-style-name="P5" draw:layer="layout" svg:width="0.784cm" svg:height="0.623cm" svg:x="23.89cm" svg:y="15.76cm">
          <draw:text-box>
            <text:p text:style-name="P1"><text:span text:style-name="T78">tokens </text:span></text:p>
          </draw:text-box>
        </draw:frame>
        <draw:frame draw:style-name="gr282" draw:text-style-name="P5" draw:layer="layout" svg:width="0.345cm" svg:height="0.623cm" svg:x="24.762cm" svg:y="15.76cm">
          <draw:text-box>
            <text:p text:style-name="P1"><text:span text:style-name="T67">are </text:span></text:p>
          </draw:text-box>
        </draw:frame>
        <draw:frame draw:style-name="gr502" draw:text-style-name="P5" draw:layer="layout" svg:width="1.219cm" svg:height="0.623cm" svg:x="3.585cm" svg:y="16.148cm">
          <draw:text-box>
            <text:p text:style-name="P1"><text:span text:style-name="T85">generated </text:span></text:p>
          </draw:text-box>
        </draw:frame>
        <draw:frame draw:style-name="gr503" draw:text-style-name="P5" draw:layer="layout" svg:width="0.619cm" svg:height="0.623cm" svg:x="4.883cm" svg:y="16.148cm">
          <draw:text-box>
            <text:p text:style-name="P1"><text:span text:style-name="T74">along </text:span></text:p>
          </draw:text-box>
        </draw:frame>
        <draw:frame draw:style-name="gr504" draw:text-style-name="P5" draw:layer="layout" svg:width="1.192cm" svg:height="0.623cm" svg:x="5.619cm" svg:y="16.148cm">
          <draw:text-box>
            <text:p text:style-name="P1"><text:span text:style-name="T80">encryption </text:span></text:p>
          </draw:text-box>
        </draw:frame>
        <draw:frame draw:style-name="gr326" draw:text-style-name="P5" draw:layer="layout" svg:width="0.191cm" svg:height="0.623cm" svg:x="6.936cm" svg:y="16.148cm">
          <draw:text-box>
            <text:p text:style-name="P1"><text:span text:style-name="T87">of </text:span></text:p>
          </draw:text-box>
        </draw:frame>
        <draw:frame draw:style-name="gr434" draw:text-style-name="P5" draw:layer="layout" svg:width="0.501cm" svg:height="0.623cm" svg:x="7.247cm" svg:y="16.148cm">
          <draw:text-box>
            <text:p text:style-name="P1"><text:span text:style-name="T74">data </text:span></text:p>
          </draw:text-box>
        </draw:frame>
        <draw:frame draw:style-name="gr336" draw:text-style-name="P5" draw:layer="layout" svg:width="0.705cm" svg:height="0.623cm" svg:x="7.828cm" svg:y="16.148cm">
          <draw:text-box>
            <text:p text:style-name="P1"><text:span text:style-name="T68">which </text:span></text:p>
          </draw:text-box>
        </draw:frame>
        <draw:frame draw:style-name="gr282" draw:text-style-name="P5" draw:layer="layout" svg:width="0.345cm" svg:height="0.623cm" svg:x="8.622cm" svg:y="16.148cm">
          <draw:text-box>
            <text:p text:style-name="P1"><text:span text:style-name="T67">are </text:span></text:p>
          </draw:text-box>
        </draw:frame>
        <draw:frame draw:style-name="gr470" draw:text-style-name="P5" draw:layer="layout" svg:width="1.103cm" svg:height="0.623cm" svg:x="9.087cm" svg:y="16.148cm">
          <draw:text-box>
            <text:p text:style-name="P1"><text:span text:style-name="T73">distributed </text:span></text:p>
          </draw:text-box>
        </draw:frame>
        <draw:frame draw:style-name="gr471" draw:text-style-name="P5" draw:layer="layout" svg:width="0.976cm" svg:height="0.623cm" svg:x="10.405cm" svg:y="16.148cm">
          <draw:text-box>
            <text:p text:style-name="P1"><text:span text:style-name="T92">among </text:span></text:p>
          </draw:text-box>
        </draw:frame>
        <draw:frame draw:style-name="gr473" draw:text-style-name="P5" draw:layer="layout" svg:width="0.578cm" svg:height="0.623cm" svg:x="11.315cm" svg:y="16.148cm">
          <draw:text-box>
            <text:p text:style-name="P1"><text:span text:style-name="T79">virtual </text:span></text:p>
          </draw:text-box>
        </draw:frame>
        <draw:frame draw:style-name="gr474" draw:text-style-name="P5" draw:layer="layout" svg:width="0.722cm" svg:height="0.623cm" svg:x="12.11cm" svg:y="16.148cm">
          <draw:text-box>
            <text:p text:style-name="P1"><text:span text:style-name="T67">parties, </text:span></text:p>
          </draw:text-box>
        </draw:frame>
        <draw:frame draw:style-name="gr505" draw:text-style-name="P5" draw:layer="layout" svg:width="0.514cm" svg:height="0.623cm" svg:x="13.079cm" svg:y="16.148cm">
          <draw:text-box>
            <text:p text:style-name="P1"><text:span text:style-name="T74">then </text:span></text:p>
          </draw:text-box>
        </draw:frame>
        <draw:frame draw:style-name="gr506" draw:text-style-name="P5" draw:layer="layout" svg:width="1.277cm" svg:height="0.623cm" svg:x="13.679cm" svg:y="16.148cm">
          <draw:text-box>
            <text:p text:style-name="P1"><text:span text:style-name="T97">sent </text:span></text:p>
          </draw:text-box>
        </draw:frame>
        <draw:frame draw:style-name="gr345" draw:text-style-name="P5" draw:layer="layout" svg:width="0.173cm" svg:height="0.623cm" svg:x="14.319cm" svg:y="16.148cm">
          <draw:text-box>
            <text:p text:style-name="P1"><text:span text:style-name="T77">to </text:span></text:p>
          </draw:text-box>
        </draw:frame>
        <draw:frame draw:style-name="gr507" draw:text-style-name="P5" draw:layer="layout" svg:width="0.42cm" svg:height="0.623cm" svg:x="14.609cm" svg:y="16.148cm">
          <draw:text-box>
            <text:p text:style-name="P1"><text:span text:style-name="T74">TTP </text:span></text:p>
          </draw:text-box>
        </draw:frame>
        <draw:frame draw:style-name="gr319" draw:text-style-name="P5" draw:layer="layout" svg:width="0.463cm" svg:height="0.623cm" svg:x="15.152cm" svg:y="16.148cm">
          <draw:text-box>
            <text:p text:style-name="P1"><text:span text:style-name="T80">and </text:span></text:p>
          </draw:text-box>
        </draw:frame>
        <draw:frame draw:style-name="gr304" draw:text-style-name="P5" draw:layer="layout" svg:width="0.534cm" svg:height="0.623cm" svg:x="15.675cm" svg:y="16.148cm">
          <draw:text-box>
            <text:p text:style-name="P1"><text:span text:style-name="T98">finally </text:span></text:p>
          </draw:text-box>
        </draw:frame>
        <draw:frame draw:style-name="gr459" draw:text-style-name="P5" draw:layer="layout" svg:width="0.592cm" svg:height="0.623cm" svg:x="16.45cm" svg:y="16.148cm">
          <draw:text-box>
            <text:p text:style-name="P1"><text:span text:style-name="T68">used </text:span></text:p>
          </draw:text-box>
        </draw:frame>
        <draw:frame draw:style-name="gr308" draw:text-style-name="P5" draw:layer="layout" svg:width="0.146cm" svg:height="0.623cm" svg:x="17.109cm" svg:y="16.148cm">
          <draw:text-box>
            <text:p text:style-name="P1"><text:span text:style-name="T81">in </text:span></text:p>
          </draw:text-box>
        </draw:frame>
        <draw:frame draw:style-name="gr285" draw:text-style-name="P5" draw:layer="layout" svg:width="0.33cm" svg:height="0.623cm" svg:x="17.399cm" svg:y="16.148cm">
          <draw:text-box>
            <text:p text:style-name="P1"><text:span text:style-name="T70">the </text:span></text:p>
          </draw:text-box>
        </draw:frame>
        <draw:frame draw:style-name="gr508" draw:text-style-name="P5" draw:layer="layout" svg:width="1.526cm" svg:height="0.623cm" svg:x="17.845cm" svg:y="16.148cm">
          <draw:text-box>
            <text:p text:style-name="P1"><text:span text:style-name="T68">computation. </text:span></text:p>
          </draw:text-box>
        </draw:frame>
        <draw:frame draw:style-name="gr509" draw:text-style-name="P5" draw:layer="layout" svg:width="0.602cm" svg:height="0.623cm" svg:x="19.473cm" svg:y="16.148cm">
          <draw:text-box>
            <text:p text:style-name="P1"><text:span text:style-name="T85">Thus </text:span></text:p>
          </draw:text-box>
        </draw:frame>
        <draw:frame draw:style-name="gr510" draw:text-style-name="P5" draw:layer="layout" svg:width="0.853cm" svg:height="0.623cm" svg:x="20.131cm" svg:y="16.148cm">
          <draw:text-box>
            <text:p text:style-name="P1"><text:span text:style-name="T72">without </text:span></text:p>
          </draw:text-box>
        </draw:frame>
        <draw:frame draw:style-name="gr511" draw:text-style-name="P5" draw:layer="layout" svg:width="0.999cm" svg:height="0.623cm" svg:x="21.081cm" svg:y="16.148cm">
          <draw:text-box>
            <text:p text:style-name="P1"><text:span text:style-name="T66">revealing </text:span></text:p>
          </draw:text-box>
        </draw:frame>
        <draw:frame draw:style-name="gr285" draw:text-style-name="P5" draw:layer="layout" svg:width="0.33cm" svg:height="0.623cm" svg:x="22.263cm" svg:y="16.148cm">
          <draw:text-box>
            <text:p text:style-name="P1"><text:span text:style-name="T70">the </text:span></text:p>
          </draw:text-box>
        </draw:frame>
        <draw:frame draw:style-name="gr462" draw:text-style-name="P5" draw:layer="layout" svg:width="0.502cm" svg:height="0.623cm" svg:x="22.708cm" svg:y="16.148cm">
          <draw:text-box>
            <text:p text:style-name="P1"><text:span text:style-name="T67">data, </text:span></text:p>
          </draw:text-box>
        </draw:frame>
        <draw:frame draw:style-name="gr512" draw:text-style-name="P5" draw:layer="layout" svg:width="0.44cm" svg:height="0.623cm" svg:x="23.406cm" svg:y="16.148cm">
          <draw:text-box>
            <text:p text:style-name="P1"><text:span text:style-name="T98">right </text:span></text:p>
          </draw:text-box>
        </draw:frame>
        <draw:frame draw:style-name="gr513" draw:text-style-name="P5" draw:layer="layout" svg:width="0.552cm" svg:height="0.623cm" svg:x="24.007cm" svg:y="16.148cm">
          <draw:text-box>
            <text:p text:style-name="P1"><text:span text:style-name="T89">result </text:span></text:p>
          </draw:text-box>
        </draw:frame>
        <draw:frame draw:style-name="gr343" draw:text-style-name="P5" draw:layer="layout" svg:width="0.408cm" svg:height="0.623cm" svg:x="24.743cm" svg:y="16.148cm">
          <draw:text-box>
            <text:p text:style-name="P1"><text:span text:style-name="T74">can </text:span></text:p>
          </draw:text-box>
        </draw:frame>
        <draw:frame draw:style-name="gr389" draw:text-style-name="P5" draw:layer="layout" svg:width="0.276cm" svg:height="0.623cm" svg:x="3.584cm" svg:y="16.536cm">
          <draw:text-box>
            <text:p text:style-name="P1"><text:span text:style-name="T67">be </text:span></text:p>
          </draw:text-box>
        </draw:frame>
        <draw:frame draw:style-name="gr458" draw:text-style-name="P5" draw:layer="layout" svg:width="1.307cm" svg:height="0.623cm" svg:x="3.953cm" svg:y="16.536cm">
          <draw:text-box>
            <text:p text:style-name="P1"><text:span text:style-name="T82">computed </text:span></text:p>
          </draw:text-box>
        </draw:frame>
        <draw:frame draw:style-name="gr319" draw:text-style-name="P5" draw:layer="layout" svg:width="0.463cm" svg:height="0.623cm" svg:x="5.212cm" svg:y="16.536cm">
          <draw:text-box>
            <text:p text:style-name="P1"><text:span text:style-name="T80">and </text:span></text:p>
          </draw:text-box>
        </draw:frame>
        <draw:frame draw:style-name="gr514" draw:text-style-name="P5" draw:layer="layout" svg:width="0.765cm" svg:height="0.623cm" svg:x="5.754cm" svg:y="16.536cm">
          <draw:text-box>
            <text:p text:style-name="P1"><text:span text:style-name="T74">privacy </text:span></text:p>
          </draw:text-box>
        </draw:frame>
        <draw:frame draw:style-name="gr326" draw:text-style-name="P5" draw:layer="layout" svg:width="0.191cm" svg:height="0.623cm" svg:x="6.646cm" svg:y="16.536cm">
          <draw:text-box>
            <text:p text:style-name="P1"><text:span text:style-name="T87">of </text:span></text:p>
          </draw:text-box>
        </draw:frame>
        <draw:frame draw:style-name="gr282" draw:text-style-name="P5" draw:layer="layout" svg:width="0.345cm" svg:height="0.623cm" svg:x="6.975cm" svg:y="16.536cm">
          <draw:text-box>
            <text:p text:style-name="P1"><text:span text:style-name="T67">the </text:span></text:p>
          </draw:text-box>
        </draw:frame>
        <draw:frame draw:style-name="gr476" draw:text-style-name="P5" draw:layer="layout" svg:width="0.701cm" svg:height="0.623cm" svg:x="7.44cm" svg:y="16.536cm">
          <draw:text-box>
            <text:p text:style-name="P1"><text:span text:style-name="T71">parties </text:span></text:p>
          </draw:text-box>
        </draw:frame>
        <draw:frame draw:style-name="gr385" draw:text-style-name="P5" draw:layer="layout" svg:width="0.129cm" svg:height="0.623cm" svg:x="8.331cm" svg:y="16.536cm">
          <draw:text-box>
            <text:p text:style-name="P1"><text:span text:style-name="T81">is </text:span></text:p>
          </draw:text-box>
        </draw:frame>
        <draw:frame draw:style-name="gr515" draw:text-style-name="P5" draw:layer="layout" svg:width="1.345cm" svg:height="0.623cm" svg:x="8.603cm" svg:y="16.536cm">
          <draw:text-box>
            <text:p text:style-name="P1"><text:span text:style-name="T78">maintained. </text:span></text:p>
          </draw:text-box>
        </draw:frame>
        <draw:frame draw:style-name="gr516" draw:text-style-name="P5" draw:layer="layout" svg:width="0.448cm" svg:height="0.623cm" svg:x="10.075cm" svg:y="16.536cm">
          <draw:text-box>
            <text:p text:style-name="P1"><text:span text:style-name="T76">We </text:span></text:p>
          </draw:text-box>
        </draw:frame>
        <draw:frame draw:style-name="gr422" draw:text-style-name="P5" draw:layer="layout" svg:width="0.587cm" svg:height="0.623cm" svg:x="10.56cm" svg:y="16.536cm">
          <draw:text-box>
            <text:p text:style-name="P1"><text:span text:style-name="T68">have </text:span></text:p>
          </draw:text-box>
        </draw:frame>
        <draw:frame draw:style-name="gr517" draw:text-style-name="P5" draw:layer="layout" svg:width="0.414cm" svg:height="0.623cm" svg:x="11.218cm" svg:y="16.536cm">
          <draw:text-box>
            <text:p text:style-name="P1"><text:span text:style-name="T67">also </text:span></text:p>
          </draw:text-box>
        </draw:frame>
        <draw:frame draw:style-name="gr518" draw:text-style-name="P5" draw:layer="layout" svg:width="0.6cm" svg:height="0.623cm" svg:x="11.78cm" svg:y="16.536cm">
          <draw:text-box>
            <text:p text:style-name="P1"><text:span text:style-name="T74">given </text:span></text:p>
          </draw:text-box>
        </draw:frame>
        <draw:frame draw:style-name="gr423" draw:text-style-name="P5" draw:layer="layout" svg:width="0.154cm" svg:height="0.623cm" svg:x="12.517cm" svg:y="16.536cm">
          <draw:text-box>
            <text:p text:style-name="P1"><text:span text:style-name="T87">a </text:span></text:p>
          </draw:text-box>
        </draw:frame>
        <draw:frame draw:style-name="gr519" draw:text-style-name="P5" draw:layer="layout" svg:width="1.203cm" svg:height="0.623cm" svg:x="12.749cm" svg:y="16.536cm">
          <draw:text-box>
            <text:p text:style-name="P1"><text:span text:style-name="T71">probabilistic </text:span></text:p>
          </draw:text-box>
        </draw:frame>
        <draw:frame draw:style-name="gr419" draw:text-style-name="P5" draw:layer="layout" svg:width="0.837cm" svg:height="0.623cm" svg:x="14.241cm" svg:y="16.536cm">
          <draw:text-box>
            <text:p text:style-name="P1"><text:span text:style-name="T74">security </text:span></text:p>
          </draw:text-box>
        </draw:frame>
        <draw:frame draw:style-name="gr333" draw:text-style-name="P5" draw:layer="layout" svg:width="0.879cm" svg:height="0.623cm" svg:x="15.249cm" svg:y="16.536cm">
          <draw:text-box>
            <text:p text:style-name="P1"><text:span text:style-name="T72">analysis </text:span></text:p>
          </draw:text-box>
        </draw:frame>
        <draw:frame draw:style-name="gr326" draw:text-style-name="P5" draw:layer="layout" svg:width="0.191cm" svg:height="0.623cm" svg:x="16.314cm" svg:y="16.536cm">
          <draw:text-box>
            <text:p text:style-name="P1"><text:span text:style-name="T87">of </text:span></text:p>
          </draw:text-box>
        </draw:frame>
        <draw:frame draw:style-name="gr520" draw:text-style-name="P5" draw:layer="layout" svg:width="0.904cm" svg:height="0.623cm" svg:x="16.624cm" svg:y="16.536cm">
          <draw:text-box>
            <text:p text:style-name="P1"><text:span text:style-name="T78">hacking </text:span></text:p>
          </draw:text-box>
        </draw:frame>
        <draw:frame draw:style-name="gr282" draw:text-style-name="P5" draw:layer="layout" svg:width="0.345cm" svg:height="0.623cm" svg:x="17.613cm" svg:y="16.536cm">
          <draw:text-box>
            <text:p text:style-name="P1"><text:span text:style-name="T67">the </text:span></text:p>
          </draw:text-box>
        </draw:frame>
        <draw:frame draw:style-name="gr454" draw:text-style-name="P5" draw:layer="layout" svg:width="0.891cm" svg:height="0.623cm" svg:x="18.078cm" svg:y="16.536cm">
          <draw:text-box>
            <text:p text:style-name="P1"><text:span text:style-name="T74">protocol </text:span></text:p>
          </draw:text-box>
        </draw:frame>
        <draw:frame draw:style-name="gr319" draw:text-style-name="P5" draw:layer="layout" svg:width="0.463cm" svg:height="0.623cm" svg:x="19.124cm" svg:y="16.536cm">
          <draw:text-box>
            <text:p text:style-name="P1"><text:span text:style-name="T80">and </text:span></text:p>
          </draw:text-box>
        </draw:frame>
        <draw:frame draw:style-name="gr339" draw:text-style-name="P5" draw:layer="layout" svg:width="0.857cm" svg:height="0.623cm" svg:x="19.647cm" svg:y="16.536cm">
          <draw:text-box>
            <text:p text:style-name="P1"><text:span text:style-name="T76">shown </text:span></text:p>
          </draw:text-box>
        </draw:frame>
        <draw:frame draw:style-name="gr521" draw:text-style-name="P5" draw:layer="layout" svg:width="0.55cm" svg:height="0.623cm" svg:x="20.519cm" svg:y="16.536cm">
          <draw:text-box>
            <text:p text:style-name="P1"><text:span text:style-name="T90">how </text:span></text:p>
          </draw:text-box>
        </draw:frame>
        <draw:frame draw:style-name="gr522" draw:text-style-name="P5" draw:layer="layout" svg:width="0.491cm" svg:height="0.623cm" svg:x="21.081cm" svg:y="16.536cm">
          <draw:text-box>
            <text:p text:style-name="P1"><text:span text:style-name="T74">zero </text:span></text:p>
          </draw:text-box>
        </draw:frame>
        <draw:frame draw:style-name="gr523" draw:text-style-name="P5" draw:layer="layout" svg:width="0.92cm" svg:height="0.623cm" svg:x="21.681cm" svg:y="16.536cm">
          <draw:text-box>
            <text:p text:style-name="P1"><text:span text:style-name="T68">hacking </text:span></text:p>
          </draw:text-box>
        </draw:frame>
        <draw:frame draw:style-name="gr419" draw:text-style-name="P5" draw:layer="layout" svg:width="0.837cm" svg:height="0.623cm" svg:x="22.689cm" svg:y="16.536cm">
          <draw:text-box>
            <text:p text:style-name="P1"><text:span text:style-name="T74">security </text:span></text:p>
          </draw:text-box>
        </draw:frame>
        <draw:frame draw:style-name="gr343" draw:text-style-name="P5" draw:layer="layout" svg:width="0.408cm" svg:height="0.623cm" svg:x="23.697cm" svg:y="16.536cm">
          <draw:text-box>
            <text:p text:style-name="P1"><text:span text:style-name="T74">can </text:span></text:p>
          </draw:text-box>
        </draw:frame>
        <draw:frame draw:style-name="gr389" draw:text-style-name="P5" draw:layer="layout" svg:width="0.276cm" svg:height="0.623cm" svg:x="24.22cm" svg:y="16.536cm">
          <draw:text-box>
            <text:p text:style-name="P1"><text:span text:style-name="T67">be </text:span></text:p>
          </draw:text-box>
        </draw:frame>
        <draw:frame draw:style-name="gr524" draw:text-style-name="P5" draw:layer="layout" svg:width="1.076cm" svg:height="0.623cm" svg:x="3.584cm" svg:y="16.923cm">
          <draw:text-box>
            <text:p text:style-name="P1"><text:span text:style-name="T78">achieved. </text:span></text:p>
          </draw:text-box>
        </draw:frame>
        <draw:frame draw:style-name="gr525" draw:text-style-name="P4" draw:layer="layout" svg:width="0.025cm" svg:height="0.577cm" svg:x="3.449cm" svg:y="17.775cm">
          <draw:text-box>
            <text:p text:style-name="P1"><text:span text:style-name="T99">). </text:span></text:p>
          </draw:text-box>
        </draw:frame>
        <draw:frame draw:style-name="gr526" draw:text-style-name="P4" draw:layer="layout" svg:width="1.051cm" svg:height="0.577cm" svg:x="3.585cm" svg:y="17.775cm">
          <draw:text-box>
            <text:p text:style-name="P1"><text:span text:style-name="T32">Validation </text:span></text:p>
          </draw:text-box>
        </draw:frame>
        <draw:frame draw:style-name="gr527" draw:text-style-name="P4" draw:layer="layout" svg:width="0.361cm" svg:height="0.577cm" svg:x="4.825cm" svg:y="17.775cm">
          <draw:text-box>
            <text:p text:style-name="P1"><text:span text:style-name="T44">of <text:s/>a </text:span></text:p>
          </draw:text-box>
        </draw:frame>
        <draw:frame draw:style-name="gr528" draw:text-style-name="P4" draw:layer="layout" svg:width="0.805cm" svg:height="0.577cm" svg:x="5.367cm" svg:y="17.775cm">
          <draw:text-box>
            <text:p text:style-name="P1"><text:span text:style-name="T32">Natural </text:span></text:p>
          </draw:text-box>
        </draw:frame>
        <draw:frame draw:style-name="gr529" draw:text-style-name="P4" draw:layer="layout" svg:width="1.298cm" svg:height="0.577cm" svg:x="6.317cm" svg:y="17.775cm">
          <draw:text-box>
            <text:p text:style-name="P1"><text:span text:style-name="T48">Language </text:span></text:p>
          </draw:text-box>
        </draw:frame>
        <draw:frame draw:style-name="gr530" draw:text-style-name="P4" draw:layer="layout" svg:width="1.299cm" svg:height="0.577cm" svg:x="7.595cm" svg:y="17.775cm">
          <draw:text-box>
            <text:p text:style-name="P1"><text:span text:style-name="T41">Processing </text:span></text:p>
          </draw:text-box>
        </draw:frame>
        <draw:frame draw:style-name="gr531" draw:text-style-name="P4" draw:layer="layout" svg:width="1.115cm" svg:height="0.577cm" svg:x="8.99cm" svg:y="17.775cm">
          <draw:text-box>
            <text:p text:style-name="P1"><text:span text:style-name="T37">Algorithm </text:span></text:p>
          </draw:text-box>
        </draw:frame>
        <draw:frame draw:style-name="gr532" draw:text-style-name="P4" draw:layer="layout" svg:width="0.256cm" svg:height="0.577cm" svg:x="10.211cm" svg:y="17.775cm">
          <draw:text-box>
            <text:p text:style-name="P1"><text:span text:style-name="T44">for </text:span></text:p>
          </draw:text-box>
        </draw:frame>
        <draw:frame draw:style-name="gr533" draw:text-style-name="P4" draw:layer="layout" svg:width="1.081cm" svg:height="0.577cm" svg:x="10.618cm" svg:y="17.775cm">
          <draw:text-box>
            <text:p text:style-name="P1"><text:span text:style-name="T37">Detecting </text:span></text:p>
          </draw:text-box>
        </draw:frame>
        <draw:frame draw:style-name="gr534" draw:text-style-name="P4" draw:layer="layout" svg:width="1.024cm" svg:height="0.577cm" svg:x="11.839cm" svg:y="17.775cm">
          <draw:text-box>
            <text:p text:style-name="P1"><text:span text:style-name="T28">Infectious </text:span></text:p>
          </draw:text-box>
        </draw:frame>
        <draw:frame draw:style-name="gr535" draw:text-style-name="P4" draw:layer="layout" svg:width="0.925cm" svg:height="0.577cm" svg:x="13.079cm" svg:y="17.775cm">
          <draw:text-box>
            <text:p text:style-name="P1"><text:span text:style-name="T30">Disease </text:span></text:p>
          </draw:text-box>
        </draw:frame>
        <draw:frame draw:style-name="gr536" draw:text-style-name="P4" draw:layer="layout" svg:width="1.469cm" svg:height="0.577cm" svg:x="14.125cm" svg:y="17.775cm">
          <draw:text-box>
            <text:p text:style-name="P1"><text:span text:style-name="T55">Symptoms </text:span></text:p>
          </draw:text-box>
        </draw:frame>
        <draw:frame draw:style-name="gr38" draw:text-style-name="P4" draw:layer="layout" svg:width="0.151cm" svg:height="0.577cm" svg:x="15.481cm" svg:y="17.775cm">
          <draw:text-box>
            <text:p text:style-name="P1"><text:span text:style-name="T31">in </text:span></text:p>
          </draw:text-box>
        </draw:frame>
        <draw:frame draw:style-name="gr537" draw:text-style-name="P4" draw:layer="layout" svg:width="0.923cm" svg:height="0.577cm" svg:x="15.772cm" svg:y="17.775cm">
          <draw:text-box>
            <text:p text:style-name="P1"><text:span text:style-name="T24">Primary </text:span></text:p>
          </draw:text-box>
        </draw:frame>
        <draw:frame draw:style-name="gr538" draw:text-style-name="P4" draw:layer="layout" svg:width="0.547cm" svg:height="0.577cm" svg:x="16.779cm" svg:y="17.775cm">
          <draw:text-box>
            <text:p text:style-name="P1"><text:span text:style-name="T37">Care </text:span></text:p>
          </draw:text-box>
        </draw:frame>
        <draw:frame draw:style-name="gr539" draw:text-style-name="P4" draw:layer="layout" svg:width="1.029cm" svg:height="0.577cm" svg:x="17.438cm" svg:y="17.775cm">
          <draw:text-box>
            <text:p text:style-name="P1"><text:span text:style-name="T32">Electronic </text:span></text:p>
          </draw:text-box>
        </draw:frame>
        <draw:frame draw:style-name="gr540" draw:text-style-name="P4" draw:layer="layout" svg:width="0.878cm" svg:height="0.577cm" svg:x="18.717cm" svg:y="17.775cm">
          <draw:text-box>
            <text:p text:style-name="P1"><text:span text:style-name="T37">Medical </text:span></text:p>
          </draw:text-box>
        </draw:frame>
        <draw:frame draw:style-name="gr541" draw:text-style-name="P4" draw:layer="layout" svg:width="0.993cm" svg:height="0.577cm" svg:x="19.725cm" svg:y="17.775cm">
          <draw:text-box>
            <text:p text:style-name="P1"><text:span text:style-name="T47">Records </text:span></text:p>
          </draw:text-box>
        </draw:frame>
        <draw:frame draw:style-name="gr542" draw:text-style-name="P4" draw:layer="layout" svg:width="0.132cm" svg:height="0.577cm" svg:x="20.81cm" svg:y="17.775cm">
          <draw:text-box>
            <text:p text:style-name="P1"><text:span text:style-name="T40">in </text:span></text:p>
          </draw:text-box>
        </draw:frame>
        <draw:frame draw:style-name="gr543" draw:text-style-name="P4" draw:layer="layout" svg:width="1.242cm" svg:height="0.577cm" svg:x="21.1cm" svg:y="17.775cm">
          <draw:text-box>
            <text:p text:style-name="P1"><text:span text:style-name="T24">Singapore. </text:span></text:p>
          </draw:text-box>
        </draw:frame>
        <draw:frame draw:style-name="gr544" draw:text-style-name="P2" draw:layer="layout" svg:width="1.153cm" svg:height="0.53cm" svg:x="3.604cm" svg:y="18.472cm">
          <draw:text-box>
            <text:p text:style-name="P1"><text:span text:style-name="T100">PubMed </text:span></text:p>
          </draw:text-box>
        </draw:frame>
        <draw:frame draw:style-name="gr545" draw:text-style-name="P4" draw:layer="layout" svg:width="0.972cm" svg:height="0.577cm" svg:x="3.585cm" svg:y="19.093cm">
          <draw:text-box>
            <text:p text:style-name="P1"><text:span text:style-name="T32">Hardjojo, </text:span></text:p>
          </draw:text-box>
        </draw:frame>
        <draw:frame draw:style-name="gr546" draw:text-style-name="P4" draw:layer="layout" svg:width="0.872cm" svg:height="0.577cm" svg:x="4.728cm" svg:y="19.093cm">
          <draw:text-box>
            <text:p text:style-name="P1"><text:span text:style-name="T37">Antony; </text:span></text:p>
          </draw:text-box>
        </draw:frame>
        <draw:frame draw:style-name="gr547" draw:text-style-name="P4" draw:layer="layout" svg:width="2.012cm" svg:height="0.577cm" svg:x="5.716cm" svg:y="19.093cm">
          <draw:text-box>
            <text:p text:style-name="P1"><text:span text:style-name="T101">Gunachandran, </text:span></text:p>
          </draw:text-box>
        </draw:frame>
        <draw:frame draw:style-name="gr112" draw:text-style-name="P4" draw:layer="layout" svg:width="0.932cm" svg:height="0.577cm" svg:x="7.653cm" svg:y="19.093cm">
          <draw:text-box>
            <text:p text:style-name="P1"><text:span text:style-name="T24">Arunan; </text:span></text:p>
          </draw:text-box>
        </draw:frame>
        <draw:frame draw:style-name="gr127" draw:text-style-name="P4" draw:layer="layout" svg:width="0.659cm" svg:height="0.577cm" svg:x="8.68cm" svg:y="19.093cm">
          <draw:text-box>
            <text:p text:style-name="P1"><text:span text:style-name="T37">Pang, </text:span></text:p>
          </draw:text-box>
        </draw:frame>
        <draw:frame draw:style-name="gr548" draw:text-style-name="P4" draw:layer="layout" svg:width="0.614cm" svg:height="0.577cm" svg:x="9.475cm" svg:y="19.093cm">
          <draw:text-box>
            <text:p text:style-name="P1"><text:span text:style-name="T32">Long; </text:span></text:p>
          </draw:text-box>
        </draw:frame>
        <draw:frame draw:style-name="gr549" draw:text-style-name="P4" draw:layer="layout" svg:width="1.059cm" svg:height="0.577cm" svg:x="10.192cm" svg:y="19.093cm">
          <draw:text-box>
            <text:p text:style-name="P1"><text:span text:style-name="T37">Abdullah, </text:span></text:p>
          </draw:text-box>
        </draw:frame>
        <draw:frame draw:style-name="gr550" draw:text-style-name="P4" draw:layer="layout" svg:width="1.882cm" svg:height="0.577cm" svg:x="11.412cm" svg:y="19.093cm">
          <draw:text-box>
            <text:p text:style-name="P1"><text:span text:style-name="T102">Mohammed </text:span></text:p>
          </draw:text-box>
        </draw:frame>
        <draw:frame draw:style-name="gr551" draw:text-style-name="P4" draw:layer="layout" svg:width="1.084cm" svg:height="0.577cm" svg:x="12.924cm" svg:y="19.093cm">
          <draw:text-box>
            <text:p text:style-name="P1"><text:span text:style-name="T29">Ridzwan </text:span></text:p>
          </draw:text-box>
        </draw:frame>
        <draw:frame draw:style-name="gr552" draw:text-style-name="P4" draw:layer="layout" svg:width="0.367cm" svg:height="0.577cm" svg:x="14.028cm" svg:y="19.093cm">
          <draw:text-box>
            <text:p text:style-name="P1"><text:span text:style-name="T53">Bin; </text:span></text:p>
          </draw:text-box>
        </draw:frame>
        <draw:frame draw:style-name="gr553" draw:text-style-name="P4" draw:layer="layout" svg:width="0.661cm" svg:height="0.577cm" svg:x="14.551cm" svg:y="19.093cm">
          <draw:text-box>
            <text:p text:style-name="P1"><text:span text:style-name="T46">Wah, </text:span></text:p>
          </draw:text-box>
        </draw:frame>
        <draw:frame draw:style-name="gr554" draw:text-style-name="P4" draw:layer="layout" svg:width="0.486cm" svg:height="0.577cm" svg:x="15.268cm" svg:y="19.093cm">
          <draw:text-box>
            <text:p text:style-name="P1"><text:span text:style-name="T28">Win; </text:span></text:p>
          </draw:text-box>
        </draw:frame>
        <draw:frame draw:style-name="gr555" draw:text-style-name="P4" draw:layer="layout" svg:width="0.89cm" svg:height="0.577cm" svg:x="15.888cm" svg:y="19.093cm">
          <draw:text-box>
            <text:p text:style-name="P1"><text:span text:style-name="T47">Chong, </text:span></text:p>
          </draw:text-box>
        </draw:frame>
        <draw:frame draw:style-name="gr556" draw:text-style-name="P4" draw:layer="layout" svg:width="0.665cm" svg:height="0.577cm" svg:x="16.838cm" svg:y="19.093cm">
          <draw:text-box>
            <text:p text:style-name="P1"><text:span text:style-name="T30">Joash </text:span></text:p>
          </draw:text-box>
        </draw:frame>
        <draw:frame draw:style-name="gr557" draw:text-style-name="P4" draw:layer="layout" svg:width="0.645cm" svg:height="0.577cm" svg:x="17.632cm" svg:y="19.093cm">
          <draw:text-box>
            <text:p text:style-name="P1"><text:span text:style-name="T43">Wen </text:span></text:p>
          </draw:text-box>
        </draw:frame>
        <draw:frame draw:style-name="gr558" draw:text-style-name="P4" draw:layer="layout" svg:width="0.691cm" svg:height="0.577cm" svg:x="18.271cm" svg:y="19.093cm">
          <draw:text-box>
            <text:p text:style-name="P1"><text:span text:style-name="T24">Chen; </text:span></text:p>
          </draw:text-box>
        </draw:frame>
        <draw:frame draw:style-name="gr559" draw:text-style-name="P4" draw:layer="layout" svg:width="0.558cm" svg:height="0.577cm" svg:x="19.066cm" svg:y="19.093cm">
          <draw:text-box>
            <text:p text:style-name="P1"><text:span text:style-name="T37">Goh, </text:span></text:p>
          </draw:text-box>
        </draw:frame>
        <draw:frame draw:style-name="gr560" draw:text-style-name="P4" draw:layer="layout" svg:width="0.288cm" svg:height="0.577cm" svg:x="19.744cm" svg:y="19.093cm">
          <draw:text-box>
            <text:p text:style-name="P1"><text:span text:style-name="T28">Ee </text:span></text:p>
          </draw:text-box>
        </draw:frame>
        <draw:frame draw:style-name="gr561" draw:text-style-name="P4" draw:layer="layout" svg:width="0.383cm" svg:height="0.577cm" svg:x="20.151cm" svg:y="19.093cm">
          <draw:text-box>
            <text:p text:style-name="P1"><text:span text:style-name="T53">Hui; </text:span></text:p>
          </draw:text-box>
        </draw:frame>
        <draw:frame draw:style-name="gr562" draw:text-style-name="P4" draw:layer="layout" svg:width="0.46cm" svg:height="0.577cm" svg:x="20.674cm" svg:y="19.093cm">
          <draw:text-box>
            <text:p text:style-name="P1"><text:span text:style-name="T52">Teo, </text:span></text:p>
          </draw:text-box>
        </draw:frame>
        <draw:frame draw:style-name="gr563" draw:text-style-name="P4" draw:layer="layout" svg:width="0.439cm" svg:height="0.577cm" svg:x="21.294cm" svg:y="19.093cm">
          <draw:text-box>
            <text:p text:style-name="P1"><text:span text:style-name="T37">Sok </text:span></text:p>
          </draw:text-box>
        </draw:frame>
        <draw:frame draw:style-name="gr564" draw:text-style-name="P4" draw:layer="layout" svg:width="0.875cm" svg:height="0.577cm" svg:x="21.837cm" svg:y="19.093cm">
          <draw:text-box>
            <text:p text:style-name="P1"><text:span text:style-name="T30">Huang; </text:span></text:p>
          </draw:text-box>
        </draw:frame>
        <draw:frame draw:style-name="gr563" draw:text-style-name="P4" draw:layer="layout" svg:width="0.439cm" svg:height="0.577cm" svg:x="22.786cm" svg:y="19.093cm">
          <draw:text-box>
            <text:p text:style-name="P1"><text:span text:style-name="T25">Lim, </text:span></text:p>
          </draw:text-box>
        </draw:frame>
        <draw:frame draw:style-name="gr565" draw:text-style-name="P4" draw:layer="layout" svg:width="0.712cm" svg:height="0.577cm" svg:x="23.367cm" svg:y="19.093cm">
          <draw:text-box>
            <text:p text:style-name="P1"><text:span text:style-name="T38">Gilbert; </text:span></text:p>
          </draw:text-box>
        </draw:frame>
        <draw:frame draw:style-name="gr566" draw:text-style-name="P4" draw:layer="layout" svg:width="0.445cm" svg:height="0.577cm" svg:x="24.317cm" svg:y="19.093cm">
          <draw:text-box>
            <text:p text:style-name="P1"><text:span text:style-name="T52">Lee, </text:span></text:p>
          </draw:text-box>
        </draw:frame>
        <draw:frame draw:style-name="gr567" draw:text-style-name="P4" draw:layer="layout" svg:width="0.791cm" svg:height="0.577cm" svg:x="3.584cm" svg:y="19.481cm">
          <draw:text-box>
            <text:p text:style-name="P1"><text:span text:style-name="T48">Mong </text:span></text:p>
          </draw:text-box>
        </draw:frame>
        <draw:frame draw:style-name="gr568" draw:text-style-name="P4" draw:layer="layout" svg:width="0.168cm" svg:height="0.577cm" svg:x="4.34cm" svg:y="19.481cm">
          <draw:text-box>
            <text:p text:style-name="P1"><text:span text:style-name="T103">Li; </text:span></text:p>
          </draw:text-box>
        </draw:frame>
        <draw:frame draw:style-name="gr569" draw:text-style-name="P4" draw:layer="layout" svg:width="0.493cm" svg:height="0.577cm" svg:x="4.708cm" svg:y="19.481cm">
          <draw:text-box>
            <text:p text:style-name="P1"><text:span text:style-name="T28">Hsu, </text:span></text:p>
          </draw:text-box>
        </draw:frame>
        <draw:frame draw:style-name="gr139" draw:text-style-name="P4" draw:layer="layout" svg:width="0.975cm" svg:height="0.577cm" svg:x="5.309cm" svg:y="19.481cm">
          <draw:text-box>
            <text:p text:style-name="P1"><text:span text:style-name="T29">Wynne; </text:span></text:p>
          </draw:text-box>
        </draw:frame>
        <draw:frame draw:style-name="gr570" draw:text-style-name="P4" draw:layer="layout" svg:width="0.427cm" svg:height="0.577cm" svg:x="6.336cm" svg:y="19.481cm">
          <draw:text-box>
            <text:p text:style-name="P1"><text:span text:style-name="T25">Lee, </text:span></text:p>
          </draw:text-box>
        </draw:frame>
        <draw:frame draw:style-name="gr571" draw:text-style-name="P4" draw:layer="layout" svg:width="1.67cm" svg:height="0.577cm" svg:x="6.917cm" svg:y="19.481cm">
          <draw:text-box>
            <text:p text:style-name="P1"><text:span text:style-name="T24">Vernon; <text:s/>Chen, </text:span></text:p>
          </draw:text-box>
        </draw:frame>
        <draw:frame draw:style-name="gr572" draw:text-style-name="P4" draw:layer="layout" svg:width="0.647cm" svg:height="0.577cm" svg:x="8.738cm" svg:y="19.481cm">
          <draw:text-box>
            <text:p text:style-name="P1"><text:span text:style-name="T41">Mark </text:span></text:p>
          </draw:text-box>
        </draw:frame>
        <draw:frame draw:style-name="gr573" draw:text-style-name="P4" draw:layer="layout" svg:width="0.952cm" svg:height="0.577cm" svg:x="9.417cm" svg:y="19.481cm">
          <draw:text-box>
            <text:p text:style-name="P1"><text:span text:style-name="T37">I-Cheng; </text:span></text:p>
          </draw:text-box>
        </draw:frame>
        <draw:frame draw:style-name="gr161" draw:text-style-name="P4" draw:layer="layout" svg:width="0.853cm" svg:height="0.577cm" svg:x="10.521cm" svg:y="19.481cm">
          <draw:text-box>
            <text:p text:style-name="P1"><text:span text:style-name="T29">Wong, </text:span></text:p>
          </draw:text-box>
        </draw:frame>
        <draw:frame draw:style-name="gr574" draw:text-style-name="P4" draw:layer="layout" svg:width="0.838cm" svg:height="0.577cm" svg:x="11.393cm" svg:y="19.481cm">
          <draw:text-box>
            <text:p text:style-name="P1"><text:span text:style-name="T37">Franco; </text:span></text:p>
          </draw:text-box>
        </draw:frame>
        <draw:frame draw:style-name="gr117" draw:text-style-name="P4" draw:layer="layout" svg:width="0.842cm" svg:height="0.577cm" svg:x="12.381cm" svg:y="19.481cm">
          <draw:text-box>
            <text:p text:style-name="P1"><text:span text:style-name="T30">Phang, </text:span></text:p>
          </draw:text-box>
        </draw:frame>
        <draw:frame draw:style-name="gr575" draw:text-style-name="P4" draw:layer="layout" svg:width="1.101cm" svg:height="0.577cm" svg:x="13.311cm" svg:y="19.481cm">
          <draw:text-box>
            <text:p text:style-name="P1"><text:span text:style-name="T47">Jonathan </text:span></text:p>
          </draw:text-box>
        </draw:frame>
        <draw:frame draw:style-name="gr576" draw:text-style-name="P4" draw:layer="layout" svg:width="0.657cm" svg:height="0.577cm" svg:x="14.513cm" svg:y="19.481cm">
          <draw:text-box>
            <text:p text:style-name="P1"><text:span text:style-name="T37">Siung </text:span></text:p>
          </draw:text-box>
        </draw:frame>
        <draw:frame draw:style-name="gr577" draw:text-style-name="P6" draw:layer="layout" svg:width="25.882cm" svg:height="19.43cm" svg:x="1.422cm" svg:y="1.079cm">
          <draw:image xlink:href="Pictures/1000000000000538000003EB1E2D970B.jpg" xlink:type="simple" xlink:show="embed" xlink:actuate="onLoad" draw:mime-type="image/jpeg">
            <text:p/>
          </draw:image>
        </draw:frame>
        <draw:frame draw:style-name="gr578" draw:text-style-name="P4" draw:layer="layout" svg:width="0.556cm" svg:height="0.577cm" svg:x="15.288cm" svg:y="19.481cm">
          <draw:text-box>
            <text:p text:style-name="P1"><text:span text:style-name="T48">King</text:span></text:p>
          </draw:text-box>
        </draw:frame>
        <draw:frame draw:style-name="gr579" draw:text-style-name="P7" draw:layer="layout" svg:width="16.433cm" svg:height="0.471cm" svg:x="2.687cm" svg:y="20.861cm">
          <draw:text-box>
            <text:p><text:span text:style-name="T104">Indexed in Science.gov Source: https://www.science.gov/topicpages/c/computer+security+issu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GlyphLessFont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1T12:47:40.227468855</dc:date>
    <meta:editing-duration>PT1M36S</meta:editing-duration>
    <meta:editing-cycles>2</meta:editing-cycles>
    <meta:generator>LibreOffice/25.2.4.3$Linux_X86_64 LibreOffice_project/520$Build-3</meta:generator>
    <meta:document-statistic meta:object-count="894"/>
  </office:meta>
</office:document-meta>
</file>